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4">
      <style:paragraph-properties fo:margin-left="1.448cm" fo:margin-right="0.194cm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2" style:family="paragraph" style:parent-style-name="List_20_Paragraph" style:list-style-name="WWNum14">
      <style:paragraph-properties fo:margin-left="1.448cm" fo:margin-right="0.191cm" fo:margin-top="0.002cm" fo:margin-bottom="0cm" style:contextual-spacing="false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3" style:family="paragraph" style:parent-style-name="List_20_Paragraph" style:list-style-name="WWNum14">
      <style:paragraph-properties fo:margin-left="1.448cm" fo:margin-right="0.185cm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4" style:family="paragraph" style:parent-style-name="List_20_Paragraph" style:list-style-name="WWNum12">
      <style:paragraph-properties fo:margin-left="1.448cm" fo:margin-right="0.191cm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5" style:family="paragraph" style:parent-style-name="List_20_Paragraph" style:list-style-name="WWNum13">
      <style:paragraph-properties fo:margin-left="1.448cm" fo:margin-right="0.191cm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6" style:family="paragraph" style:parent-style-name="List_20_Paragraph" style:list-style-name="WWNum13">
      <style:paragraph-properties fo:margin-left="1.448cm" fo:margin-right="0.189cm" fo:margin-top="0.002cm" fo:margin-bottom="0cm" style:contextual-spacing="false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7" style:family="paragraph" style:parent-style-name="List_20_Paragraph" style:list-style-name="WWNum7">
      <style:paragraph-properties fo:margin-left="1.448cm" fo:margin-right="0.191cm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8" style:family="paragraph" style:parent-style-name="List_20_Paragraph" style:list-style-name="WWNum7">
      <style:paragraph-properties fo:margin-left="1.448cm" fo:margin-right="0.189cm" fo:margin-top="0.004cm" fo:margin-bottom="0cm" style:contextual-spacing="false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9" style:family="paragraph" style:parent-style-name="List_20_Paragraph" style:list-style-name="WWNum7">
      <style:paragraph-properties fo:margin-left="1.448cm" fo:margin-right="0.194cm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0" style:family="paragraph" style:parent-style-name="List_20_Paragraph" style:list-style-name="WWNum1">
      <style:paragraph-properties fo:margin-left="1.09cm" fo:margin-right="2.427cm" fo:text-align="justify" style:justify-single-word="false" fo:text-indent="0cm" style:auto-text-indent="false">
        <style:tab-stops>
          <style:tab-stop style:position="2.342cm"/>
          <style:tab-stop style:position="2.344cm"/>
        </style:tab-stops>
      </style:paragraph-properties>
    </style:style>
    <style:style style:name="P11" style:family="paragraph" style:parent-style-name="List_20_Paragraph" style:list-style-name="WWNum14">
      <style:paragraph-properties fo:margin-left="1.448cm" fo:margin-right="0.191cm" fo:line-height="100%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2" style:family="paragraph" style:parent-style-name="List_20_Paragraph" style:list-style-name="WWNum12">
      <style:paragraph-properties fo:margin-left="1.448cm" fo:margin-right="0.194cm" fo:line-height="100%" fo:text-align="justify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3" style:family="paragraph" style:parent-style-name="List_20_Paragraph" style:list-style-name="WWNum13">
      <style:paragraph-properties fo:margin-left="1.448cm" fo:margin-right="0.199cm" fo:line-height="100%" fo:text-indent="-0.635cm" style:auto-text-indent="false">
        <style:tab-stops>
          <style:tab-stop style:position="1.448cm"/>
          <style:tab-stop style:position="1.45cm"/>
        </style:tab-stops>
      </style:paragraph-properties>
    </style:style>
    <style:style style:name="P14" style:family="paragraph" style:parent-style-name="List_20_Paragraph" style:list-style-name="WWNum8">
      <style:paragraph-properties fo:margin-left="1.448cm" fo:margin-right="0.191cm" fo:line-height="100%" fo:text-indent="-0.635cm" style:auto-text-indent="false">
        <style:tab-stops>
          <style:tab-stop style:position="1.45cm"/>
        </style:tab-stops>
      </style:paragraph-properties>
    </style:style>
    <style:style style:name="P15" style:family="paragraph" style:parent-style-name="List_20_Paragraph" style:list-style-name="WWNum13">
      <style:paragraph-properties fo:margin-left="1.448cm" fo:margin-right="0.194cm" fo:margin-top="0.002cm" fo:margin-bottom="0cm" style:contextual-spacing="false" fo:text-indent="-0.635cm" style:auto-text-indent="false">
        <style:tab-stops>
          <style:tab-stop style:position="1.448cm"/>
          <style:tab-stop style:position="1.45cm"/>
        </style:tab-stops>
      </style:paragraph-properties>
    </style:style>
    <style:style style:name="P16" style:family="paragraph" style:parent-style-name="List_20_Paragraph" style:list-style-name="WWNum13">
      <style:paragraph-properties fo:margin-left="1.448cm" fo:margin-right="0.194cm" fo:text-indent="-0.635cm" style:auto-text-indent="false">
        <style:tab-stops>
          <style:tab-stop style:position="1.448cm"/>
          <style:tab-stop style:position="1.45cm"/>
        </style:tab-stops>
      </style:paragraph-properties>
    </style:style>
    <style:style style:name="P17" style:family="paragraph" style:parent-style-name="List_20_Paragraph" style:list-style-name="WWNum13">
      <style:paragraph-properties fo:margin-left="1.448cm" fo:margin-right="0.194cm" fo:margin-top="0.004cm" fo:margin-bottom="0cm" style:contextual-spacing="false" fo:text-indent="-0.635cm" style:auto-text-indent="false">
        <style:tab-stops>
          <style:tab-stop style:position="1.448cm"/>
          <style:tab-stop style:position="1.45cm"/>
        </style:tab-stops>
      </style:paragraph-properties>
    </style:style>
    <style:style style:name="P18" style:family="paragraph" style:parent-style-name="List_20_Paragraph" style:list-style-name="WWNum13">
      <style:paragraph-properties fo:margin-left="1.448cm" fo:margin-right="0.196cm" fo:margin-top="0.002cm" fo:margin-bottom="0cm" style:contextual-spacing="false" fo:text-indent="-0.635cm" style:auto-text-indent="false">
        <style:tab-stops>
          <style:tab-stop style:position="1.448cm"/>
          <style:tab-stop style:position="1.45cm"/>
        </style:tab-stops>
      </style:paragraph-properties>
    </style:style>
    <style:style style:name="P19" style:family="paragraph" style:parent-style-name="List_20_Paragraph" style:list-style-name="WWNum13">
      <style:paragraph-properties fo:margin-left="1.448cm" fo:margin-right="0.196cm" fo:text-indent="-0.635cm" style:auto-text-indent="false">
        <style:tab-stops>
          <style:tab-stop style:position="1.448cm"/>
          <style:tab-stop style:position="1.45cm"/>
        </style:tab-stops>
      </style:paragraph-properties>
    </style:style>
    <style:style style:name="P20" style:family="paragraph" style:parent-style-name="List_20_Paragraph" style:list-style-name="WWNum13">
      <style:paragraph-properties fo:margin-left="1.448cm" fo:margin-right="0.187cm" fo:text-indent="-0.635cm" style:auto-text-indent="false">
        <style:tab-stops>
          <style:tab-stop style:position="1.448cm"/>
          <style:tab-stop style:position="1.45cm"/>
        </style:tab-stops>
      </style:paragraph-properties>
    </style:style>
    <style:style style:name="P21" style:family="paragraph" style:parent-style-name="List_20_Paragraph" style:list-style-name="WWNum13">
      <style:paragraph-properties fo:margin-left="1.448cm" fo:margin-right="0.189cm" fo:text-indent="-0.635cm" style:auto-text-indent="false">
        <style:tab-stops>
          <style:tab-stop style:position="1.448cm"/>
          <style:tab-stop style:position="1.45cm"/>
        </style:tab-stops>
      </style:paragraph-properties>
    </style:style>
    <style:style style:name="P22" style:family="paragraph" style:parent-style-name="List_20_Paragraph" style:list-style-name="WWNum13">
      <style:paragraph-properties fo:margin-left="1.448cm" fo:margin-right="0.191cm" fo:text-indent="-0.635cm" style:auto-text-indent="false">
        <style:tab-stops>
          <style:tab-stop style:position="1.448cm"/>
          <style:tab-stop style:position="1.45cm"/>
        </style:tab-stops>
      </style:paragraph-properties>
    </style:style>
    <style:style style:name="P23" style:family="paragraph" style:parent-style-name="List_20_Paragraph" style:list-style-name="WWNum13">
      <style:paragraph-properties fo:margin-left="1.448cm" fo:margin-right="0.191cm" fo:margin-top="0.004cm" fo:margin-bottom="0cm" style:contextual-spacing="false" fo:text-indent="-0.635cm" style:auto-text-indent="false">
        <style:tab-stops>
          <style:tab-stop style:position="1.448cm"/>
          <style:tab-stop style:position="1.45cm"/>
        </style:tab-stops>
      </style:paragraph-properties>
    </style:style>
    <style:style style:name="P24" style:family="paragraph" style:parent-style-name="List_20_Paragraph" style:list-style-name="WWNum13">
      <style:paragraph-properties fo:margin-left="1.448cm" fo:margin-right="0.192cm" fo:text-indent="-0.635cm" style:auto-text-indent="false">
        <style:tab-stops>
          <style:tab-stop style:position="1.448cm"/>
          <style:tab-stop style:position="1.45cm"/>
        </style:tab-stops>
      </style:paragraph-properties>
    </style:style>
    <style:style style:name="P25" style:family="paragraph" style:parent-style-name="List_20_Paragraph" style:list-style-name="WWNum13">
      <style:paragraph-properties fo:margin-left="1.448cm" fo:margin-right="0.192cm" fo:margin-top="0.004cm" fo:margin-bottom="0cm" style:contextual-spacing="false" fo:text-indent="-0.635cm" style:auto-text-indent="false">
        <style:tab-stops>
          <style:tab-stop style:position="1.448cm"/>
          <style:tab-stop style:position="1.45cm"/>
        </style:tab-stops>
      </style:paragraph-properties>
    </style:style>
    <style:style style:name="P26" style:family="paragraph" style:parent-style-name="List_20_Paragraph" style:list-style-name="WWNum11">
      <style:paragraph-properties fo:margin-left="1.448cm" fo:margin-right="0.196cm" fo:text-indent="-0.635cm" style:auto-text-indent="false">
        <style:tab-stops>
          <style:tab-stop style:position="1.45cm"/>
        </style:tab-stops>
      </style:paragraph-properties>
    </style:style>
    <style:style style:name="P27" style:family="paragraph" style:parent-style-name="List_20_Paragraph" style:list-style-name="WWNum11">
      <style:paragraph-properties fo:margin-left="1.448cm" fo:margin-right="0.194cm" fo:margin-top="0.002cm" fo:margin-bottom="0cm" style:contextual-spacing="false" fo:text-indent="-0.635cm" style:auto-text-indent="false">
        <style:tab-stops>
          <style:tab-stop style:position="1.45cm"/>
        </style:tab-stops>
      </style:paragraph-properties>
    </style:style>
    <style:style style:name="P28" style:family="paragraph" style:parent-style-name="List_20_Paragraph" style:list-style-name="WWNum10">
      <style:paragraph-properties fo:margin-left="1.448cm" fo:margin-right="0.187cm" fo:text-indent="-0.635cm" style:auto-text-indent="false">
        <style:tab-stops>
          <style:tab-stop style:position="1.45cm"/>
        </style:tab-stops>
      </style:paragraph-properties>
    </style:style>
    <style:style style:name="P29" style:family="paragraph" style:parent-style-name="List_20_Paragraph" style:list-style-name="WWNum10">
      <style:paragraph-properties fo:margin-left="1.448cm" fo:margin-right="0.189cm" fo:text-indent="-0.635cm" style:auto-text-indent="false">
        <style:tab-stops>
          <style:tab-stop style:position="1.45cm"/>
        </style:tab-stops>
      </style:paragraph-properties>
    </style:style>
    <style:style style:name="P30" style:family="paragraph" style:parent-style-name="List_20_Paragraph" style:list-style-name="WWNum9">
      <style:paragraph-properties fo:margin-left="1.448cm" fo:margin-right="0.189cm" fo:text-indent="-0.635cm" style:auto-text-indent="false">
        <style:tab-stops>
          <style:tab-stop style:position="1.45cm"/>
        </style:tab-stops>
      </style:paragraph-properties>
    </style:style>
    <style:style style:name="P31" style:family="paragraph" style:parent-style-name="List_20_Paragraph" style:list-style-name="WWNum9">
      <style:paragraph-properties fo:margin-left="1.448cm" fo:margin-right="0.192cm" fo:text-indent="-0.635cm" style:auto-text-indent="false">
        <style:tab-stops>
          <style:tab-stop style:position="1.45cm"/>
        </style:tab-stops>
      </style:paragraph-properties>
    </style:style>
    <style:style style:name="P32" style:family="paragraph" style:parent-style-name="List_20_Paragraph" style:list-style-name="WWNum9">
      <style:paragraph-properties fo:margin-left="1.448cm" fo:margin-right="0.196cm" fo:text-indent="-0.635cm" style:auto-text-indent="false">
        <style:tab-stops>
          <style:tab-stop style:position="1.45cm"/>
        </style:tab-stops>
      </style:paragraph-properties>
    </style:style>
    <style:style style:name="P33" style:family="paragraph" style:parent-style-name="List_20_Paragraph" style:list-style-name="WWNum11">
      <style:paragraph-properties fo:margin-left="1.448cm" fo:margin-right="0.192cm" fo:text-indent="-0.635cm" style:auto-text-indent="false">
        <style:tab-stops>
          <style:tab-stop style:position="1.45cm"/>
          <style:tab-stop style:position="4.664cm"/>
          <style:tab-stop style:position="7.939cm"/>
          <style:tab-stop style:position="11.407cm"/>
          <style:tab-stop style:position="14.483cm"/>
        </style:tab-stops>
      </style:paragraph-properties>
    </style:style>
    <style:style style:name="P34" style:family="paragraph" style:parent-style-name="List_20_Paragraph" style:list-style-name="WWNum10">
      <style:paragraph-properties fo:margin-left="1.448cm" fo:margin-right="0.187cm" fo:margin-top="0.004cm" fo:margin-bottom="0cm" style:contextual-spacing="false" fo:text-indent="-0.635cm" style:auto-text-indent="false">
        <style:tab-stops>
          <style:tab-stop style:position="1.45cm"/>
          <style:tab-stop style:position="6.819cm"/>
          <style:tab-stop style:position="10.488cm"/>
          <style:tab-stop style:position="13.555cm"/>
        </style:tab-stops>
      </style:paragraph-properties>
    </style:style>
    <style:style style:name="P35" style:family="paragraph" style:parent-style-name="List_20_Paragraph" style:list-style-name="WWNum13">
      <style:paragraph-properties fo:margin-left="1.448cm" fo:margin-right="0.189cm" fo:text-indent="-0.635cm" style:auto-text-indent="false">
        <style:tab-stops>
          <style:tab-stop style:position="1.448cm"/>
          <style:tab-stop style:position="1.45cm"/>
          <style:tab-stop style:position="4.875cm"/>
          <style:tab-stop style:position="8.64cm"/>
          <style:tab-stop style:position="12.511cm"/>
          <style:tab-stop style:position="13.818cm"/>
        </style:tab-stops>
      </style:paragraph-properties>
    </style:style>
    <style:style style:name="P36" style:family="paragraph" style:parent-style-name="List_20_Paragraph" style:list-style-name="WWNum8">
      <style:paragraph-properties fo:margin-left="1.448cm" fo:margin-right="0.185cm" fo:margin-top="0.002cm" fo:margin-bottom="0cm" style:contextual-spacing="false" fo:text-indent="-0.635cm" style:auto-text-indent="false">
        <style:tab-stops>
          <style:tab-stop style:position="1.45cm"/>
          <style:tab-stop style:position="5.179cm"/>
          <style:tab-stop style:position="10.024cm"/>
          <style:tab-stop style:position="13.598cm"/>
          <style:tab-stop style:position="16.418cm"/>
        </style:tab-stops>
      </style:paragraph-properties>
    </style:style>
    <style:style style:name="P37" style:family="paragraph" style:parent-style-name="List_20_Paragraph" style:list-style-name="WWNum8">
      <style:paragraph-properties fo:margin-left="1.448cm" fo:margin-right="0.187cm" fo:text-indent="-0.635cm" style:auto-text-indent="false">
        <style:tab-stops>
          <style:tab-stop style:position="1.45cm"/>
          <style:tab-stop style:position="4.687cm"/>
          <style:tab-stop style:position="9.49cm"/>
          <style:tab-stop style:position="14.529cm"/>
        </style:tab-stops>
      </style:paragraph-properties>
    </style:style>
    <style:style style:name="P38" style:family="paragraph" style:parent-style-name="List_20_Paragraph" style:list-style-name="WWNum13">
      <style:paragraph-properties fo:margin-left="1.45cm" fo:margin-right="0cm" fo:line-height="0.568cm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39" style:family="paragraph" style:parent-style-name="List_20_Paragraph" style:list-style-name="WWNum13">
      <style:paragraph-properties fo:margin-left="1.448cm" fo:margin-right="0.194cm" fo:text-indent="-0.635cm" style:auto-text-indent="false">
        <style:tab-stops>
          <style:tab-stop style:position="1.448cm"/>
          <style:tab-stop style:position="1.45cm"/>
          <style:tab-stop style:position="3.073cm"/>
          <style:tab-stop style:position="5.341cm"/>
          <style:tab-stop style:position="7.964cm"/>
          <style:tab-stop style:position="9.432cm"/>
          <style:tab-stop style:position="11.365cm"/>
          <style:tab-stop style:position="12.732cm"/>
        </style:tab-stops>
      </style:paragraph-properties>
    </style:style>
    <style:style style:name="P40" style:family="paragraph" style:parent-style-name="List_20_Paragraph" style:list-style-name="WWNum13">
      <style:paragraph-properties fo:margin-left="1.448cm" fo:margin-right="0.191cm" fo:text-indent="-0.635cm" style:auto-text-indent="false">
        <style:tab-stops>
          <style:tab-stop style:position="1.448cm"/>
          <style:tab-stop style:position="1.45cm"/>
          <style:tab-stop style:position="3.311cm"/>
          <style:tab-stop style:position="7.041cm"/>
          <style:tab-stop style:position="8.662cm"/>
          <style:tab-stop style:position="9.932cm"/>
          <style:tab-stop style:position="12.356cm"/>
          <style:tab-stop style:position="14.928cm"/>
        </style:tab-stops>
      </style:paragraph-properties>
    </style:style>
    <style:style style:name="P41" style:family="paragraph" style:parent-style-name="List_20_Paragraph" style:list-style-name="WWNum1">
      <style:paragraph-properties fo:margin-left="1.09cm" fo:margin-right="2.688cm" fo:line-height="98%" fo:text-align="justify" style:justify-single-word="false" fo:text-indent="0cm" style:auto-text-indent="false">
        <style:tab-stops>
          <style:tab-stop style:position="2.344cm"/>
        </style:tab-stops>
      </style:paragraph-properties>
    </style:style>
    <style:style style:name="P42" style:family="paragraph" style:parent-style-name="List_20_Paragraph" style:list-style-name="WWNum1">
      <style:paragraph-properties fo:margin-left="1.09cm" fo:margin-right="0.958cm" fo:margin-top="0.005cm" fo:margin-bottom="0cm" style:contextual-spacing="false" fo:line-height="98%" fo:text-align="justify" style:justify-single-word="false" fo:text-indent="0cm" style:auto-text-indent="false">
        <style:tab-stops>
          <style:tab-stop style:position="2.344cm"/>
        </style:tab-stops>
      </style:paragraph-properties>
    </style:style>
    <style:style style:name="P43" style:family="paragraph" style:parent-style-name="List_20_Paragraph" style:list-style-name="WWNum1">
      <style:paragraph-properties fo:margin-left="1.09cm" fo:margin-right="1.014cm" fo:margin-top="0.002cm" fo:margin-bottom="0cm" style:contextual-spacing="false" fo:line-height="98%" fo:text-align="justify" style:justify-single-word="false" fo:text-indent="0cm" style:auto-text-indent="false">
        <style:tab-stops>
          <style:tab-stop style:position="2.344cm"/>
        </style:tab-stops>
      </style:paragraph-properties>
    </style:style>
    <style:style style:name="P44" style:family="paragraph" style:parent-style-name="Contents_20_1">
      <style:paragraph-properties fo:margin-left="0cm" fo:margin-right="0.079cm" fo:margin-top="1.064cm" fo:margin-bottom="0cm" style:contextual-spacing="false" fo:text-align="center" style:justify-single-word="false" fo:text-indent="0cm" style:auto-text-indent="false">
        <style:tab-stops>
          <style:tab-stop style:position="16.182cm" style:leader-style="dotted" style:leader-text="."/>
        </style:tab-stops>
      </style:paragraph-properties>
    </style:style>
    <style:style style:name="P45" style:family="paragraph" style:parent-style-name="Contents_20_1" style:list-style-name="WWNum14">
      <style:paragraph-properties fo:margin-left="0.674cm" fo:margin-right="0.037cm" fo:text-indent="-0.676cm" style:auto-text-indent="false">
        <style:tab-stops>
          <style:tab-stop style:position="0.676cm"/>
          <style:tab-stop style:position="16.222cm" style:leader-style="dotted" style:leader-text="."/>
        </style:tab-stops>
      </style:paragraph-properties>
    </style:style>
    <style:style style:name="P46" style:family="paragraph" style:parent-style-name="Contents_20_1" style:list-style-name="WWNum14">
      <style:paragraph-properties fo:margin-left="1.042cm" fo:margin-right="0.072cm" fo:margin-top="0.439cm" fo:margin-bottom="0cm" style:contextual-spacing="false" fo:text-indent="-1.044cm" style:auto-text-indent="false">
        <style:tab-stops>
          <style:tab-stop style:position="1.044cm"/>
          <style:tab-stop style:position="16.191cm" style:leader-style="dotted" style:leader-text="."/>
        </style:tab-stops>
      </style:paragraph-properties>
    </style:style>
    <style:style style:name="P47" style:family="paragraph" style:parent-style-name="Contents_20_1" style:list-style-name="WWNum14">
      <style:paragraph-properties fo:margin-left="1.042cm" fo:margin-right="0.034cm" fo:text-indent="-1.044cm" style:auto-text-indent="false">
        <style:tab-stops>
          <style:tab-stop style:position="1.044cm"/>
          <style:tab-stop style:position="16.228cm" style:leader-style="dotted" style:leader-text="."/>
        </style:tab-stops>
      </style:paragraph-properties>
    </style:style>
    <style:style style:name="P48" style:family="paragraph" style:parent-style-name="Contents_20_1" style:list-style-name="WWNum14">
      <style:paragraph-properties fo:margin-left="1.048cm" fo:margin-right="0.099cm" fo:margin-top="0.441cm" fo:margin-bottom="0cm" style:contextual-spacing="false" fo:text-indent="-1.048cm" style:auto-text-indent="false">
        <style:tab-stops>
          <style:tab-stop style:position="1.048cm"/>
          <style:tab-stop style:position="16.164cm" style:leader-style="dotted" style:leader-text="."/>
        </style:tab-stops>
      </style:paragraph-properties>
    </style:style>
    <style:style style:name="P49" style:family="paragraph" style:parent-style-name="Contents_20_2" style:list-style-name="WWNum14">
      <style:paragraph-properties>
        <style:tab-stops>
          <style:tab-stop style:position="0.676cm"/>
          <style:tab-stop style:position="16.277cm" style:leader-style="dotted" style:leader-text="."/>
        </style:tab-stops>
      </style:paragraph-properties>
    </style:style>
    <style:style style:name="P50" style:family="paragraph" style:parent-style-name="Contents_20_2" style:list-style-name="WWNum14">
      <style:paragraph-properties fo:margin-left="1.048cm" fo:margin-top="0.43cm" fo:margin-bottom="0cm" style:contextual-spacing="false" fo:text-indent="-0.868cm" style:auto-text-indent="false">
        <style:tab-stops>
          <style:tab-stop style:position="1.048cm"/>
          <style:tab-stop style:position="16.346cm" style:leader-style="dotted" style:leader-text="."/>
        </style:tab-stops>
      </style:paragraph-properties>
    </style:style>
    <style:style style:name="P51" style:family="paragraph" style:parent-style-name="Contents_20_2" style:list-style-name="WWNum14">
      <style:paragraph-properties fo:margin-left="1.048cm" fo:margin-top="0.093cm" fo:margin-bottom="0cm" style:contextual-spacing="false" fo:text-indent="-0.868cm" style:auto-text-indent="false">
        <style:tab-stops>
          <style:tab-stop style:position="1.048cm"/>
          <style:tab-stop style:position="16.115cm" style:leader-style="dotted" style:leader-text="."/>
        </style:tab-stops>
      </style:paragraph-properties>
    </style:style>
    <style:style style:name="P52" style:family="paragraph" style:parent-style-name="Contents_20_2" style:list-style-name="WWNum14">
      <style:paragraph-properties fo:margin-left="1.048cm" fo:margin-top="0.434cm" fo:margin-bottom="0cm" style:contextual-spacing="false" fo:text-indent="-0.87cm" style:auto-text-indent="false">
        <style:tab-stops>
          <style:tab-stop style:position="1.05cm"/>
          <style:tab-stop style:position="16.066cm" style:leader-style="dotted" style:leader-text="."/>
        </style:tab-stops>
      </style:paragraph-properties>
    </style:style>
    <style:style style:name="P53" style:family="paragraph" style:parent-style-name="Contents_20_2" style:list-style-name="WWNum14">
      <style:paragraph-properties fo:margin-top="0.441cm" fo:margin-bottom="0cm" style:contextual-spacing="false">
        <style:tab-stops>
          <style:tab-stop style:position="0.676cm"/>
          <style:tab-stop style:position="16.111cm" style:leader-style="dotted" style:leader-text="."/>
        </style:tab-stops>
      </style:paragraph-properties>
    </style:style>
    <style:style style:name="P54" style:family="paragraph" style:parent-style-name="Contents_20_2" style:list-style-name="WWNum14">
      <style:paragraph-properties fo:margin-top="0.434cm" fo:margin-bottom="0cm" style:contextual-spacing="false">
        <style:tab-stops>
          <style:tab-stop style:position="1.044cm"/>
          <style:tab-stop style:position="16.103cm" style:leader-style="dotted" style:leader-text="."/>
        </style:tab-stops>
      </style:paragraph-properties>
    </style:style>
    <style:style style:name="P55" style:family="paragraph" style:parent-style-name="Contents_20_2" style:list-style-name="WWNum14">
      <style:paragraph-properties fo:margin-left="1.048cm" fo:margin-top="0.441cm" fo:margin-bottom="0cm" style:contextual-spacing="false" fo:text-indent="-0.87cm" style:auto-text-indent="false">
        <style:tab-stops>
          <style:tab-stop style:position="1.05cm"/>
          <style:tab-stop style:position="16.051cm" style:leader-style="dotted" style:leader-text="."/>
        </style:tab-stops>
      </style:paragraph-properties>
    </style:style>
    <style:style style:name="P56" style:family="paragraph" style:parent-style-name="Contents_20_2" style:list-style-name="WWNum14">
      <style:paragraph-properties fo:margin-top="0.436cm" fo:margin-bottom="0cm" style:contextual-spacing="false">
        <style:tab-stops>
          <style:tab-stop style:position="1.044cm"/>
        </style:tab-stops>
      </style:paragraph-properties>
    </style:style>
    <style:style style:name="P57" style:family="paragraph" style:parent-style-name="Contents_20_2" style:list-style-name="WWNum14">
      <style:paragraph-properties fo:margin-top="0.432cm" fo:margin-bottom="0cm" style:contextual-spacing="false">
        <style:tab-stops>
          <style:tab-stop style:position="1.044cm"/>
        </style:tab-stops>
      </style:paragraph-properties>
    </style:style>
    <style:style style:name="P58" style:family="paragraph" style:parent-style-name="Contents_20_2">
      <style:paragraph-properties fo:margin-left="0.18cm" fo:margin-top="0.088cm" fo:margin-bottom="0cm" style:contextual-spacing="false" fo:text-indent="0cm" style:auto-text-indent="false">
        <style:tab-stops>
          <style:tab-stop style:position="16.085cm" style:leader-style="dotted" style:leader-text="."/>
        </style:tab-stops>
      </style:paragraph-properties>
    </style:style>
    <style:style style:name="P59" style:family="paragraph" style:parent-style-name="Contents_20_2" style:list-style-name="WWNum14">
      <style:paragraph-properties>
        <style:tab-stops>
          <style:tab-stop style:position="1.044cm"/>
          <style:tab-stop style:position="16.007cm" style:leader-style="dotted" style:leader-text="."/>
        </style:tab-stops>
      </style:paragraph-properties>
    </style:style>
    <style:style style:name="P60" style:family="paragraph" style:parent-style-name="Contents_20_2">
      <style:paragraph-properties fo:margin-left="0.18cm" fo:margin-top="0.088cm" fo:margin-bottom="0cm" style:contextual-spacing="false" fo:text-indent="0cm" style:auto-text-indent="false">
        <style:tab-stops>
          <style:tab-stop style:position="16.113cm" style:leader-style="dotted" style:leader-text="."/>
        </style:tab-stops>
      </style:paragraph-properties>
    </style:style>
    <style:style style:name="P61" style:family="paragraph" style:parent-style-name="Contents_20_2">
      <style:paragraph-properties fo:margin-left="0.18cm" fo:text-indent="0cm" style:auto-text-indent="false">
        <style:tab-stops>
          <style:tab-stop style:position="16.147cm" style:leader-style="dotted" style:leader-text="."/>
        </style:tab-stops>
      </style:paragraph-properties>
    </style:style>
    <style:style style:name="P62" style:family="paragraph" style:parent-style-name="Contents_20_2">
      <style:paragraph-properties fo:margin-left="0.18cm" fo:text-indent="0cm" style:auto-text-indent="false">
        <style:tab-stops>
          <style:tab-stop style:position="16.145cm" style:leader-style="dotted" style:leader-text="."/>
        </style:tab-stops>
      </style:paragraph-properties>
    </style:style>
    <style:style style:name="P63" style:family="paragraph" style:parent-style-name="Frame_20_contents">
      <style:paragraph-properties fo:margin-left="0.106cm" fo:line-height="0.432cm"/>
    </style:style>
    <style:style style:name="P64" style:family="paragraph" style:parent-style-name="Heading_20_1" style:master-page-name="Standard">
      <style:paragraph-properties fo:margin-left="0cm" fo:margin-right="0.002cm" fo:margin-top="0.116cm" fo:margin-bottom="0cm" style:contextual-spacing="false" fo:text-align="center" style:justify-single-word="false" style:page-number="auto"/>
    </style:style>
    <style:style style:name="P65" style:family="paragraph" style:parent-style-name="Heading_20_1" style:master-page-name="Converted5">
      <style:paragraph-properties fo:margin-left="0cm" fo:margin-right="0.009cm" fo:margin-top="0.131cm" fo:margin-bottom="0cm" style:contextual-spacing="false" fo:text-align="center" style:justify-single-word="false" style:page-number="auto"/>
    </style:style>
    <style:style style:name="P66" style:family="paragraph" style:parent-style-name="Heading_20_1" style:master-page-name="Converted10">
      <style:paragraph-properties fo:margin-left="0cm" fo:margin-right="0.009cm" fo:margin-top="0.131cm" fo:margin-bottom="0cm" style:contextual-spacing="false" fo:text-align="center" style:justify-single-word="false" style:page-number="auto"/>
    </style:style>
    <style:style style:name="P67" style:family="paragraph" style:parent-style-name="Heading_20_1">
      <style:paragraph-properties fo:margin-left="0cm" fo:margin-right="0.021cm" fo:text-align="center" style:justify-single-word="false"/>
    </style:style>
    <style:style style:name="P68" style:family="paragraph" style:parent-style-name="Heading_20_1">
      <style:paragraph-properties fo:margin-left="0cm" fo:margin-right="0.011cm" fo:text-align="center" style:justify-single-word="false"/>
    </style:style>
    <style:style style:name="P69" style:family="paragraph" style:parent-style-name="Heading_20_1">
      <style:paragraph-properties fo:margin-left="0cm" fo:margin-right="0.011cm" fo:margin-top="0.365cm" fo:margin-bottom="0cm" style:contextual-spacing="false" fo:text-align="center" style:justify-single-word="false"/>
    </style:style>
    <style:style style:name="P70" style:family="paragraph" style:parent-style-name="Heading_20_1" style:master-page-name="Converted7">
      <style:paragraph-properties fo:margin-left="0cm" fo:margin-right="0.012cm" fo:margin-top="0.131cm" fo:margin-bottom="0cm" style:contextual-spacing="false" fo:text-align="center" style:justify-single-word="false" style:page-number="auto"/>
    </style:style>
    <style:style style:name="P71" style:family="paragraph" style:parent-style-name="Heading_20_1" style:master-page-name="Converted9">
      <style:paragraph-properties fo:margin-left="0cm" fo:margin-right="0.005cm" fo:margin-top="0.131cm" fo:margin-bottom="0cm" style:contextual-spacing="false" fo:text-align="center" style:justify-single-word="false" style:page-number="auto"/>
    </style:style>
    <style:style style:name="P72" style:family="paragraph" style:parent-style-name="Heading_20_1" style:master-page-name="Converted1">
      <style:paragraph-properties fo:margin-left="1.03cm" fo:margin-right="1.037cm" fo:margin-top="0.131cm" fo:margin-bottom="0cm" style:contextual-spacing="false" fo:text-align="center" style:justify-single-word="false" style:page-number="auto"/>
    </style:style>
    <style:style style:name="P73" style:family="paragraph" style:parent-style-name="Heading_20_1" style:master-page-name="Converted2">
      <style:paragraph-properties fo:margin-left="1.03cm" fo:margin-right="1.037cm" fo:margin-top="0.131cm" fo:margin-bottom="0cm" style:contextual-spacing="false" fo:text-align="center" style:justify-single-word="false" style:page-number="auto"/>
    </style:style>
    <style:style style:name="P74" style:family="paragraph" style:parent-style-name="Heading_20_1">
      <style:paragraph-properties fo:margin-left="1.03cm" fo:margin-right="1.037cm" fo:text-align="center" style:justify-single-word="false"/>
    </style:style>
    <style:style style:name="P75" style:family="paragraph" style:parent-style-name="Heading_20_1">
      <style:paragraph-properties fo:margin-left="1.03cm" fo:margin-right="1.037cm" fo:margin-top="0.002cm" fo:margin-bottom="0cm" style:contextual-spacing="false" fo:text-align="center" style:justify-single-word="false"/>
    </style:style>
    <style:style style:name="P76" style:family="paragraph" style:parent-style-name="Heading_20_1">
      <style:paragraph-properties fo:margin-top="0.002cm" fo:margin-bottom="0cm" style:contextual-spacing="false"/>
    </style:style>
    <style:style style:name="P77" style:family="paragraph" style:parent-style-name="Heading_20_1" style:master-page-name="Converted6">
      <style:paragraph-properties fo:margin-top="0.131cm" fo:margin-bottom="0cm" style:contextual-spacing="false" style:page-number="auto"/>
    </style:style>
    <style:style style:name="P78" style:family="paragraph" style:parent-style-name="Heading_20_1">
      <style:paragraph-properties fo:margin-top="0.157cm" fo:margin-bottom="0cm" style:contextual-spacing="false"/>
    </style:style>
    <style:style style:name="P79" style:family="paragraph" style:parent-style-name="Heading_20_1">
      <style:paragraph-properties fo:margin-left="0.873cm" fo:margin-top="0.365cm" fo:margin-bottom="0cm" style:contextual-spacing="false"/>
    </style:style>
    <style:style style:name="P80" style:family="paragraph" style:parent-style-name="Text_20_body">
      <style:paragraph-properties fo:line-height="5%"/>
      <style:text-properties fo:font-size="10pt" style:font-size-asian="10pt"/>
    </style:style>
    <style:style style:name="P81" style:family="paragraph" style:parent-style-name="Text_20_body" style:master-page-name="Converted8">
      <style:paragraph-properties style:page-number="auto"/>
      <style:text-properties fo:font-size="10pt" style:font-size-asian="10pt"/>
    </style:style>
    <style:style style:name="P82" style:family="paragraph" style:parent-style-name="Text_20_body">
      <style:paragraph-properties fo:margin-top="0.011cm" fo:margin-bottom="0cm" style:contextual-spacing="false"/>
      <style:text-properties fo:font-size="18pt" fo:font-weight="bold" style:font-size-asian="18pt" style:font-weight-asian="bold"/>
    </style:style>
    <style:style style:name="P83" style:family="paragraph" style:parent-style-name="Text_20_body">
      <style:paragraph-properties fo:margin-top="0.009cm" fo:margin-bottom="0cm" style:contextual-spacing="false"/>
      <style:text-properties fo:font-size="18pt" style:font-size-asian="18pt"/>
    </style:style>
    <style:style style:name="P84" style:family="paragraph" style:parent-style-name="Text_20_body">
      <style:paragraph-properties fo:margin-left="0.18cm" fo:margin-right="0.198cm" fo:line-height="115%" fo:text-align="justify" style:justify-single-word="false"/>
    </style:style>
    <style:style style:name="P85" style:family="paragraph" style:parent-style-name="Text_20_body">
      <style:paragraph-properties fo:margin-left="0.18cm" fo:margin-right="0.183cm" fo:line-height="115%" fo:text-align="justify" style:justify-single-word="false"/>
    </style:style>
    <style:style style:name="P86" style:family="paragraph" style:parent-style-name="Text_20_body">
      <style:paragraph-properties fo:margin-left="0.18cm" fo:margin-right="0.183cm" fo:margin-top="0.353cm" fo:margin-bottom="0cm" style:contextual-spacing="false" fo:line-height="115%" fo:text-align="justify" style:justify-single-word="false"/>
    </style:style>
    <style:style style:name="P87" style:family="paragraph" style:parent-style-name="Text_20_body">
      <style:paragraph-properties fo:margin-left="0.18cm" fo:margin-right="0.191cm" fo:margin-top="0.002cm" fo:margin-bottom="0cm" style:contextual-spacing="false" fo:line-height="115%" fo:text-align="justify" style:justify-single-word="false"/>
    </style:style>
    <style:style style:name="P88" style:family="paragraph" style:parent-style-name="Text_20_body">
      <style:paragraph-properties fo:margin-left="0.18cm" fo:margin-right="0.189cm" fo:margin-top="0.351cm" fo:margin-bottom="0cm" style:contextual-spacing="false" fo:line-height="115%" fo:text-align="justify" style:justify-single-word="false"/>
    </style:style>
    <style:style style:name="P89" style:family="paragraph" style:parent-style-name="Text_20_body" style:master-page-name="Converted3">
      <style:paragraph-properties fo:margin-left="0.18cm" fo:margin-right="0.194cm" fo:margin-top="0.131cm" fo:margin-bottom="0cm" style:contextual-spacing="false" fo:line-height="115%" fo:text-align="justify" style:justify-single-word="false" style:page-number="auto"/>
    </style:style>
    <style:style style:name="P90" style:family="paragraph" style:parent-style-name="Text_20_body">
      <style:paragraph-properties fo:margin-left="0.18cm" fo:margin-right="0.194cm" fo:margin-top="0.34cm" fo:margin-bottom="0cm" style:contextual-spacing="false" fo:line-height="115%" fo:text-align="justify" style:justify-single-word="false"/>
    </style:style>
    <style:style style:name="P91" style:family="paragraph" style:parent-style-name="Text_20_body">
      <style:paragraph-properties fo:margin-left="0.18cm" fo:margin-right="0.18cm" fo:margin-top="0.358cm" fo:margin-bottom="0cm" style:contextual-spacing="false" fo:line-height="115%" fo:text-align="justify" style:justify-single-word="false"/>
    </style:style>
    <style:style style:name="P92" style:family="paragraph" style:parent-style-name="Text_20_body">
      <style:paragraph-properties fo:margin-left="0.18cm" fo:margin-right="0.192cm" fo:margin-top="0.353cm" fo:margin-bottom="0cm" style:contextual-spacing="false" fo:line-height="115%" fo:text-align="justify" style:justify-single-word="false"/>
    </style:style>
    <style:style style:name="P93" style:family="paragraph" style:parent-style-name="Text_20_body">
      <style:paragraph-properties fo:margin-left="0.18cm" fo:margin-right="0.192cm" fo:line-height="115%" fo:text-align="justify" style:justify-single-word="false"/>
    </style:style>
    <style:style style:name="P94" style:family="paragraph" style:parent-style-name="Text_20_body">
      <style:paragraph-properties fo:margin-left="0.18cm" fo:margin-right="0.182cm" fo:margin-top="0.351cm" fo:margin-bottom="0cm" style:contextual-spacing="false" fo:line-height="115%" fo:text-align="justify" style:justify-single-word="false"/>
    </style:style>
    <style:style style:name="P95" style:family="paragraph" style:parent-style-name="Text_20_body" style:master-page-name="Converted4">
      <style:paragraph-properties fo:margin-left="0.18cm" fo:margin-right="0.182cm" fo:margin-top="0.131cm" fo:margin-bottom="0cm" style:contextual-spacing="false" fo:line-height="115%" fo:text-align="justify" style:justify-single-word="false" style:page-number="auto"/>
    </style:style>
    <style:style style:name="P96" style:family="paragraph" style:parent-style-name="Text_20_body">
      <style:paragraph-properties fo:margin-left="0.18cm" fo:margin-right="0.196cm" fo:margin-top="0.335cm" fo:margin-bottom="0cm" style:contextual-spacing="false" fo:line-height="115%" fo:text-align="justify" style:justify-single-word="false"/>
    </style:style>
    <style:style style:name="P97" style:family="paragraph" style:parent-style-name="Text_20_body">
      <style:paragraph-properties fo:margin-left="0.18cm" fo:margin-right="0.196cm" fo:margin-top="0.002cm" fo:margin-bottom="0cm" style:contextual-spacing="false" fo:line-height="115%" fo:text-align="justify" style:justify-single-word="false"/>
    </style:style>
    <style:style style:name="P98" style:family="paragraph" style:parent-style-name="Text_20_body">
      <style:paragraph-properties fo:margin-left="0.18cm" fo:margin-right="0.183cm" fo:margin-top="0.351cm" fo:margin-bottom="0cm" style:contextual-spacing="false" fo:line-height="115%" fo:text-align="justify" style:justify-single-word="false">
        <style:tab-stops>
          <style:tab-stop style:position="5.357cm"/>
          <style:tab-stop style:position="8.25cm"/>
          <style:tab-stop style:position="12.906cm"/>
          <style:tab-stop style:position="15.81cm"/>
        </style:tab-stops>
      </style:paragraph-properties>
    </style:style>
    <style:style style:name="P99" style:family="paragraph" style:parent-style-name="Text_20_body">
      <style:paragraph-properties fo:margin-left="0.18cm" fo:margin-right="0.183cm" fo:margin-top="0.353cm" fo:margin-bottom="0cm" style:contextual-spacing="false" fo:line-height="115%" fo:text-align="justify" style:justify-single-word="false">
        <style:tab-stops>
          <style:tab-stop style:position="3.919cm"/>
          <style:tab-stop style:position="5.602cm"/>
          <style:tab-stop style:position="7.735cm"/>
          <style:tab-stop style:position="9.483cm"/>
          <style:tab-stop style:position="12.162cm"/>
          <style:tab-stop style:position="14.808cm"/>
          <style:tab-stop style:position="15.102cm"/>
        </style:tab-stops>
      </style:paragraph-properties>
    </style:style>
    <style:style style:name="P100" style:family="paragraph" style:parent-style-name="Text_20_body">
      <style:paragraph-properties fo:margin-left="0.18cm" fo:margin-right="0.187cm" fo:line-height="115%" fo:text-align="justify" style:justify-single-word="false" fo:text-indent="1.247cm" style:auto-text-indent="false"/>
      <style:text-properties officeooo:paragraph-rsid="00167b4a"/>
    </style:style>
    <style:style style:name="P101" style:family="paragraph" style:parent-style-name="Text_20_body">
      <style:paragraph-properties fo:margin-left="0.18cm" fo:margin-right="0.191cm" fo:line-height="115%" fo:text-align="end" style:justify-single-word="false" fo:text-indent="1.247cm" style:auto-text-indent="false">
        <style:tab-stops>
          <style:tab-stop style:position="2.125cm"/>
          <style:tab-stop style:position="2.554cm"/>
          <style:tab-stop style:position="2.722cm"/>
          <style:tab-stop style:position="3.42cm"/>
          <style:tab-stop style:position="3.644cm"/>
          <style:tab-stop style:position="4.337cm"/>
          <style:tab-stop style:position="4.77cm"/>
          <style:tab-stop style:position="5.041cm"/>
          <style:tab-stop style:position="5.443cm"/>
          <style:tab-stop style:position="6.902cm"/>
          <style:tab-stop style:position="7.045cm"/>
          <style:tab-stop style:position="8.994cm"/>
          <style:tab-stop style:position="9.329cm"/>
          <style:tab-stop style:position="9.631cm"/>
          <style:tab-stop style:position="11.058cm"/>
          <style:tab-stop style:position="11.278cm"/>
          <style:tab-stop style:position="11.725cm"/>
          <style:tab-stop style:position="12.36cm"/>
          <style:tab-stop style:position="13.097cm"/>
          <style:tab-stop style:position="13.197cm"/>
          <style:tab-stop style:position="14.268cm"/>
          <style:tab-stop style:position="14.762cm"/>
          <style:tab-stop style:position="14.889cm"/>
          <style:tab-stop style:position="15.388cm"/>
          <style:tab-stop style:position="16.413cm"/>
        </style:tab-stops>
      </style:paragraph-properties>
    </style:style>
    <style:style style:name="P102" style:family="paragraph" style:parent-style-name="Text_20_body">
      <style:paragraph-properties fo:margin-left="0.18cm" fo:margin-right="0.192cm" fo:margin-top="0.43cm" fo:margin-bottom="0cm" style:contextual-spacing="false" fo:line-height="115%" fo:text-align="end" style:justify-single-word="false" fo:text-indent="1.247cm" style:auto-text-indent="false">
        <style:tab-stops>
          <style:tab-stop style:position="2.722cm"/>
          <style:tab-stop style:position="2.905cm"/>
          <style:tab-stop style:position="3.304cm"/>
          <style:tab-stop style:position="4.898cm"/>
          <style:tab-stop style:position="5.101cm"/>
          <style:tab-stop style:position="5.773cm"/>
          <style:tab-stop style:position="6.819cm"/>
          <style:tab-stop style:position="10.068cm"/>
          <style:tab-stop style:position="10.506cm"/>
          <style:tab-stop style:position="10.698cm"/>
          <style:tab-stop style:position="12.848cm"/>
          <style:tab-stop style:position="13.915cm"/>
          <style:tab-stop style:position="16.189cm"/>
        </style:tab-stops>
      </style:paragraph-properties>
    </style:style>
    <style:style style:name="P103" style:family="paragraph" style:parent-style-name="Text_20_body">
      <style:paragraph-properties fo:margin-left="0.18cm" fo:margin-right="0.178cm" fo:margin-top="0.335cm" fo:margin-bottom="0cm" style:contextual-spacing="false" fo:line-height="115%"/>
    </style:style>
    <style:style style:name="P104" style:family="paragraph" style:parent-style-name="Text_20_body">
      <style:paragraph-properties fo:margin-left="0.18cm" fo:line-height="115%"/>
    </style:style>
    <style:style style:name="P105" style:family="paragraph" style:parent-style-name="Text_20_body">
      <style:paragraph-properties fo:margin-left="0.18cm" fo:margin-top="0.009cm" fo:margin-bottom="0cm" style:contextual-spacing="false"/>
    </style:style>
    <style:style style:name="P106" style:family="paragraph" style:parent-style-name="Text_20_body">
      <style:paragraph-properties fo:margin-left="0.18cm" fo:margin-right="0.178cm"/>
    </style:style>
    <style:style style:name="P107" style:family="paragraph" style:parent-style-name="Text_20_body">
      <style:paragraph-properties fo:margin-left="0.18cm"/>
    </style:style>
    <style:style style:name="P108" style:family="paragraph" style:parent-style-name="Text_20_body">
      <style:paragraph-properties fo:margin-left="0.18cm" fo:margin-top="0.347cm" fo:margin-bottom="0cm" style:contextual-spacing="false" fo:line-height="176%"/>
    </style:style>
    <style:style style:name="P109" style:family="paragraph" style:parent-style-name="Text_20_body">
      <style:text-properties fo:font-size="15pt" style:font-size-asian="15pt"/>
    </style:style>
    <style:style style:name="P110" style:family="paragraph" style:parent-style-name="Text_20_body">
      <style:text-properties fo:font-size="15pt" fo:font-weight="bold" style:font-size-asian="15pt" style:font-weight-asian="bold"/>
    </style:style>
    <style:style style:name="P111" style:family="paragraph" style:parent-style-name="Text_20_body">
      <style:paragraph-properties fo:margin-top="0.012cm" fo:margin-bottom="0cm" style:contextual-spacing="false"/>
      <style:text-properties fo:font-size="15pt" fo:font-weight="bold" style:font-size-asian="15pt" style:font-weight-asian="bold"/>
    </style:style>
    <style:style style:name="P112" style:family="paragraph" style:parent-style-name="Text_20_body">
      <style:paragraph-properties fo:margin-top="0.007cm" fo:margin-bottom="0cm" style:contextual-spacing="false"/>
      <style:text-properties fo:font-weight="bold" style:font-weight-asian="bold"/>
    </style:style>
    <style:style style:name="P113" style:family="paragraph" style:parent-style-name="Text_20_body">
      <style:paragraph-properties fo:margin-top="0.016cm" fo:margin-bottom="0cm" style:contextual-spacing="false"/>
      <style:text-properties fo:font-weight="bold" style:font-weight-asian="bold"/>
    </style:style>
    <style:style style:name="P114" style:family="paragraph" style:parent-style-name="Text_20_body">
      <style:paragraph-properties fo:margin-top="0.011cm" fo:margin-bottom="0cm" style:contextual-spacing="false"/>
      <style:text-properties fo:font-weight="bold" style:font-weight-asian="bold"/>
    </style:style>
    <style:style style:name="P115" style:family="paragraph" style:parent-style-name="Text_20_body">
      <style:paragraph-properties fo:margin-top="0.012cm" fo:margin-bottom="0cm" style:contextual-spacing="false"/>
      <style:text-properties fo:font-weight="bold" style:font-weight-asian="bold"/>
    </style:style>
    <style:style style:name="P116" style:family="paragraph" style:parent-style-name="Text_20_body">
      <style:paragraph-properties fo:margin-left="0.18cm" fo:margin-right="0.196cm" fo:text-align="justify" style:justify-single-word="false"/>
    </style:style>
    <style:style style:name="P117" style:family="paragraph" style:parent-style-name="Text_20_body">
      <style:paragraph-properties fo:margin-left="0.18cm" fo:margin-right="0.196cm" fo:margin-top="0.002cm" fo:margin-bottom="0cm" style:contextual-spacing="false" fo:text-align="justify" style:justify-single-word="false"/>
    </style:style>
    <style:style style:name="P118" style:family="paragraph" style:parent-style-name="Text_20_body">
      <style:paragraph-properties fo:margin-left="0.18cm" fo:margin-right="0.198cm" fo:margin-top="0.002cm" fo:margin-bottom="0cm" style:contextual-spacing="false" fo:text-align="justify" style:justify-single-word="false"/>
    </style:style>
    <style:style style:name="P119" style:family="paragraph" style:parent-style-name="Text_20_body">
      <style:paragraph-properties fo:margin-left="0.18cm" fo:margin-right="0.198cm" fo:text-align="justify" style:justify-single-word="false"/>
    </style:style>
    <style:style style:name="P120" style:family="paragraph" style:parent-style-name="Text_20_body">
      <style:paragraph-properties fo:margin-left="0.18cm" fo:margin-right="0.194cm" fo:text-align="justify" style:justify-single-word="false"/>
    </style:style>
    <style:style style:name="P121" style:family="paragraph" style:parent-style-name="Text_20_body">
      <style:paragraph-properties fo:text-align="justify" style:justify-single-word="false"/>
    </style:style>
    <style:style style:name="P122" style:family="paragraph" style:parent-style-name="Text_20_body" style:list-style-name="WWNum15">
      <style:paragraph-properties fo:text-align="justify" style:justify-single-word="false"/>
    </style:style>
    <style:style style:name="P123" style:family="paragraph" style:parent-style-name="Text_20_body" style:list-style-name="WWNum16">
      <style:paragraph-properties fo:text-align="justify" style:justify-single-word="false"/>
    </style:style>
    <style:style style:name="P124" style:family="paragraph" style:parent-style-name="Text_20_body" style:list-style-name="WWNum17">
      <style:paragraph-properties fo:text-align="justify" style:justify-single-word="false"/>
    </style:style>
    <style:style style:name="P125" style:family="paragraph" style:parent-style-name="Text_20_body" style:list-style-name="WWNum18">
      <style:paragraph-properties fo:text-align="justify" style:justify-single-word="false"/>
    </style:style>
    <style:style style:name="P126" style:family="paragraph" style:parent-style-name="Text_20_body" style:list-style-name="WWNum19">
      <style:paragraph-properties fo:text-align="justify" style:justify-single-word="false"/>
    </style:style>
    <style:style style:name="P127" style:family="paragraph" style:parent-style-name="Text_20_body" style:list-style-name="WWNum20">
      <style:paragraph-properties fo:text-align="justify" style:justify-single-word="false"/>
    </style:style>
    <style:style style:name="P128" style:family="paragraph" style:parent-style-name="Text_20_body" style:list-style-name="WWNum21">
      <style:paragraph-properties fo:text-align="justify" style:justify-single-word="false"/>
    </style:style>
    <style:style style:name="P129" style:family="paragraph" style:parent-style-name="Text_20_body" style:list-style-name="WWNum22">
      <style:paragraph-properties fo:text-align="justify" style:justify-single-word="false"/>
    </style:style>
    <style:style style:name="P130" style:family="paragraph" style:parent-style-name="Text_20_body" style:list-style-name="WWNum23">
      <style:paragraph-properties fo:text-align="justify" style:justify-single-word="false"/>
    </style:style>
    <style:style style:name="P131" style:family="paragraph" style:parent-style-name="Text_20_body" style:list-style-name="WWNum24">
      <style:paragraph-properties fo:text-align="justify" style:justify-single-word="false"/>
    </style:style>
    <style:style style:name="P132" style:family="paragraph" style:parent-style-name="Text_20_body" style:list-style-name="WWNum25">
      <style:paragraph-properties fo:text-align="justify" style:justify-single-word="false"/>
    </style:style>
    <style:style style:name="P133" style:family="paragraph" style:parent-style-name="Text_20_body" style:list-style-name="WWNum26">
      <style:paragraph-properties fo:text-align="justify" style:justify-single-word="false"/>
    </style:style>
    <style:style style:name="P134" style:family="paragraph" style:parent-style-name="Text_20_body" style:list-style-name="WWNum27">
      <style:paragraph-properties fo:text-align="justify" style:justify-single-word="false"/>
    </style:style>
    <style:style style:name="P135" style:family="paragraph" style:parent-style-name="Text_20_body" style:list-style-name="WWNum28">
      <style:paragraph-properties fo:text-align="justify" style:justify-single-word="false"/>
    </style:style>
    <style:style style:name="P136" style:family="paragraph" style:parent-style-name="Text_20_body">
      <style:paragraph-properties fo:margin-left="0.933cm" fo:margin-right="0.935cm" fo:margin-top="0.004cm" fo:margin-bottom="0cm" style:contextual-spacing="false" fo:text-align="justify" style:justify-single-word="false" fo:text-indent="0.245cm" style:auto-text-indent="false"/>
    </style:style>
    <style:style style:name="P137" style:family="paragraph" style:parent-style-name="Text_20_body">
      <style:paragraph-properties fo:margin-top="0.011cm" fo:margin-bottom="0cm" style:contextual-spacing="false"/>
      <style:text-properties fo:font-size="12pt" style:font-size-asian="12pt"/>
    </style:style>
    <style:style style:name="P138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139" style:family="paragraph" style:parent-style-name="Text_20_body">
      <style:paragraph-properties fo:margin-top="0.007cm" fo:margin-bottom="0cm" style:contextual-spacing="false"/>
      <style:text-properties fo:font-size="12pt" style:font-size-asian="12pt"/>
    </style:style>
    <style:style style:name="P140" style:family="paragraph" style:parent-style-name="Text_20_body">
      <style:paragraph-properties fo:margin-top="0.009cm" fo:margin-bottom="0cm" style:contextual-spacing="false"/>
      <style:text-properties fo:font-size="12pt" style:font-size-asian="12pt"/>
    </style:style>
    <style:style style:name="P141" style:family="paragraph" style:parent-style-name="Text_20_body">
      <style:paragraph-properties fo:margin-top="0.002cm" fo:margin-bottom="0cm" style:contextual-spacing="false"/>
      <style:text-properties fo:font-size="12pt" style:font-size-asian="12pt"/>
    </style:style>
    <style:style style:name="P142" style:family="paragraph" style:parent-style-name="Text_20_body">
      <style:paragraph-properties fo:margin-top="0.004cm" fo:margin-bottom="0cm" style:contextual-spacing="false"/>
      <style:text-properties fo:font-size="12pt" style:font-size-asian="12pt"/>
    </style:style>
    <style:style style:name="P143" style:family="paragraph" style:parent-style-name="Text_20_body">
      <style:paragraph-properties fo:margin-top="0.004cm" fo:margin-bottom="0cm" style:contextual-spacing="false"/>
      <style:text-properties fo:font-size="12pt" fo:font-weight="bold" style:font-size-asian="12pt" style:font-weight-asian="bold"/>
    </style:style>
    <style:style style:name="P144" style:family="paragraph" style:parent-style-name="Text_20_body">
      <style:paragraph-properties fo:margin-top="0.007cm" fo:margin-bottom="0cm" style:contextual-spacing="false"/>
      <style:text-properties fo:font-size="12pt" fo:font-weight="bold" style:font-size-asian="12pt" style:font-weight-asian="bold"/>
    </style:style>
    <style:style style:name="P145" style:family="paragraph" style:parent-style-name="Text_20_body">
      <style:paragraph-properties fo:margin-top="0.009cm" fo:margin-bottom="0cm" style:contextual-spacing="false"/>
      <style:text-properties fo:font-size="12pt" fo:font-weight="bold" style:font-size-asian="12pt" style:font-weight-asian="bold"/>
    </style:style>
    <style:style style:name="P146" style:family="paragraph" style:parent-style-name="Text_20_body">
      <style:paragraph-properties fo:margin-top="0.014cm" fo:margin-bottom="0cm" style:contextual-spacing="false"/>
      <style:text-properties fo:font-size="11.5pt" style:font-size-asian="11.5pt"/>
    </style:style>
    <style:style style:name="P147" style:family="paragraph" style:parent-style-name="Text_20_body">
      <style:paragraph-properties fo:margin-top="0.018cm" fo:margin-bottom="0cm" style:contextual-spacing="false"/>
      <style:text-properties fo:font-size="11.5pt" style:font-size-asian="11.5pt"/>
    </style:style>
    <style:style style:name="P148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149" style:family="paragraph" style:parent-style-name="Text_20_body">
      <style:paragraph-properties fo:margin-left="0.18cm" fo:margin-right="0.194cm">
        <style:tab-stops>
          <style:tab-stop style:position="2.896cm"/>
          <style:tab-stop style:position="5.241cm"/>
          <style:tab-stop style:position="7.308cm"/>
          <style:tab-stop style:position="7.938cm"/>
          <style:tab-stop style:position="12.34cm"/>
          <style:tab-stop style:position="14.131cm"/>
        </style:tab-stops>
      </style:paragraph-properties>
    </style:style>
    <style:style style:name="P150" style:family="paragraph" style:parent-style-name="Text_20_body">
      <style:paragraph-properties fo:margin-top="0.019cm" fo:margin-bottom="0cm" style:contextual-spacing="false"/>
      <style:text-properties fo:font-size="20.5pt" style:font-size-asian="20.5pt"/>
    </style:style>
    <style:style style:name="P151" style:family="paragraph" style:parent-style-name="Text_20_body">
      <style:paragraph-properties fo:margin-top="0.011cm" fo:margin-bottom="0cm" style:contextual-spacing="false"/>
      <style:text-properties fo:font-size="13pt" style:font-size-asian="13pt"/>
    </style:style>
    <style:style style:name="P152" style:family="paragraph" style:parent-style-name="Text_20_body">
      <style:paragraph-properties fo:margin-top="0.012cm" fo:margin-bottom="0cm" style:contextual-spacing="false"/>
      <style:text-properties fo:font-size="13pt" style:font-size-asian="13pt"/>
    </style:style>
    <style:style style:name="P153" style:family="paragraph" style:parent-style-name="Text_20_body">
      <style:paragraph-properties fo:margin-top="0.009cm" fo:margin-bottom="0cm" style:contextual-spacing="false"/>
      <style:text-properties fo:font-size="19pt" fo:font-weight="bold" style:font-size-asian="19pt" style:font-weight-asian="bold"/>
    </style:style>
    <style:style style:name="P154" style:family="paragraph" style:parent-style-name="Text_20_body">
      <style:paragraph-properties fo:margin-top="0.007cm" fo:margin-bottom="0cm" style:contextual-spacing="false"/>
      <style:text-properties fo:font-size="19pt" fo:font-weight="bold" style:font-size-asian="19pt" style:font-weight-asian="bold"/>
    </style:style>
    <style:style style:name="P155" style:family="paragraph" style:parent-style-name="Text_20_body">
      <style:paragraph-properties fo:margin-top="0.007cm" fo:margin-bottom="0cm" style:contextual-spacing="false"/>
      <style:text-properties fo:font-size="13.5pt" style:font-size-asian="13.5pt"/>
    </style:style>
    <style:style style:name="P156" style:family="paragraph" style:parent-style-name="Text_20_body">
      <style:paragraph-properties fo:text-align="center" style:justify-single-word="false"/>
    </style:style>
    <style:style style:name="P157" style:family="paragraph" style:parent-style-name="Text_20_body">
      <style:text-properties fo:font-size="18.5pt" fo:font-weight="bold" style:font-size-asian="18.5pt" style:font-weight-asian="bold"/>
    </style:style>
    <style:style style:name="P158" style:family="paragraph" style:parent-style-name="Text_20_body">
      <style:paragraph-properties fo:margin-left="1.09cm" fo:line-height="0.568cm"/>
    </style:style>
    <style:style style:name="T1" style:family="text">
      <style:text-properties fo:letter-spacing="-0.009cm"/>
    </style:style>
    <style:style style:name="T2" style:family="text">
      <style:text-properties fo:letter-spacing="-0.007cm"/>
    </style:style>
    <style:style style:name="T3" style:family="text">
      <style:text-properties fo:letter-spacing="-0.011cm"/>
    </style:style>
    <style:style style:name="T4" style:family="text">
      <style:text-properties fo:letter-spacing="-0.011cm" fo:font-weight="bold" style:font-weight-asian="bold"/>
    </style:style>
    <style:style style:name="T5" style:family="text">
      <style:text-properties fo:letter-spacing="-0.016cm"/>
    </style:style>
    <style:style style:name="T6" style:family="text">
      <style:text-properties fo:letter-spacing="-0.014cm"/>
    </style:style>
    <style:style style:name="T7" style:family="text">
      <style:text-properties fo:letter-spacing="-0.018cm"/>
    </style:style>
    <style:style style:name="T8" style:family="text">
      <style:text-properties fo:letter-spacing="-0.012cm"/>
    </style:style>
    <style:style style:name="T9" style:family="text">
      <style:text-properties fo:letter-spacing="-0.028cm"/>
    </style:style>
    <style:style style:name="T10" style:family="text">
      <style:text-properties fo:letter-spacing="-0.025cm"/>
    </style:style>
    <style:style style:name="T11" style:family="text">
      <style:text-properties fo:letter-spacing="-0.03cm"/>
    </style:style>
    <style:style style:name="T12" style:family="text">
      <style:text-properties fo:letter-spacing="-0.023cm"/>
    </style:style>
    <style:style style:name="T13" style:family="text">
      <style:text-properties fo:letter-spacing="-0.021cm"/>
    </style:style>
    <style:style style:name="T14" style:family="text">
      <style:text-properties fo:letter-spacing="-0.019cm"/>
    </style:style>
    <style:style style:name="T15" style:family="text">
      <style:text-properties style:font-name="Calibri"/>
    </style:style>
    <style:style style:name="T16" style:family="text">
      <style:text-properties style:font-name="Calibri" fo:font-size="14pt" style:font-size-asian="14pt"/>
    </style:style>
    <style:style style:name="T17" style:family="text">
      <style:text-properties style:font-name="Calibri" fo:font-size="11pt" style:font-size-asian="11pt"/>
    </style:style>
    <style:style style:name="T18" style:family="text">
      <style:text-properties style:font-name="Calibri" fo:font-size="11pt" fo:letter-spacing="0.002cm" style:font-size-asian="11pt"/>
    </style:style>
    <style:style style:name="T19" style:family="text">
      <style:text-properties fo:font-size="10pt" style:font-size-asian="10pt"/>
    </style:style>
    <style:style style:name="T20" style:family="text">
      <style:text-properties fo:font-size="18pt" fo:font-weight="bold" style:font-size-asian="18pt" style:font-weight-asian="bold"/>
    </style:style>
    <style:style style:name="T21" style:family="text">
      <style:text-properties fo:font-size="18pt" style:font-size-asian="18pt"/>
    </style:style>
    <style:style style:name="T22" style:family="text">
      <style:text-properties fo:letter-spacing="0.002cm"/>
    </style:style>
    <style:style style:name="T23" style:family="text">
      <style:text-properties fo:letter-spacing="0.002cm" fo:font-weight="bold" style:font-weight-asian="bold"/>
    </style:style>
    <style:style style:name="T24" style:family="text">
      <style:text-properties fo:letter-spacing="-0.002cm"/>
    </style:style>
    <style:style style:name="T25" style:family="text">
      <style:text-properties fo:letter-spacing="-0.118cm"/>
    </style:style>
    <style:style style:name="T26" style:family="text">
      <style:text-properties fo:letter-spacing="0.085cm"/>
    </style:style>
    <style:style style:name="T27" style:family="text">
      <style:text-properties fo:letter-spacing="0.083cm"/>
    </style:style>
    <style:style style:name="T28" style:family="text">
      <style:text-properties fo:letter-spacing="0.081cm"/>
    </style:style>
    <style:style style:name="T29" style:family="text">
      <style:text-properties fo:letter-spacing="0.016cm"/>
    </style:style>
    <style:style style:name="T30" style:family="text">
      <style:text-properties fo:letter-spacing="0.012cm"/>
    </style:style>
    <style:style style:name="T31" style:family="text">
      <style:text-properties fo:letter-spacing="0.011cm"/>
    </style:style>
    <style:style style:name="T32" style:family="text">
      <style:text-properties fo:letter-spacing="0.005cm"/>
    </style:style>
    <style:style style:name="T33" style:family="text">
      <style:text-properties fo:letter-spacing="0.009cm"/>
    </style:style>
    <style:style style:name="T34" style:family="text">
      <style:text-properties fo:letter-spacing="0.074cm"/>
    </style:style>
    <style:style style:name="T35" style:family="text">
      <style:text-properties fo:letter-spacing="0.076cm"/>
    </style:style>
    <style:style style:name="T36" style:family="text">
      <style:text-properties fo:letter-spacing="0.078cm"/>
    </style:style>
    <style:style style:name="T37" style:family="text">
      <style:text-properties fo:letter-spacing="0.125cm"/>
    </style:style>
    <style:style style:name="T38" style:family="text">
      <style:text-properties fo:letter-spacing="0.067cm"/>
    </style:style>
    <style:style style:name="T39" style:family="text">
      <style:text-properties fo:letter-spacing="0.065cm"/>
    </style:style>
    <style:style style:name="T40" style:family="text">
      <style:text-properties fo:letter-spacing="0.069cm"/>
    </style:style>
    <style:style style:name="T41" style:family="text">
      <style:text-properties fo:letter-spacing="0.064cm"/>
    </style:style>
    <style:style style:name="T42" style:family="text">
      <style:text-properties fo:letter-spacing="0.032cm"/>
    </style:style>
    <style:style style:name="T43" style:family="text">
      <style:text-properties fo:letter-spacing="0.03cm"/>
    </style:style>
    <style:style style:name="T44" style:family="text">
      <style:text-properties fo:letter-spacing="0.028cm"/>
    </style:style>
    <style:style style:name="T45" style:family="text">
      <style:text-properties fo:letter-spacing="0.088cm"/>
    </style:style>
    <style:style style:name="T46" style:family="text">
      <style:text-properties fo:letter-spacing="0.092cm"/>
    </style:style>
    <style:style style:name="T47" style:family="text">
      <style:text-properties fo:letter-spacing="0.09cm"/>
    </style:style>
    <style:style style:name="T48" style:family="text">
      <style:text-properties fo:letter-spacing="0.093cm"/>
    </style:style>
    <style:style style:name="T49" style:family="text">
      <style:text-properties fo:letter-spacing="-0.004cm"/>
    </style:style>
    <style:style style:name="T50" style:family="text">
      <style:text-properties fo:letter-spacing="-0.034cm"/>
    </style:style>
    <style:style style:name="T51" style:family="text">
      <style:text-properties fo:letter-spacing="0.004cm"/>
    </style:style>
    <style:style style:name="T52" style:family="text">
      <style:text-properties fo:letter-spacing="-0.005cm"/>
    </style:style>
    <style:style style:name="T53" style:family="text">
      <style:text-properties fo:letter-spacing="0.101cm"/>
    </style:style>
    <style:style style:name="T54" style:family="text">
      <style:text-properties fo:letter-spacing="0.097cm"/>
    </style:style>
    <style:style style:name="T55" style:family="text">
      <style:text-properties fo:letter-spacing="0.104cm"/>
    </style:style>
    <style:style style:name="T56" style:family="text">
      <style:text-properties fo:letter-spacing="0.095cm"/>
    </style:style>
    <style:style style:name="T57" style:family="text">
      <style:text-properties fo:letter-spacing="0.051cm"/>
    </style:style>
    <style:style style:name="T58" style:family="text">
      <style:text-properties fo:letter-spacing="0.055cm"/>
    </style:style>
    <style:style style:name="T59" style:family="text">
      <style:text-properties fo:letter-spacing="0.049cm"/>
    </style:style>
    <style:style style:name="T60" style:family="text">
      <style:text-properties fo:letter-spacing="0.053cm"/>
    </style:style>
    <style:style style:name="T61" style:family="text">
      <style:text-properties fo:letter-spacing="0.062cm"/>
    </style:style>
    <style:style style:name="T62" style:family="text">
      <style:text-properties fo:letter-spacing="0.062cm" fo:font-weight="bold" style:font-weight-asian="bold"/>
    </style:style>
    <style:style style:name="T63" style:family="text">
      <style:text-properties fo:color="#212121" loext:opacity="100%"/>
    </style:style>
    <style:style style:name="T64" style:family="text">
      <style:text-properties fo:color="#212121" loext:opacity="100%" fo:letter-spacing="0.002cm"/>
    </style:style>
    <style:style style:name="T65" style:family="text">
      <style:text-properties fo:color="#212121" loext:opacity="100%" fo:letter-spacing="-0.118cm"/>
    </style:style>
    <style:style style:name="T66" style:family="text">
      <style:text-properties fo:color="#212121" loext:opacity="100%" fo:letter-spacing="-0.002cm"/>
    </style:style>
    <style:style style:name="T67" style:family="text">
      <style:text-properties fo:color="#212121" loext:opacity="100%" fo:letter-spacing="-0.005cm"/>
    </style:style>
    <style:style style:name="T68" style:family="text">
      <style:text-properties fo:letter-spacing="-0.12cm"/>
    </style:style>
    <style:style style:name="T69" style:family="text">
      <style:text-properties fo:font-size="15pt" style:font-size-asian="15pt"/>
    </style:style>
    <style:style style:name="T70" style:family="text">
      <style:text-properties fo:font-size="15pt" fo:font-weight="bold" style:font-size-asian="15pt" style:font-weight-asian="bold"/>
    </style:style>
    <style:style style:name="T71" style:family="text">
      <style:text-properties fo:font-weight="bold" style:font-weight-asian="bold"/>
    </style:style>
    <style:style style:name="T72" style:family="text">
      <style:text-properties fo:font-size="12pt" style:font-size-asian="12pt"/>
    </style:style>
    <style:style style:name="T73" style:family="text">
      <style:text-properties fo:font-size="12pt" fo:font-weight="bold" style:font-size-asian="12pt" style:font-weight-asian="bold"/>
    </style:style>
    <style:style style:name="T74" style:family="text">
      <style:text-properties fo:font-size="14pt" fo:font-weight="bold" style:font-size-asian="14pt" style:font-weight-asian="bold"/>
    </style:style>
    <style:style style:name="T75" style:family="text">
      <style:text-properties fo:font-size="14pt" fo:letter-spacing="0.002cm" fo:font-weight="bold" style:font-size-asian="14pt" style:font-weight-asian="bold"/>
    </style:style>
    <style:style style:name="T76" style:family="text">
      <style:text-properties fo:font-size="14pt" fo:letter-spacing="0.002cm" style:font-size-asian="14pt"/>
    </style:style>
    <style:style style:name="T77" style:family="text">
      <style:text-properties fo:font-size="14pt" style:font-size-asian="14pt"/>
    </style:style>
    <style:style style:name="T78" style:family="text">
      <style:text-properties fo:font-size="14pt" fo:letter-spacing="-0.004cm" style:font-size-asian="14pt"/>
    </style:style>
    <style:style style:name="T79" style:family="text">
      <style:text-properties fo:font-size="14pt" fo:letter-spacing="-0.007cm" style:font-size-asian="14pt"/>
    </style:style>
    <style:style style:name="T80" style:family="text">
      <style:text-properties fo:font-size="14pt" fo:letter-spacing="-0.002cm" style:font-size-asian="14pt"/>
    </style:style>
    <style:style style:name="T81" style:family="text">
      <style:text-properties fo:font-size="14pt" fo:letter-spacing="-0.023cm" style:font-size-asian="14pt"/>
    </style:style>
    <style:style style:name="T82" style:family="text">
      <style:text-properties fo:font-size="14pt" fo:letter-spacing="-0.018cm" style:font-size-asian="14pt"/>
    </style:style>
    <style:style style:name="T83" style:family="text">
      <style:text-properties fo:font-size="14pt" fo:letter-spacing="-0.025cm" style:font-size-asian="14pt"/>
    </style:style>
    <style:style style:name="T84" style:family="text">
      <style:text-properties fo:font-size="14pt" fo:letter-spacing="-0.016cm" style:font-size-asian="14pt"/>
    </style:style>
    <style:style style:name="T85" style:family="text">
      <style:text-properties fo:font-size="14pt" fo:letter-spacing="-0.019cm" style:font-size-asian="14pt"/>
    </style:style>
    <style:style style:name="T86" style:family="text">
      <style:text-properties fo:font-size="14pt" fo:letter-spacing="-0.009cm" style:font-size-asian="14pt"/>
    </style:style>
    <style:style style:name="T87" style:family="text">
      <style:text-properties fo:font-size="14pt" fo:letter-spacing="-0.012cm" style:font-size-asian="14pt"/>
    </style:style>
    <style:style style:name="T88" style:family="text">
      <style:text-properties fo:font-size="14pt" fo:letter-spacing="-0.011cm" style:font-size-asian="14pt"/>
    </style:style>
    <style:style style:name="T89" style:family="text">
      <style:text-properties fo:font-size="14pt" fo:letter-spacing="-0.011cm" fo:font-weight="bold" style:font-size-asian="14pt" style:font-weight-asian="bold"/>
    </style:style>
    <style:style style:name="T90" style:family="text">
      <style:text-properties fo:font-size="14pt" fo:letter-spacing="-0.005cm" style:font-size-asian="14pt"/>
    </style:style>
    <style:style style:name="T91" style:family="text">
      <style:text-properties fo:font-size="14pt" fo:letter-spacing="0.011cm" fo:font-weight="bold" style:font-size-asian="14pt" style:font-weight-asian="bold"/>
    </style:style>
    <style:style style:name="T92" style:family="text">
      <style:text-properties fo:font-size="14pt" fo:letter-spacing="0.011cm" style:font-size-asian="14pt"/>
    </style:style>
    <style:style style:name="T93" style:family="text">
      <style:text-properties fo:font-size="14pt" fo:letter-spacing="0.012cm" style:font-size-asian="14pt"/>
    </style:style>
    <style:style style:name="T94" style:family="text">
      <style:text-properties fo:font-size="14pt" fo:letter-spacing="0.009cm" style:font-size-asian="14pt"/>
    </style:style>
    <style:style style:name="T95" style:family="text">
      <style:text-properties fo:font-size="14pt" fo:letter-spacing="0.009cm" fo:font-weight="bold" style:font-size-asian="14pt" style:font-weight-asian="bold"/>
    </style:style>
    <style:style style:name="T96" style:family="text">
      <style:text-properties fo:font-size="14pt" fo:letter-spacing="-0.118cm" style:font-size-asian="14pt"/>
    </style:style>
    <style:style style:name="T97" style:family="text">
      <style:text-properties fo:font-size="14pt" fo:letter-spacing="0.041cm" fo:font-weight="bold" style:font-size-asian="14pt" style:font-weight-asian="bold"/>
    </style:style>
    <style:style style:name="T98" style:family="text">
      <style:text-properties fo:font-size="14pt" fo:letter-spacing="0.041cm" style:font-size-asian="14pt"/>
    </style:style>
    <style:style style:name="T99" style:family="text">
      <style:text-properties fo:font-size="14pt" fo:letter-spacing="0.042cm" style:font-size-asian="14pt"/>
    </style:style>
    <style:style style:name="T100" style:family="text">
      <style:text-properties fo:font-size="14pt" fo:letter-spacing="0.044cm" style:font-size-asian="14pt"/>
    </style:style>
    <style:style style:name="T101" style:family="text">
      <style:text-properties fo:font-size="14pt" fo:letter-spacing="0.088cm" fo:font-weight="bold" style:font-size-asian="14pt" style:font-weight-asian="bold"/>
    </style:style>
    <style:style style:name="T102" style:family="text">
      <style:text-properties fo:font-size="14pt" fo:letter-spacing="0.09cm" fo:font-weight="bold" style:font-size-asian="14pt" style:font-weight-asian="bold"/>
    </style:style>
    <style:style style:name="T103" style:family="text">
      <style:text-properties fo:font-size="14pt" fo:letter-spacing="0.09cm" style:font-size-asian="14pt"/>
    </style:style>
    <style:style style:name="T104" style:family="text">
      <style:text-properties fo:font-size="14pt" fo:letter-spacing="0.083cm" style:font-size-asian="14pt"/>
    </style:style>
    <style:style style:name="T105" style:family="text">
      <style:text-properties fo:font-size="14pt" fo:letter-spacing="0.083cm" fo:font-weight="bold" style:font-size-asian="14pt" style:font-weight-asian="bold"/>
    </style:style>
    <style:style style:name="T106" style:family="text">
      <style:text-properties fo:font-size="14pt" fo:letter-spacing="0.085cm" style:font-size-asian="14pt"/>
    </style:style>
    <style:style style:name="T107" style:family="text">
      <style:text-properties fo:font-size="14pt" fo:letter-spacing="0.032cm" fo:font-weight="bold" style:font-size-asian="14pt" style:font-weight-asian="bold"/>
    </style:style>
    <style:style style:name="T108" style:family="text">
      <style:text-properties fo:font-size="14pt" fo:letter-spacing="0.032cm" style:font-size-asian="14pt"/>
    </style:style>
    <style:style style:name="T109" style:family="text">
      <style:text-properties fo:font-size="14pt" fo:letter-spacing="0.035cm" fo:font-weight="bold" style:font-size-asian="14pt" style:font-weight-asian="bold"/>
    </style:style>
    <style:style style:name="T110" style:family="text">
      <style:text-properties fo:font-size="14pt" fo:letter-spacing="0.035cm" style:font-size-asian="14pt"/>
    </style:style>
    <style:style style:name="T111" style:family="text">
      <style:text-properties fo:font-size="14pt" fo:letter-spacing="0.034cm" fo:font-weight="bold" style:font-size-asian="14pt" style:font-weight-asian="bold"/>
    </style:style>
    <style:style style:name="T112" style:family="text">
      <style:text-properties fo:font-size="14pt" fo:letter-spacing="0.034cm" style:font-size-asian="14pt"/>
    </style:style>
    <style:style style:name="T113" style:family="text">
      <style:text-properties fo:font-size="14pt" fo:letter-spacing="0.062cm" fo:font-weight="bold" style:font-size-asian="14pt" style:font-weight-asian="bold"/>
    </style:style>
    <style:style style:name="T114" style:family="text">
      <style:text-properties fo:font-size="14pt" fo:letter-spacing="0.062cm" style:font-size-asian="14pt"/>
    </style:style>
    <style:style style:name="T115" style:family="text">
      <style:text-properties fo:font-size="14pt" fo:letter-spacing="0.065cm" fo:font-weight="bold" style:font-size-asian="14pt" style:font-weight-asian="bold"/>
    </style:style>
    <style:style style:name="T116" style:family="text">
      <style:text-properties fo:font-size="14pt" fo:letter-spacing="0.065cm" style:font-size-asian="14pt"/>
    </style:style>
    <style:style style:name="T117" style:family="text">
      <style:text-properties fo:font-size="14pt" fo:letter-spacing="0.064cm" style:font-size-asian="14pt"/>
    </style:style>
    <style:style style:name="T118" style:family="text">
      <style:text-properties fo:font-size="14pt" fo:letter-spacing="0.064cm" fo:font-weight="bold" style:font-size-asian="14pt" style:font-weight-asian="bold"/>
    </style:style>
    <style:style style:name="T119" style:family="text">
      <style:text-properties fo:font-size="14pt" fo:letter-spacing="0.058cm" style:font-size-asian="14pt"/>
    </style:style>
    <style:style style:name="T120" style:family="text">
      <style:text-properties fo:font-size="14pt" fo:letter-spacing="0.122cm" fo:font-weight="bold" style:font-size-asian="14pt" style:font-weight-asian="bold"/>
    </style:style>
    <style:style style:name="T121" style:family="text">
      <style:text-properties fo:font-size="14pt" fo:letter-spacing="0.122cm" style:font-size-asian="14pt"/>
    </style:style>
    <style:style style:name="T122" style:family="text">
      <style:text-properties fo:font-size="14pt" fo:letter-spacing="0.004cm" fo:font-weight="bold" style:font-size-asian="14pt" style:font-weight-asian="bold"/>
    </style:style>
    <style:style style:name="T123" style:family="text">
      <style:text-properties fo:font-size="14pt" fo:letter-spacing="0.123cm" style:font-size-asian="14pt"/>
    </style:style>
    <style:style style:name="T124" style:family="text">
      <style:text-properties fo:font-size="14pt" fo:letter-spacing="0.049cm" fo:font-weight="bold" style:font-size-asian="14pt" style:font-weight-asian="bold"/>
    </style:style>
    <style:style style:name="T125" style:family="text">
      <style:text-properties fo:font-size="14pt" fo:letter-spacing="0.049cm" style:font-size-asian="14pt"/>
    </style:style>
    <style:style style:name="T126" style:family="text">
      <style:text-properties fo:font-size="14pt" fo:letter-spacing="0.055cm" fo:font-weight="bold" style:font-size-asian="14pt" style:font-weight-asian="bold"/>
    </style:style>
    <style:style style:name="T127" style:family="text">
      <style:text-properties fo:font-size="14pt" fo:letter-spacing="0.051cm" style:font-size-asian="14pt"/>
    </style:style>
    <style:style style:name="T128" style:family="text">
      <style:text-properties fo:font-size="14pt" fo:letter-spacing="0.051cm" fo:font-weight="bold" style:font-size-asian="14pt" style:font-weight-asian="bold"/>
    </style:style>
    <style:style style:name="T129" style:family="text">
      <style:text-properties fo:font-size="14pt" fo:letter-spacing="0.039cm" fo:font-weight="bold" style:font-size-asian="14pt" style:font-weight-asian="bold"/>
    </style:style>
    <style:style style:name="T130" style:family="text">
      <style:text-properties fo:font-size="14pt" fo:letter-spacing="0.039cm" style:font-size-asian="14pt"/>
    </style:style>
    <style:style style:name="T131" style:family="text">
      <style:text-properties fo:font-size="14pt" fo:letter-spacing="0.03cm" fo:font-weight="bold" style:font-size-asian="14pt" style:font-weight-asian="bold"/>
    </style:style>
    <style:style style:name="T132" style:family="text">
      <style:text-properties fo:font-size="14pt" fo:letter-spacing="0.03cm" style:font-size-asian="14pt"/>
    </style:style>
    <style:style style:name="T133" style:family="text">
      <style:text-properties fo:font-size="14pt" fo:letter-spacing="0.053cm" style:font-size-asian="14pt"/>
    </style:style>
    <style:style style:name="T134" style:family="text">
      <style:text-properties fo:font-size="14pt" fo:letter-spacing="0.037cm" fo:font-weight="bold" style:font-size-asian="14pt" style:font-weight-asian="bold"/>
    </style:style>
    <style:style style:name="T135" style:family="text">
      <style:text-properties fo:font-size="14pt" fo:letter-spacing="0.037cm" style:font-size-asian="14pt"/>
    </style:style>
    <style:style style:name="T136" style:family="text">
      <style:text-properties fo:font-size="14pt" fo:letter-spacing="0.081cm" fo:font-weight="bold" style:font-size-asian="14pt" style:font-weight-asian="bold"/>
    </style:style>
    <style:style style:name="T137" style:family="text">
      <style:text-properties fo:font-size="14pt" fo:letter-spacing="0.081cm" style:font-size-asian="14pt"/>
    </style:style>
    <style:style style:name="T138" style:family="text">
      <style:text-properties fo:font-size="14pt" fo:letter-spacing="0.067cm" fo:font-weight="bold" style:font-size-asian="14pt" style:font-weight-asian="bold"/>
    </style:style>
    <style:style style:name="T139" style:family="text">
      <style:text-properties fo:font-size="14pt" fo:letter-spacing="0.067cm" style:font-size-asian="14pt"/>
    </style:style>
    <style:style style:name="T140" style:family="text">
      <style:text-properties fo:font-size="14pt" fo:letter-spacing="0.06cm" style:font-size-asian="14pt"/>
    </style:style>
    <style:style style:name="T141" style:family="text">
      <style:text-properties fo:font-size="14pt" fo:letter-spacing="0.016cm" fo:font-weight="bold" style:font-size-asian="14pt" style:font-weight-asian="bold"/>
    </style:style>
    <style:style style:name="T142" style:family="text">
      <style:text-properties fo:font-size="14pt" fo:letter-spacing="0.016cm" style:font-size-asian="14pt"/>
    </style:style>
    <style:style style:name="T143" style:family="text">
      <style:text-properties fo:font-size="14pt" fo:letter-spacing="0.007cm" style:font-size-asian="14pt"/>
    </style:style>
    <style:style style:name="T144" style:family="text">
      <style:text-properties fo:font-size="14pt" fo:letter-spacing="0.116cm" fo:font-weight="bold" style:font-size-asian="14pt" style:font-weight-asian="bold"/>
    </style:style>
    <style:style style:name="T145" style:family="text">
      <style:text-properties fo:font-size="14pt" fo:letter-spacing="0.116cm" style:font-size-asian="14pt"/>
    </style:style>
    <style:style style:name="T146" style:family="text">
      <style:text-properties fo:font-size="14pt" fo:letter-spacing="0.12cm" fo:font-weight="bold" style:font-size-asian="14pt" style:font-weight-asian="bold"/>
    </style:style>
    <style:style style:name="T147" style:family="text">
      <style:text-properties fo:font-size="14pt" fo:letter-spacing="0.113cm" style:font-size-asian="14pt"/>
    </style:style>
    <style:style style:name="T148" style:family="text">
      <style:text-properties fo:font-size="14pt" fo:letter-spacing="0.115cm" style:font-size-asian="14pt"/>
    </style:style>
    <style:style style:name="T149" style:family="text">
      <style:text-properties fo:font-size="14pt" fo:letter-spacing="0.019cm" fo:font-weight="bold" style:font-size-asian="14pt" style:font-weight-asian="bold"/>
    </style:style>
    <style:style style:name="T150" style:family="text">
      <style:text-properties fo:font-size="14pt" fo:letter-spacing="0.019cm" style:font-size-asian="14pt"/>
    </style:style>
    <style:style style:name="T151" style:family="text">
      <style:text-properties fo:font-size="14pt" fo:letter-spacing="0.026cm" fo:font-weight="bold" style:font-size-asian="14pt" style:font-weight-asian="bold"/>
    </style:style>
    <style:style style:name="T152" style:family="text">
      <style:text-properties fo:font-size="14pt" fo:letter-spacing="0.021cm" style:font-size-asian="14pt"/>
    </style:style>
    <style:style style:name="T153" style:family="text">
      <style:text-properties fo:font-size="14pt" fo:letter-spacing="0.021cm" fo:font-weight="bold" style:font-size-asian="14pt" style:font-weight-asian="bold"/>
    </style:style>
    <style:style style:name="T154" style:family="text">
      <style:text-properties fo:font-size="14pt" fo:letter-spacing="0.023cm" style:font-size-asian="14pt"/>
    </style:style>
    <style:style style:name="T155" style:family="text">
      <style:text-properties fo:font-size="14pt" fo:letter-spacing="0.069cm" style:font-size-asian="14pt"/>
    </style:style>
    <style:style style:name="T156" style:family="text">
      <style:text-properties fo:font-size="14pt" fo:letter-spacing="0.018cm" fo:font-weight="bold" style:font-size-asian="14pt" style:font-weight-asian="bold"/>
    </style:style>
    <style:style style:name="T157" style:family="text">
      <style:text-properties fo:font-size="14pt" fo:letter-spacing="0.018cm" style:font-size-asian="14pt"/>
    </style:style>
    <style:style style:name="T158" style:family="text">
      <style:text-properties fo:font-size="14pt" fo:letter-spacing="0.086cm" fo:font-weight="bold" style:font-size-asian="14pt" style:font-weight-asian="bold"/>
    </style:style>
    <style:style style:name="T159" style:family="text">
      <style:text-properties fo:font-size="14pt" fo:letter-spacing="0.086cm" style:font-size-asian="14pt"/>
    </style:style>
    <style:style style:name="T160" style:family="text">
      <style:text-properties fo:font-size="14pt" fo:letter-spacing="-0.014cm" style:font-size-asian="14pt"/>
    </style:style>
    <style:style style:name="T161" style:family="text">
      <style:text-properties fo:font-size="14pt" fo:letter-spacing="-0.021cm" fo:font-weight="bold" style:font-size-asian="14pt" style:font-weight-asian="bold"/>
    </style:style>
    <style:style style:name="T162" style:family="text">
      <style:text-properties fo:font-size="14pt" fo:letter-spacing="-0.021cm" style:font-size-asian="14pt"/>
    </style:style>
    <style:style style:name="T163" style:family="text">
      <style:text-properties fo:font-size="14pt" fo:letter-spacing="-0.12cm" style:font-size-asian="14pt"/>
    </style:style>
    <style:style style:name="T164" style:family="text">
      <style:text-properties fo:font-size="14pt" fo:letter-spacing="0.106cm" style:font-size-asian="14pt"/>
    </style:style>
    <style:style style:name="T165" style:family="text">
      <style:text-properties fo:font-size="14pt" fo:letter-spacing="0.104cm" style:font-size-asian="14pt"/>
    </style:style>
    <style:style style:name="T166" style:family="text">
      <style:text-properties fo:font-size="14pt" fo:letter-spacing="0.101cm" style:font-size-asian="14pt"/>
    </style:style>
    <style:style style:name="T167" style:family="text">
      <style:text-properties fo:font-size="14pt" fo:letter-spacing="0.108cm" style:font-size-asian="14pt"/>
    </style:style>
    <style:style style:name="T168" style:family="text">
      <style:text-properties fo:font-size="11.5pt" style:font-size-asian="11.5pt"/>
    </style:style>
    <style:style style:name="T169" style:family="text">
      <style:text-properties fo:font-size="20.5pt" style:font-size-asian="20.5pt"/>
    </style:style>
    <style:style style:name="T170" style:family="text">
      <style:text-properties fo:letter-spacing="0.06cm"/>
    </style:style>
    <style:style style:name="T171" style:family="text">
      <style:text-properties fo:letter-spacing="0.041cm" fo:font-weight="bold" style:font-weight-asian="bold"/>
    </style:style>
    <style:style style:name="T172" style:family="text">
      <style:text-properties fo:letter-spacing="0.042cm"/>
    </style:style>
    <style:style style:name="T173" style:family="text">
      <style:text-properties fo:letter-spacing="0.039cm"/>
    </style:style>
    <style:style style:name="T174" style:family="text">
      <style:text-properties fo:letter-spacing="0.037cm"/>
    </style:style>
    <style:style style:name="T175" style:family="text">
      <style:text-properties fo:letter-spacing="0.035cm"/>
    </style:style>
    <style:style style:name="T176" style:family="text">
      <style:text-properties fo:letter-spacing="0.035cm" fo:font-weight="bold" style:font-weight-asian="bold"/>
    </style:style>
    <style:style style:name="T177" style:family="text">
      <style:text-properties fo:font-size="13pt" style:font-size-asian="13pt"/>
    </style:style>
    <style:style style:name="T178" style:family="text">
      <style:text-properties fo:font-size="19pt" fo:font-weight="bold" style:font-size-asian="19pt" style:font-weight-asian="bold"/>
    </style:style>
    <style:style style:name="T179" style:family="text">
      <style:text-properties fo:letter-spacing="0.007cm" fo:font-weight="bold" style:font-weight-asian="bold"/>
    </style:style>
    <style:style style:name="T180" style:family="text">
      <style:text-properties fo:letter-spacing="0.034cm"/>
    </style:style>
    <style:style style:name="T181" style:family="text">
      <style:text-properties fo:letter-spacing="0.021cm"/>
    </style:style>
    <style:style style:name="T182" style:family="text">
      <style:text-properties fo:letter-spacing="0.021cm" fo:font-weight="bold" style:font-weight-asian="bold"/>
    </style:style>
    <style:style style:name="T183" style:family="text">
      <style:text-properties fo:letter-spacing="0.023cm"/>
    </style:style>
    <style:style style:name="T184" style:family="text">
      <style:text-properties fo:font-size="13.5pt" style:font-size-asian="13.5pt"/>
    </style:style>
    <style:style style:name="T185" style:family="text">
      <style:text-properties fo:language="en" fo:country="US"/>
    </style:style>
    <style:style style:name="T186" style:family="text">
      <style:text-properties fo:language="en" fo:country="US" fo:font-weight="bold" style:font-weight-asian="bold"/>
    </style:style>
    <style:style style:name="T187" style:family="text">
      <style:text-properties fo:letter-spacing="0.025cm"/>
    </style:style>
    <style:style style:name="T188" style:family="text">
      <style:text-properties fo:font-size="18.5pt" fo:font-weight="bold" style:font-size-asian="18.5pt" style:font-weight-asian="bold"/>
    </style:style>
    <style:style style:name="T189" style:family="text">
      <style:text-properties fo:color="#000080" loext:opacity="100%" fo:font-size="14pt" fo:letter-spacing="0.002cm" style:font-size-asian="14pt"/>
    </style:style>
    <style:style style:name="T190" style:family="text">
      <style:text-properties fo:color="#000080" loext:opacity="100%" fo:font-size="14pt" style:text-underline-style="solid" style:text-underline-width="auto" style:text-underline-color="#000080" style:font-size-asian="14pt"/>
    </style:style>
    <style:style style:name="T191" style:family="text">
      <style:text-properties fo:color="#000080" loext:opacity="100%" fo:font-size="14pt" fo:letter-spacing="-0.118cm" style:font-size-asian="14pt"/>
    </style:style>
    <style:style style:name="T192" style:family="text">
      <style:text-properties fo:color="#000080" loext:opacity="100%" style:text-underline-style="solid" style:text-underline-width="auto" style:text-underline-color="#000080"/>
    </style:style>
    <style:style style:name="T193" style:family="text">
      <style:text-properties fo:color="#000080" loext:opacity="100%" fo:letter-spacing="-0.025cm"/>
    </style:style>
    <style:style style:name="T194" style:family="text">
      <style:text-properties fo:color="#0000ff" loext:opacity="100%" fo:font-size="14pt" fo:letter-spacing="0.002cm" style:font-size-asian="14pt"/>
    </style:style>
    <style:style style:name="T195" style:family="text">
      <style:text-properties fo:color="#0000ff" loext:opacity="100%" fo:font-size="14pt" style:text-underline-style="solid" style:text-underline-width="auto" style:text-underline-color="#0000ff" style:font-size-asian="14pt"/>
    </style:style>
    <style:style style:name="T196" style:family="text">
      <style:text-properties fo:letter-spacing="-0.026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64" text:outline-level="1">Содержание</text:h>
        <text:p text:style-name="P44"><text:a xlink:type="simple" xlink:href="#_TOC_250002" text:style-name="Default_20_Style" text:visited-style-name="Default_20_Style">Введение.<text:tab/>2</text:a></text:p>
        <text:list text:style-name="WWNum14">
          <text:list-item>
            <text:p text:style-name="P45">Информация<text:span text:style-name="T1"> </text:span>об<text:span text:style-name="T2"> </text:span>организации<text:tab/>3</text:p>
            <text:list>
              <text:list-item>
                <text:p text:style-name="P46">Анализ<text:span text:style-name="T3"> </text:span>предметной<text:span text:style-name="T2"> </text:span>области<text:tab/>5</text:p>
              </text:list-item>
              <text:list-item>
                <text:p text:style-name="P47">Определение<text:span text:style-name="T2"> </text:span>требований<text:span text:style-name="T2"> </text:span>проекта.<text:tab/>6</text:p>
              </text:list-item>
            </text:list>
          </text:list-item>
          <text:list-item>
            <text:p text:style-name="P49">Разработка<text:span text:style-name="T5"> </text:span>и<text:span text:style-name="T6"> </text:span>оформление<text:span text:style-name="T6"> </text:span>документа<text:span text:style-name="T7"> </text:span>«Техническое<text:span text:style-name="T6"> </text:span>задание»<text:tab/>7</text:p>
            <text:list>
              <text:list-item>
                <text:p text:style-name="P48">Разработка<text:span text:style-name="T8"> </text:span>структуры<text:span text:style-name="T5"> </text:span>проекта.<text:tab/>8</text:p>
              </text:list-item>
              <text:list-item>
                <text:p text:style-name="P50">Работы<text:span text:style-name="T3"> </text:span>в<text:span text:style-name="T3"> </text:span>системе<text:span text:style-name="T3"> </text:span>контроля<text:span text:style-name="T1"> </text:span>версий<text:tab/>9</text:p>
              </text:list-item>
              <text:list-item>
                <text:p text:style-name="P51"><text:span text:style-name="T8">Внешнее</text:span><text:span text:style-name="T9"> </text:span><text:span text:style-name="T8">проектирование</text:span><text:span text:style-name="T10"> </text:span><text:span text:style-name="T8">(разработка</text:span><text:span text:style-name="T11"> </text:span><text:span text:style-name="T8">внешней</text:span><text:span text:style-name="T12"> </text:span><text:span text:style-name="T8">спецификации)<text:tab/></text:span>10</text:p>
              </text:list-item>
              <text:list-item>
                <text:p text:style-name="P52">Внутреннее<text:span text:style-name="T6"> </text:span>проектирование<text:span text:style-name="T1"> </text:span>(разработка<text:span text:style-name="T2"> </text:span>схем<text:span text:style-name="T1"> </text:span>и<text:span text:style-name="T8"> </text:span>диаграмм<text:span text:style-name="T1"> </text:span>проекта).<text:tab/>11</text:p>
              </text:list-item>
            </text:list>
          </text:list-item>
          <text:list-item>
            <text:p text:style-name="P53">Разработка<text:span text:style-name="T6"> </text:span>модулей<text:span text:style-name="T3"> </text:span>проекта<text:span text:style-name="T8"> </text:span>и<text:span text:style-name="T7"> </text:span>их<text:span text:style-name="T3"> </text:span>элементов.<text:tab/>12</text:p>
            <text:list>
              <text:list-item>
                <text:p text:style-name="P54">Интеграция<text:span text:style-name="T3"> </text:span>модулей<text:span text:style-name="T2"> </text:span>в<text:span text:style-name="T3"> </text:span>программное<text:span text:style-name="T8"> </text:span>обеспечение…<text:tab/>13</text:p>
              </text:list-item>
              <text:list-item>
                <text:p text:style-name="P55">Модификация<text:span text:style-name="T12"> </text:span>модулей<text:span text:style-name="T13"> </text:span>проекта.<text:tab/>14</text:p>
              </text:list-item>
              <text:list-item>
                <text:p text:style-name="P56">Отладка<text:span text:style-name="T14"> </text:span>модулей<text:span text:style-name="T14"> </text:span>программного<text:span text:style-name="T7"> </text:span>проекта.<text:span text:style-name="T13"> </text:span>Организация<text:span text:style-name="T14"> </text:span>обработки</text:p>
              </text:list-item>
            </text:list>
          </text:list-item>
        </text:list>
        <text:p text:style-name="P58">исключений<text:tab/>15</text:p>
        <text:list text:continue-numbering="true" text:style-name="WWNum14">
          <text:list-item>
            <text:list>
              <text:list-item>
                <text:p text:style-name="P59">Отладка<text:span text:style-name="T13"> </text:span>проекта.<text:span text:style-name="T7"> </text:span>Инспекция<text:span text:style-name="T7"> </text:span>кода<text:span text:style-name="T5"> </text:span>модулей<text:span text:style-name="T5"> </text:span>проекта…<text:tab/>16</text:p>
              </text:list-item>
              <text:list-item>
                <text:p text:style-name="P57">Тестирование<text:span text:style-name="T12"> </text:span>интерфейса<text:span text:style-name="T5"> </text:span>пользователя<text:span text:style-name="T7"> </text:span>средствами<text:span text:style-name="T5"> </text:span>инструментальной</text:p>
              </text:list-item>
            </text:list>
          </text:list-item>
        </text:list>
        <text:p text:style-name="P60">среды<text:span text:style-name="T8"> </text:span>разработки,<text:span text:style-name="T6"> </text:span>выполнение<text:span text:style-name="T8"> </text:span>функционального<text:span text:style-name="T3"> </text:span>тестирования<text:tab/>17</text:p>
        <text:p text:style-name="P61"><text:a xlink:type="simple" xlink:href="#_TOC_250001" text:style-name="Default_20_Style" text:visited-style-name="Default_20_Style">Заключение.<text:tab/>18</text:a></text:p>
        <text:p text:style-name="P62"><text:a xlink:type="simple" xlink:href="#_TOC_250000" text:style-name="Default_20_Style" text:visited-style-name="Default_20_Style">Список<text:span text:style-name="T1"> </text:span>литературы<text:tab/>19</text:a></text:p>
      </text:section>
      <text:h text:style-name="P72" text:outline-level="1"><text:bookmark text:name="_TOC_250002"/>ВВЕДЕНИЕ</text:h>
      <text:p text:style-name="P82" loext:marker-style-name="T20"/>
      <text:p text:style-name="P100"><text:tab/>В нынешнее время, когда информация играет роль главного ресурса, для компаний становится необходимостью гарантировать защиту данных и грамотно их администрировать. В этом документе мы изучим подходы и средства, применяемые при создании программных продуктов, а также при проектировании и описании всех стадий проекта – от определения потребностей до проверки финальной версии. </text:p>
      <text:p text:style-name="P100"><text:tab/>Первая глава содержит разбор предметной сферы и формулировку требований к проекту. Мы проанализируем ключевые элементы и нюансы предметной области, а также детально опишем необходимые критерии для разрабатываемой системы. Этот этап закладывает основу для последующего проектирования и разработки, способствуя более глубокому пониманию основных компонентов и целей проекта. </text:p>
      <text:p text:style-name="P100"><text:tab/>Во второй главе будут рассмотрены этапы подготовки технического задания, организации структуры проекта, работы с системой контроля версий, а также внешнего и внутреннего проектирования. Мы опишем процесс создания технического задания, начиная с определения потребностей и заканчивая утверждением документации. Особое внимание будет уделено методам и инструментам, используемым для организации проекта и контроля версий, а также различным аспектам проектирования системы, как внешним, так и внутренним. </text:p>
      <text:p text:style-name="P100"><text:tab/>В заключительной части мы исследуем создание и объединение модулей, их изменение и исправление ошибок. Мы рассмотрим процесс разработки отдельных частей системы, способы их объединения в единое функциональное целое, а также методы модификации и отладки, направленные на повышение качества и эффективности программного обеспечения. Соединив эти аспекты, мы сможем предоставить всесторонний обзор изучения и анализа различных сторон разработки программного обеспечения, с акцентом на его организацию, проектирование, интеграцию и проверку.</text:p>
      <text:h text:style-name="P73" text:outline-level="1">Информация<text:span text:style-name="T3"> </text:span>об<text:span text:style-name="T3"> </text:span>организации</text:h>
      <text:p text:style-name="P82" loext:marker-style-name="T20"/>
      <text:p text:style-name="P84">Полное<text:span text:style-name="T22"> </text:span>наименование<text:span text:style-name="T22"> </text:span>организации:<text:span text:style-name="T22"> </text:span>Федеральное<text:span text:style-name="T37"> </text:span>государственное<text:span text:style-name="T22"> </text:span>бюджетное образовательное учреждение высшего образования "Ростовский<text:span text:style-name="T22"> </text:span>государственный<text:span text:style-name="T49"> </text:span>экономический<text:span text:style-name="T2"> </text:span>университет<text:span text:style-name="T49"> </text:span>(РИНХ)"</text:p>
      <text:p text:style-name="P103">Организационно-правовая<text:span text:style-name="T39"> </text:span>форма:<text:span text:style-name="T38"> </text:span>Федеральное<text:span text:style-name="T39"> </text:span>государственное<text:span text:style-name="T61"> </text:span>бюджетное<text:span text:style-name="T25"> </text:span>образовательное<text:span text:style-name="T24"> </text:span>учреждение<text:span text:style-name="T24"> </text:span>высшего<text:span text:style-name="T2"> </text:span>образования</text:p>
      <text:p text:style-name="P108">Юридический<text:span text:style-name="T7"> </text:span>адрес:<text:span text:style-name="T6"> </text:span>344002,<text:span text:style-name="T7"> </text:span>г.<text:span text:style-name="T7"> </text:span>Ростов-на-Дону,<text:span text:style-name="T12"> </text:span>ул.<text:span text:style-name="T7"> </text:span>Большая<text:span text:style-name="T14"> </text:span>Садовая,<text:span text:style-name="T7"> </text:span>д.<text:span text:style-name="T5"> </text:span>69<text:span text:style-name="T25"> </text:span>Фамилия,<text:span text:style-name="T6"> </text:span>Имя,<text:span text:style-name="T5"> </text:span>Отчество<text:span text:style-name="T2"> </text:span>руководителя:<text:span text:style-name="T8"> </text:span>Макаренко<text:span text:style-name="T2"> </text:span>Елена<text:span text:style-name="T8"> </text:span>Николаевна</text:p>
      <text:p text:style-name="P85">Характеристика организации, основные виды его деятельности: <text:span text:style-name="T63">Ростовский</text:span><text:span text:style-name="T64"> </text:span><text:span text:style-name="T63">государственный</text:span><text:span text:style-name="T64"> </text:span><text:span text:style-name="T63">экономический</text:span><text:span text:style-name="T64"> </text:span><text:span text:style-name="T63">университет</text:span><text:span text:style-name="T64"> </text:span><text:span text:style-name="T63">(РИНХ)</text:span><text:span text:style-name="T64"> </text:span><text:span text:style-name="T63">–</text:span><text:span text:style-name="T64"> </text:span><text:span text:style-name="T63">один</text:span><text:span text:style-name="T64"> </text:span><text:span text:style-name="T63">из</text:span><text:span text:style-name="T64"> </text:span><text:span text:style-name="T63">ведущих</text:span><text:span text:style-name="T65"> </text:span><text:span text:style-name="T63">экономических вузов страны, крупный многопрофильный образовательный и</text:span><text:span text:style-name="T65"> </text:span><text:span text:style-name="T63">учебно-методический центр юга России, использующий новейшие методики</text:span><text:span text:style-name="T64"> </text:span><text:span text:style-name="T63">и</text:span><text:span text:style-name="T66"> </text:span><text:span text:style-name="T63">технологии</text:span><text:span text:style-name="T67"> </text:span><text:span text:style-name="T63">обучения.</text:span></text:p>
      <text:p text:style-name="P98">Университет был создан как Ростовский-на-Дону финансово-экономический<text:span text:style-name="T22"> </text:span>институт,<text:span text:style-name="T22"> </text:span>который<text:span text:style-name="T22"> </text:span>был<text:span text:style-name="T22"> </text:span>выделен<text:span text:style-name="T22"> </text:span>из<text:span text:style-name="T22"> </text:span>Ростовского<text:span text:style-name="T22"> </text:span>государственного<text:span text:style-name="T22"> </text:span>университета (бывшего Русского Варшавского Имперского университета) в<text:span text:style-name="T22"> </text:span>самостоятельное<text:span text:style-name="T22"> </text:span>учебное<text:span text:style-name="T22"> </text:span>заведение<text:span text:style-name="T22"> </text:span>Постановлением<text:span text:style-name="T22"> </text:span>совета<text:span text:style-name="T22"> </text:span>Народных<text:span text:style-name="T22"> </text:span>Комиссаров<text:span text:style-name="T22"> </text:span>СССР<text:span text:style-name="T22"> </text:span>от<text:span text:style-name="T22"> </text:span>28.02.1931,<text:span text:style-name="T22"> </text:span>переименован<text:span text:style-name="T22"> </text:span>в<text:span text:style-name="T22"> </text:span>Ростовский-на-Дону<text:span text:style-name="T22"> </text:span>институт народного хозяйства (РИНХ) приказом Министерства высшего и<text:span text:style-name="T22"> </text:span>среднего<text:span text:style-name="T22"> </text:span>специального<text:span text:style-name="T22"> </text:span>образования<text:span text:style-name="T22"> </text:span>РСФСР<text:span text:style-name="T22"> </text:span>от<text:span text:style-name="T22"> </text:span>13.10.1964<text:span text:style-name="T22"> </text:span>№<text:span text:style-name="T22"> </text:span>718,<text:span text:style-name="T25"> </text:span>преобразован<text:span text:style-name="T22"> </text:span>в<text:span text:style-name="T22"> </text:span>Ростовскую<text:span text:style-name="T22"> </text:span>государственную<text:span text:style-name="T22"> </text:span>экономическую<text:span text:style-name="T22"> </text:span>академию<text:span text:style-name="T22"> </text:span>приказом<text:span text:style-name="T22"> </text:span>Государственного<text:span text:style-name="T22"> </text:span>комитета<text:span text:style-name="T22"> </text:span>Российской<text:span text:style-name="T22"> </text:span>Федерации<text:span text:style-name="T22"> </text:span>по<text:span text:style-name="T22"> </text:span>высшему<text:span text:style-name="T25"> </text:span>образованию<text:tab/>от<text:tab/>30.06.1994<text:tab/>№<text:tab/>633.</text:p>
      <text:p text:style-name="P87">За<text:span text:style-name="T22"> </text:span>заслуги<text:span text:style-name="T22"> </text:span>в<text:span text:style-name="T22"> </text:span>подготовке<text:span text:style-name="T22"> </text:span>квалифицированных<text:span text:style-name="T22"> </text:span>специалистов<text:span text:style-name="T22"> </text:span>и<text:span text:style-name="T22"> </text:span>развитии<text:span text:style-name="T22"> </text:span>научных исследований указом Президиума Верховного Совета СССР от 15<text:span text:style-name="T22"> </text:span>октября<text:span text:style-name="T22"> </text:span>1981<text:span text:style-name="T22"> </text:span>года<text:span text:style-name="T22"> </text:span>Ростовский-на-Дону<text:span text:style-name="T22"> </text:span>институт<text:span text:style-name="T22"> </text:span>народного<text:span text:style-name="T22"> </text:span>хозяйства<text:span text:style-name="T25"> </text:span>награжден<text:span text:style-name="T24"> </text:span>орденом<text:span text:style-name="T52"> </text:span>«Знак<text:span text:style-name="T52"> </text:span>почета».</text:p>
      <text:p text:style-name="P88">Сегодня<text:span text:style-name="T22"> </text:span>в<text:span text:style-name="T22"> </text:span>состав<text:span text:style-name="T22"> </text:span>вуза<text:span text:style-name="T22"> </text:span>входят<text:span text:style-name="T22"> </text:span>7<text:span text:style-name="T22"> </text:span>факультетов:<text:span text:style-name="T22"> </text:span>менеджмента<text:span text:style-name="T22"> </text:span>и<text:span text:style-name="T22"> </text:span>предпринимательства,<text:span text:style-name="T22"> </text:span>торгового<text:span text:style-name="T22"> </text:span>дела,<text:span text:style-name="T22"> </text:span>компьютерных<text:span text:style-name="T22"> </text:span>технологий<text:span text:style-name="T22"> </text:span>и<text:span text:style-name="T22"> </text:span>информационной<text:span text:style-name="T22"> </text:span>безопасности,<text:span text:style-name="T22"> </text:span>учетно-экономический,<text:span text:style-name="T22"> </text:span>экономики<text:span text:style-name="T22"> </text:span>и<text:span text:style-name="T22"> </text:span>финансов,<text:span text:style-name="T22"> </text:span>юридический,<text:span text:style-name="T22"> </text:span>лингвистики<text:span text:style-name="T22"> </text:span>и<text:span text:style-name="T22"> </text:span>журналистики;<text:span text:style-name="T22"> </text:span>институт<text:span text:style-name="T22"> </text:span>магистратуры<text:span text:style-name="T49"> </text:span>и<text:span text:style-name="T2"> </text:span>финансово-экономический<text:span text:style-name="T24"> </text:span>колледж.</text:p>
      <text:p text:style-name="P89">В<text:span text:style-name="T1"> </text:span>университете<text:span text:style-name="T3"> </text:span>и<text:span text:style-name="T2"> </text:span>его<text:span text:style-name="T2"> </text:span>филиалах<text:span text:style-name="T2"> </text:span>обучается<text:span text:style-name="T2"> </text:span>более<text:span text:style-name="T1"> </text:span>22<text:span text:style-name="T2"> </text:span>тыс.<text:span text:style-name="T1"> </text:span>студентов<text:span text:style-name="T8"> </text:span>и<text:span text:style-name="T1"> </text:span>более<text:span text:style-name="T2"> </text:span>500<text:span text:style-name="T68"> </text:span>аспирантов;<text:span text:style-name="T22"> </text:span>реализуются<text:span text:style-name="T22"> </text:span>3<text:span text:style-name="T22"> </text:span>специальности<text:span text:style-name="T22"> </text:span>высшего<text:span text:style-name="T22"> </text:span>профессионального<text:span text:style-name="T25"> </text:span>образования, 28 направлений бакалавриата, 52 магистерские программы, в<text:span text:style-name="T22"> </text:span>бизнес-школе осуществляется переподготовка и повышение квалификации<text:span text:style-name="T22"> </text:span>кадров<text:span text:style-name="T22"> </text:span>в<text:span text:style-name="T22"> </text:span>рамках<text:span text:style-name="T22"> </text:span>дополнительного<text:span text:style-name="T22"> </text:span>профессионального<text:span text:style-name="T22"> </text:span>образования<text:span text:style-name="T22"> </text:span>по<text:span text:style-name="T22"> </text:span>50<text:span text:style-name="T22"> </text:span>программам.</text:p>
      <text:p text:style-name="P91">Высок профессиональный уровень профессорско-преподавательского состава<text:span text:style-name="T25"> </text:span>университета: здесь трудятся 183 доктора наук, профессора и 585 кандидатов<text:span text:style-name="T25"> </text:span>наук,<text:span text:style-name="T49"> </text:span>доцентов.</text:p>
      <text:p text:style-name="P86">В вузе издаются 3 журнала, включенных в перечень ведущих рецензируемых<text:span text:style-name="T22"> </text:span>научных<text:span text:style-name="T22"> </text:span>журналов<text:span text:style-name="T22"> </text:span>и<text:span text:style-name="T22"> </text:span>изданий,<text:span text:style-name="T22"> </text:span>действуют<text:span text:style-name="T22"> </text:span>14<text:span text:style-name="T22"> </text:span>научных<text:span text:style-name="T22"> </text:span>школ,<text:span text:style-name="T22"> </text:span>16<text:span text:style-name="T22"> </text:span>научных<text:span text:style-name="T22"> </text:span>направлений.</text:p>
      <text:p text:style-name="P99">В<text:span text:style-name="T22"> </text:span>2013<text:span text:style-name="T22"> </text:span>г.<text:span text:style-name="T22"> </text:span>в<text:span text:style-name="T22"> </text:span>состав<text:span text:style-name="T22"> </text:span>Ростовского<text:span text:style-name="T22"> </text:span>государственного<text:span text:style-name="T22"> </text:span>экономического<text:span text:style-name="T25"> </text:span>университета<text:span text:style-name="T22"> </text:span>(РИНХ)<text:span text:style-name="T22"> </text:span>принят<text:span text:style-name="T37"> </text:span>Таганрогский<text:span text:style-name="T37"> </text:span>государственный<text:span text:style-name="T25"> </text:span>педагогический<text:tab/><text:tab/>институт<text:tab/><text:tab/>им.<text:tab/>А.П.<text:tab/><text:tab/><text:span text:style-name="T52">Чехова.</text:span><text:span text:style-name="T68"> </text:span>В 2014 г. - филиал Финансового университета при правительстве Российской<text:span text:style-name="T22"> </text:span>Федерации<text:tab/>Ростовский<text:tab/>финансово-экономический<text:tab/><text:span text:style-name="T52">колледж.</text:span><text:span text:style-name="T68"> </text:span>В<text:span text:style-name="T6"> </text:span>2016<text:span text:style-name="T8"> </text:span>г.<text:span text:style-name="T5"> </text:span>-<text:span text:style-name="T56"> </text:span>Ростовский<text:span text:style-name="T6"> </text:span>торговый<text:span text:style-name="T6"> </text:span>институт<text:span text:style-name="T6"> </text:span>(филиал)<text:span text:style-name="T6"> </text:span>РЭУ<text:span text:style-name="T7"> </text:span>им.<text:span text:style-name="T5"> </text:span>Г.В.<text:span text:style-name="T7"> </text:span>Плеханова.</text:p>
      <text:p text:style-name="P92">Перспективы развития организации: РГЭУ может стремиться улучшить свою<text:span text:style-name="T25"> </text:span>академическую репутацию, привлекая квалифицированных преподавателей и<text:span text:style-name="T25"> </text:span>исследователей,<text:span text:style-name="T22"> </text:span>расширяя<text:span text:style-name="T22"> </text:span>предлагаемые<text:span text:style-name="T22"> </text:span>программы<text:span text:style-name="T22"> </text:span>обучения<text:span text:style-name="T22"> </text:span>и<text:span text:style-name="T22"> </text:span>укрепляя<text:span text:style-name="T25"> </text:span>свои<text:span text:style-name="T2"> </text:span>позиции в<text:span text:style-name="T1"> </text:span>рейтингах.</text:p>
      <text:p text:style-name="P94">Университеты<text:span text:style-name="T22"> </text:span>всё<text:span text:style-name="T22"> </text:span>чаще<text:span text:style-name="T22"> </text:span>внедряют<text:span text:style-name="T22"> </text:span>современные<text:span text:style-name="T22"> </text:span>технологии<text:span text:style-name="T22"> </text:span>в<text:span text:style-name="T22"> </text:span>образовательный процесс. РГЭУ, возможно, будет активно развивать онлайн-<text:span text:style-name="T25"> </text:span>образование,<text:span text:style-name="T3"> </text:span>цифровые<text:span text:style-name="T49"> </text:span>методы<text:span text:style-name="T49"> </text:span>обучения<text:span text:style-name="T24"> </text:span>и<text:span text:style-name="T49"> </text:span>другие<text:span text:style-name="T49"> </text:span>инновации.</text:p>
      <text:p text:style-name="P96">Сотрудничество с зарубежными университетами, участие в международных<text:span text:style-name="T22"> </text:span>проектах<text:span text:style-name="T22"> </text:span>и<text:span text:style-name="T22"> </text:span>обмен<text:span text:style-name="T22"> </text:span>студентами<text:span text:style-name="T22"> </text:span>могут способствовать<text:span text:style-name="T22"> </text:span>повышению<text:span text:style-name="T22"> </text:span>мировой<text:span text:style-name="T22"> </text:span>видимости<text:span text:style-name="T52"> </text:span>университета<text:span text:style-name="T24"> </text:span>и его студентов.</text:p>
      <text:p text:style-name="P90">Укрепление<text:span text:style-name="T22"> </text:span>исследовательских<text:span text:style-name="T22"> </text:span>центров<text:span text:style-name="T22"> </text:span>и<text:span text:style-name="T22"> </text:span>проектов<text:span text:style-name="T22"> </text:span>может<text:span text:style-name="T22"> </text:span>способствовать<text:span text:style-name="T25"> </text:span>привлечению<text:span text:style-name="T22"> </text:span>финансирования,<text:span text:style-name="T22"> </text:span>повышению<text:span text:style-name="T22"> </text:span>репутации<text:span text:style-name="T22"> </text:span>и<text:span text:style-name="T22"> </text:span>привлечению<text:span text:style-name="T22"> </text:span>внимания<text:span text:style-name="T24"> </text:span>студентов.</text:p>
      <text:p text:style-name="P95">РГЭУ может разрабатывать программы для привлечения лучших студентов,<text:span text:style-name="T22"> </text:span>предлагая<text:span text:style-name="T22"> </text:span>стипендии,<text:span text:style-name="T22"> </text:span>разнообразные<text:span text:style-name="T22"> </text:span>формы<text:span text:style-name="T22"> </text:span>поддержки<text:span text:style-name="T22"> </text:span>и<text:span text:style-name="T22"> </text:span>интересные<text:span text:style-name="T22"> </text:span>образовательные<text:span text:style-name="T24"> </text:span>возможности.</text:p>
      <text:p text:style-name="P109" loext:marker-style-name="T69"/>
      <text:p text:style-name="P83" loext:marker-style-name="T21"/>
      <text:h text:style-name="P74" text:outline-level="1">Анализ<text:span text:style-name="T1"> </text:span>предметной<text:span text:style-name="T3"> </text:span>области</text:h>
      <text:p text:style-name="P112" loext:marker-style-name="T71"/>
      <text:p text:style-name="P116"><text:span text:style-name="T71">Цель:</text:span><text:span text:style-name="T23"> </text:span>Изучение<text:span text:style-name="T22"> </text:span>и<text:span text:style-name="T22"> </text:span>применение<text:span text:style-name="T22"> </text:span>методов<text:span text:style-name="T22"> </text:span>анализа<text:span text:style-name="T22"> </text:span>предметной<text:span text:style-name="T22"> </text:span>области<text:span text:style-name="T22"> </text:span>в<text:span text:style-name="T22"> </text:span>контексте<text:span text:style-name="T22"> </text:span>разработки<text:span text:style-name="T22"> </text:span>программного<text:span text:style-name="T22"> </text:span>обеспечения.<text:span text:style-name="T22"> </text:span>Это<text:span text:style-name="T22"> </text:span>нужно,<text:span text:style-name="T22"> </text:span>чтобы<text:span text:style-name="T22"> </text:span>научиться<text:span text:style-name="T22"> </text:span>определять<text:span text:style-name="T22"> </text:span>и<text:span text:style-name="T22"> </text:span>структурировать<text:span text:style-name="T22"> </text:span>требования<text:span text:style-name="T22"> </text:span>к<text:span text:style-name="T22"> </text:span>проекту,<text:span text:style-name="T22"> </text:span>а<text:span text:style-name="T22"> </text:span>также<text:span text:style-name="T22"> </text:span>понимать,<text:span text:style-name="T8"> </text:span>как<text:span text:style-name="T1"> </text:span>данные<text:span text:style-name="T1"> </text:span>требования<text:span text:style-name="T1"> </text:span>влияют<text:span text:style-name="T3"> </text:span>на<text:span text:style-name="T1"> </text:span>последующие<text:span text:style-name="T8"> </text:span>этапы<text:span text:style-name="T1"> </text:span>разработки.</text:p>
      <text:p text:style-name="P137" loext:marker-style-name="T72"/>
      <text:h text:style-name="P76" text:outline-level="1">Задачи:</text:h>
      <text:p text:style-name="P143" loext:marker-style-name="T73"/>
      <text:list text:continue-numbering="true" text:style-name="WWNum14">
        <text:list-item>
          <text:list>
            <text:list-item>
              <text:list>
                <text:list-item>
                  <text:p text:style-name="P1" loext:marker-style-name="T77"><text:span text:style-name="T74">Сбор</text:span><text:span text:style-name="T75"> </text:span><text:span text:style-name="T74">информации:</text:span><text:span text:style-name="T75"> </text:span><text:span text:style-name="T77">Проведение</text:span><text:span text:style-name="T76"> </text:span><text:span text:style-name="T77">исследований</text:span><text:span text:style-name="T76"> </text:span><text:span text:style-name="T77">и</text:span><text:span text:style-name="T76"> </text:span><text:span text:style-name="T77">сбора</text:span><text:span text:style-name="T76"> </text:span><text:span text:style-name="T77">данных</text:span><text:span text:style-name="T76"> </text:span><text:span text:style-name="T77">о</text:span><text:span text:style-name="T76"> </text:span><text:span text:style-name="T77">предметной</text:span><text:span text:style-name="T76"> </text:span><text:span text:style-name="T77">области,</text:span><text:span text:style-name="T76"> </text:span><text:span text:style-name="T77">включая</text:span><text:span text:style-name="T76"> </text:span><text:span text:style-name="T77">изучение</text:span><text:span text:style-name="T76"> </text:span><text:span text:style-name="T77">существующих</text:span><text:span text:style-name="T76"> </text:span><text:span text:style-name="T77">систем,</text:span><text:span text:style-name="T76"> </text:span><text:span text:style-name="T77">интервьюирование</text:span><text:span text:style-name="T78"> </text:span><text:span text:style-name="T77">экспертов</text:span><text:span text:style-name="T79"> </text:span><text:span text:style-name="T77">и</text:span><text:span text:style-name="T80"> </text:span><text:span text:style-name="T77">заинтересованных</text:span><text:span text:style-name="T80"> </text:span><text:span text:style-name="T77">сторон.</text:span></text:p>
                </text:list-item>
                <text:list-item>
                  <text:p text:style-name="P2" loext:marker-style-name="T77"><text:span text:style-name="T74">Анализ</text:span><text:span text:style-name="T75"> </text:span><text:span text:style-name="T74">требований:</text:span><text:span text:style-name="T75"> </text:span><text:span text:style-name="T77">Определение</text:span><text:span text:style-name="T76"> </text:span><text:span text:style-name="T77">функциональных</text:span><text:span text:style-name="T76"> </text:span><text:span text:style-name="T77">и</text:span><text:span text:style-name="T76"> </text:span><text:span text:style-name="T77">нефункциональных</text:span><text:span text:style-name="T81"> </text:span><text:span text:style-name="T77">требований</text:span><text:span text:style-name="T82"> </text:span><text:span text:style-name="T77">к</text:span><text:span text:style-name="T83"> </text:span><text:span text:style-name="T77">будущему</text:span><text:span text:style-name="T84"> </text:span><text:span text:style-name="T77">программному</text:span><text:span text:style-name="T85"> </text:span><text:span text:style-name="T77">продукту.</text:span></text:p>
                </text:list-item>
                <text:list-item>
                  <text:p text:style-name="P3" loext:marker-style-name="T77"><text:span text:style-name="T74">Моделирование предметной области: </text:span><text:span text:style-name="T77">Создание моделей и диаграмм,</text:span><text:span text:style-name="T76"> </text:span><text:span text:style-name="T77">которые</text:span><text:span text:style-name="T79"> </text:span><text:span text:style-name="T77">отражают</text:span><text:span text:style-name="T86"> </text:span><text:span text:style-name="T77">структуру</text:span><text:span text:style-name="T87"> </text:span><text:span text:style-name="T77">и</text:span><text:span text:style-name="T79"> </text:span><text:span text:style-name="T77">взаимосвязи</text:span><text:span text:style-name="T79"> </text:span><text:span text:style-name="T77">в</text:span><text:span text:style-name="T86"> </text:span><text:span text:style-name="T77">предметной</text:span><text:span text:style-name="T88"> </text:span><text:span text:style-name="T77">области.</text:span></text:p>
                </text:list-item>
                <text:list-item>
                  <text:p text:style-name="P11" loext:marker-style-name="T77"><text:span text:style-name="T74">Оценка</text:span><text:span text:style-name="T75"> </text:span><text:span text:style-name="T74">ограничений:</text:span><text:span text:style-name="T75"> </text:span><text:span text:style-name="T77">Выявление</text:span><text:span text:style-name="T76"> </text:span><text:span text:style-name="T77">технических,</text:span><text:span text:style-name="T76"> </text:span><text:span text:style-name="T77">временных</text:span><text:span text:style-name="T76"> </text:span><text:span text:style-name="T77">и</text:span><text:span text:style-name="T76"> </text:span><text:span text:style-name="T77">ресурсных</text:span><text:span text:style-name="T88"> </text:span><text:span text:style-name="T77">ограничений,</text:span><text:span text:style-name="T90"> </text:span><text:span text:style-name="T77">которые</text:span><text:span text:style-name="T78"> </text:span><text:span text:style-name="T77">могут</text:span><text:span text:style-name="T88"> </text:span><text:span text:style-name="T77">повлиять</text:span><text:span text:style-name="T88"> </text:span><text:span text:style-name="T77">на</text:span><text:span text:style-name="T90"> </text:span><text:span text:style-name="T77">проект.</text:span></text:p>
                </text:list-item>
              </text:list>
            </text:list-item>
          </text:list>
        </text:list-item>
      </text:list>
      <text:p text:style-name="P146" loext:marker-style-name="T168"/>
      <text:h text:style-name="Heading_20_1" text:outline-level="1">Методы<text:span text:style-name="T5"> </text:span>и<text:span text:style-name="T6"> </text:span>инструменты:</text:h>
      <text:p text:style-name="P144" loext:marker-style-name="T73"/>
      <text:list xml:id="list617870402" text:style-name="WWNum13">
        <text:list-item>
          <text:p text:style-name="P15" loext:marker-style-name="T77"><text:span text:style-name="T74">Интервьюирование:</text:span><text:span text:style-name="T91"> </text:span><text:span text:style-name="T77">Метод</text:span><text:span text:style-name="T93"> </text:span><text:span text:style-name="T77">сбора</text:span><text:span text:style-name="T92"> </text:span><text:span text:style-name="T77">информации</text:span><text:span text:style-name="T94"> </text:span><text:span text:style-name="T77">через</text:span><text:span text:style-name="T94"> </text:span><text:span text:style-name="T77">прямые</text:span><text:span text:style-name="T92"> </text:span><text:span text:style-name="T77">беседы</text:span><text:span text:style-name="T93"> </text:span><text:span text:style-name="T77">с</text:span><text:span text:style-name="T96"> </text:span><text:span text:style-name="T77">экспертами.</text:span></text:p>
        </text:list-item>
        <text:list-item>
          <text:p text:style-name="P18" loext:marker-style-name="T77"><text:span text:style-name="T74">Мозговой</text:span><text:span text:style-name="T97"> </text:span><text:span text:style-name="T74">штурм:</text:span><text:span text:style-name="T97"> </text:span><text:span text:style-name="T77">Техника</text:span><text:span text:style-name="T99"> </text:span><text:span text:style-name="T77">генерации</text:span><text:span text:style-name="T100"> </text:span><text:span text:style-name="T77">идей</text:span><text:span text:style-name="T99"> </text:span><text:span text:style-name="T77">в</text:span><text:span text:style-name="T98"> </text:span><text:span text:style-name="T77">группе</text:span><text:span text:style-name="T100"> </text:span><text:span text:style-name="T77">для</text:span><text:span text:style-name="T99"> </text:span><text:span text:style-name="T77">определения</text:span><text:span text:style-name="T96"> </text:span><text:span text:style-name="T77">возможных функций и</text:span><text:span text:style-name="T80"> </text:span><text:span text:style-name="T77">решений.</text:span></text:p>
        </text:list-item>
        <text:list-item>
          <text:p text:style-name="P20" loext:marker-style-name="T77"><text:span text:style-name="T74">Диаграммы</text:span><text:span text:style-name="T101"> </text:span><text:span text:style-name="T74">и</text:span><text:span text:style-name="T101"> </text:span><text:span text:style-name="T74">модели:</text:span><text:span text:style-name="T102"> </text:span><text:span text:style-name="T77">Использование</text:span><text:span text:style-name="T103"> </text:span><text:span text:style-name="T77">UML,</text:span><text:span text:style-name="T104"> </text:span><text:span text:style-name="T77">ER-диаграмм</text:span><text:span text:style-name="T103"> </text:span><text:span text:style-name="T77">и</text:span><text:span text:style-name="T106"> </text:span><text:span text:style-name="T77">других</text:span><text:span text:style-name="T96"> </text:span><text:span text:style-name="T77">инструментов</text:span><text:span text:style-name="T88"> </text:span><text:span text:style-name="T77">для</text:span><text:span text:style-name="T80"> </text:span><text:span text:style-name="T77">визуализации</text:span><text:span text:style-name="T79"> </text:span><text:span text:style-name="T77">предметной</text:span><text:span text:style-name="T80"> </text:span><text:span text:style-name="T77">области.</text:span></text:p>
        </text:list-item>
        <text:list-item>
          <text:p text:style-name="P21" loext:marker-style-name="T77"><text:span text:style-name="T74">Анализ</text:span><text:span text:style-name="T107"> </text:span><text:span text:style-name="T74">конкурентных</text:span><text:span text:style-name="T109"> </text:span><text:span text:style-name="T74">продуктов:</text:span><text:span text:style-name="T111"> </text:span><text:span text:style-name="T77">Изучение</text:span><text:span text:style-name="T110"> </text:span><text:span text:style-name="T77">аналогичных</text:span><text:span text:style-name="T108"> </text:span><text:span text:style-name="T77">продуктов</text:span><text:span text:style-name="T96"> </text:span><text:span text:style-name="T77">на</text:span><text:span text:style-name="T90"> </text:span><text:span text:style-name="T77">рынке</text:span><text:span text:style-name="T78"> </text:span><text:span text:style-name="T77">для</text:span><text:span text:style-name="T78"> </text:span><text:span text:style-name="T77">выявления</text:span><text:span text:style-name="T90"> </text:span><text:span text:style-name="T77">лучших</text:span><text:span text:style-name="T80"> </text:span><text:span text:style-name="T77">практик</text:span><text:span text:style-name="T78"> </text:span><text:span text:style-name="T77">и</text:span><text:span text:style-name="T78"> </text:span><text:span text:style-name="T77">потенциальных</text:span><text:span text:style-name="T86"> </text:span><text:span text:style-name="T77">ошибок.</text:span></text:p>
        </text:list-item>
      </text:list>
      <text:p text:style-name="P138" loext:marker-style-name="T72"/>
      <text:p text:style-name="P116"><text:span text:style-name="T71">Результат:</text:span><text:span text:style-name="T23"> </text:span>Приобретение<text:span text:style-name="T22"> </text:span>практических<text:span text:style-name="T22"> </text:span>навыков<text:span text:style-name="T22"> </text:span>в<text:span text:style-name="T22"> </text:span>сборе<text:span text:style-name="T22"> </text:span>и<text:span text:style-name="T22"> </text:span>анализе<text:span text:style-name="T22"> </text:span>требований,<text:span text:style-name="T22"> </text:span>а<text:span text:style-name="T22"> </text:span>также<text:span text:style-name="T22"> </text:span>в<text:span text:style-name="T22"> </text:span>моделировании<text:span text:style-name="T22"> </text:span>предметной<text:span text:style-name="T22"> </text:span>области.<text:span text:style-name="T22"> </text:span>Научились<text:span text:style-name="T22"> </text:span>работать<text:span text:style-name="T22"> </text:span>с<text:span text:style-name="T22"> </text:span>различными<text:span text:style-name="T22"> </text:span>методами<text:span text:style-name="T22"> </text:span>и<text:span text:style-name="T22"> </text:span>инструментами,<text:span text:style-name="T22"> </text:span>которые<text:span text:style-name="T22"> </text:span>являются<text:span text:style-name="T22"> </text:span>ключевыми<text:span text:style-name="T8"> </text:span>для<text:span text:style-name="T1"> </text:span>успешного<text:span text:style-name="T8"> </text:span>начала<text:span text:style-name="T6"> </text:span>разработки<text:span text:style-name="T2"> </text:span>программного<text:span text:style-name="T2"> </text:span>обеспечения.</text:p>
      <text:h text:style-name="P65" text:outline-level="1">Определение<text:span text:style-name="T3"> </text:span>требований<text:span text:style-name="T3"> </text:span>проекта</text:h>
      <text:p text:style-name="P113" loext:marker-style-name="T71"/>
      <text:p text:style-name="P118"><text:span text:style-name="T71">Цель:</text:span><text:span text:style-name="T23"> </text:span>Разработка<text:span text:style-name="T22"> </text:span>четкого<text:span text:style-name="T22"> </text:span>и<text:span text:style-name="T22"> </text:span>детализированного<text:span text:style-name="T22"> </text:span>перечня<text:span text:style-name="T22"> </text:span>требований<text:span text:style-name="T22"> </text:span>к<text:span text:style-name="T22"> </text:span>программному<text:span text:style-name="T22"> </text:span>продукту,<text:span text:style-name="T22"> </text:span>который<text:span text:style-name="T22"> </text:span>будет<text:span text:style-name="T22"> </text:span>служить<text:span text:style-name="T22"> </text:span>основой<text:span text:style-name="T22"> </text:span>для<text:span text:style-name="T22"> </text:span>всех<text:span text:style-name="T22"> </text:span>последующих этапов<text:span text:style-name="T49"> </text:span>разработки.</text:p>
      <text:p text:style-name="P138" loext:marker-style-name="T72"/>
      <text:h text:style-name="Heading_20_1" text:outline-level="1">Задачи:</text:h>
      <text:p text:style-name="P143" loext:marker-style-name="T73"/>
      <text:list text:style-name="WWNum12">
        <text:list-item>
          <text:p text:style-name="P12" loext:marker-style-name="T77"><text:span text:style-name="T74">Сбор требований: </text:span><text:span text:style-name="T77">Проведение встреч с заинтересованными сторонами</text:span><text:span text:style-name="T96"> </text:span><text:span text:style-name="T77">для</text:span><text:span text:style-name="T80"> </text:span><text:span text:style-name="T77">выявления</text:span><text:span text:style-name="T90"> </text:span><text:span text:style-name="T77">их</text:span><text:span text:style-name="T90"> </text:span><text:span text:style-name="T77">потребностей</text:span><text:span text:style-name="T80"> </text:span><text:span text:style-name="T77">и ожиданий.</text:span></text:p>
        </text:list-item>
        <text:list-item>
          <text:p text:style-name="P4" loext:marker-style-name="T77"><text:span text:style-name="T74">Документация</text:span><text:span text:style-name="T75"> </text:span><text:span text:style-name="T74">требований:</text:span><text:span text:style-name="T75"> </text:span><text:span text:style-name="T77">Создание</text:span><text:span text:style-name="T76"> </text:span><text:span text:style-name="T77">документа,</text:span><text:span text:style-name="T76"> </text:span><text:span text:style-name="T77">который</text:span><text:span text:style-name="T76"> </text:span><text:span text:style-name="T77">четко</text:span><text:span text:style-name="T96"> </text:span><text:span text:style-name="T77">описывает</text:span><text:span text:style-name="T76"> </text:span><text:span text:style-name="T77">все</text:span><text:span text:style-name="T76"> </text:span><text:span text:style-name="T77">функциональные</text:span><text:span text:style-name="T76"> </text:span><text:span text:style-name="T77">и</text:span><text:span text:style-name="T76"> </text:span><text:span text:style-name="T77">нефункциональные</text:span><text:span text:style-name="T76"> </text:span><text:span text:style-name="T77">требования</text:span><text:span text:style-name="T76"> </text:span><text:span text:style-name="T77">к</text:span><text:span text:style-name="T76"> </text:span><text:span text:style-name="T77">системе.</text:span></text:p>
        </text:list-item>
        <text:list-item>
          <text:p text:style-name="P4" loext:marker-style-name="T77"><text:span text:style-name="T74">Приоритизация требований: </text:span><text:span text:style-name="T77">Определение приоритетов для каждого</text:span><text:span text:style-name="T76"> </text:span><text:span text:style-name="T77">требования</text:span><text:span text:style-name="T78"> </text:span><text:span text:style-name="T77">с</text:span><text:span text:style-name="T80"> </text:span><text:span text:style-name="T77">учетом</text:span><text:span text:style-name="T79"> </text:span><text:span text:style-name="T77">их важности</text:span><text:span text:style-name="T80"> </text:span><text:span text:style-name="T77">и</text:span><text:span text:style-name="T78"> </text:span><text:span text:style-name="T77">влияния</text:span><text:span text:style-name="T79"> </text:span><text:span text:style-name="T77">на</text:span><text:span text:style-name="T80"> </text:span><text:span text:style-name="T77">проект.</text:span></text:p>
        </text:list-item>
      </text:list>
      <text:p text:style-name="P147" loext:marker-style-name="T168"/>
      <text:h text:style-name="P76" text:outline-level="1">Методы<text:span text:style-name="T5"> </text:span>и<text:span text:style-name="T6"> </text:span>инструменты:</text:h>
      <text:p text:style-name="P144" loext:marker-style-name="T73"/>
      <text:list xml:id="list85155023138262" text:continue-list="list617870402" text:style-name="WWNum13">
        <text:list-item>
          <text:p text:style-name="P5" loext:marker-style-name="T77"><text:span text:style-name="T74">Интервью: </text:span><text:span text:style-name="T77">Проведение интервью с пользователями и заказчиками для</text:span><text:span text:style-name="T76"> </text:span><text:span text:style-name="T77">выявления</text:span><text:span text:style-name="T80"> </text:span><text:span text:style-name="T77">их</text:span><text:span text:style-name="T76"> </text:span><text:span text:style-name="T77">потребностей.</text:span></text:p>
        </text:list-item>
        <text:list-item>
          <text:p text:style-name="P5" loext:marker-style-name="T77"><text:span text:style-name="T74">Анализ</text:span><text:span text:style-name="T75"> </text:span><text:span text:style-name="T74">документов:</text:span><text:span text:style-name="T75"> </text:span><text:span text:style-name="T77">Изучение</text:span><text:span text:style-name="T76"> </text:span><text:span text:style-name="T77">существующей</text:span><text:span text:style-name="T76"> </text:span><text:span text:style-name="T77">документации</text:span><text:span text:style-name="T76"> </text:span><text:span text:style-name="T77">для</text:span><text:span text:style-name="T76"> </text:span><text:span text:style-name="T77">понимания</text:span><text:span text:style-name="T80"> </text:span><text:span text:style-name="T77">текущих</text:span><text:span text:style-name="T80"> </text:span><text:span text:style-name="T77">процессов</text:span><text:span text:style-name="T78"> </text:span><text:span text:style-name="T77">и систем.</text:span></text:p>
        </text:list-item>
        <text:list-item>
          <text:p text:style-name="P6" loext:marker-style-name="T77"><text:span text:style-name="T74">Создание</text:span><text:span text:style-name="T75"> </text:span><text:span text:style-name="T74">пользовательских</text:span><text:span text:style-name="T75"> </text:span><text:span text:style-name="T74">сценариев:</text:span><text:span text:style-name="T75"> </text:span><text:span text:style-name="T77">Разработка</text:span><text:span text:style-name="T76"> </text:span><text:span text:style-name="T77">сценариев</text:span><text:span text:style-name="T76"> </text:span><text:span text:style-name="T77">использования</text:span><text:span text:style-name="T76"> </text:span><text:span text:style-name="T77">системы</text:span><text:span text:style-name="T76"> </text:span><text:span text:style-name="T77">для</text:span><text:span text:style-name="T76"> </text:span><text:span text:style-name="T77">определения</text:span><text:span text:style-name="T76"> </text:span><text:span text:style-name="T77">основных</text:span><text:span text:style-name="T76"> </text:span><text:span text:style-name="T77">функций</text:span><text:span text:style-name="T76"> </text:span><text:span text:style-name="T77">и</text:span><text:span text:style-name="T76"> </text:span><text:span text:style-name="T77">требований.</text:span></text:p>
        </text:list-item>
      </text:list>
      <text:p text:style-name="P139" loext:marker-style-name="T72"/>
      <text:p text:style-name="P149"><text:span text:style-name="T71">Результат:<text:tab/></text:span>Создание<text:tab/>полного<text:tab/>и<text:tab/>детализированного<text:tab/>списка<text:tab/><text:span text:style-name="T24">требований,</text:span><text:span text:style-name="T25"> </text:span>который<text:span text:style-name="T5"> </text:span>будет<text:span text:style-name="T6"> </text:span>использоваться<text:span text:style-name="T1"> </text:span>на<text:span text:style-name="T3"> </text:span>всех<text:span text:style-name="T2"> </text:span>этапах<text:span text:style-name="T1"> </text:span>разработки<text:span text:style-name="T1"> </text:span>и<text:span text:style-name="T5"> </text:span>тестирования.</text:p>
      <text:p text:style-name="P109" loext:marker-style-name="T69"/>
      <text:p text:style-name="P150" loext:marker-style-name="T169"/>
      <text:h text:style-name="P67" text:outline-level="1">Разработка<text:span text:style-name="T5"> </text:span>и<text:span text:style-name="T14"> </text:span>оформление<text:span text:style-name="T5"> </text:span>документа<text:span text:style-name="T6"> </text:span>«Техническое<text:span text:style-name="T5"> </text:span>задание»</text:h>
      <text:p text:style-name="P114" loext:marker-style-name="T71"/>
      <text:p text:style-name="P106"><text:span text:style-name="T71">Цель:</text:span><text:span text:style-name="T62"> </text:span>Создание<text:span text:style-name="T39"> </text:span>документа,<text:span text:style-name="T41"> </text:span>который<text:span text:style-name="T170"> </text:span>будет<text:span text:style-name="T41"> </text:span>служить<text:span text:style-name="T41"> </text:span>руководством<text:span text:style-name="T41"> </text:span>для<text:span text:style-name="T38"> </text:span>всех<text:span text:style-name="T25"> </text:span>участников<text:span text:style-name="T3"> </text:span>проекта<text:span text:style-name="T24"> </text:span>на<text:span text:style-name="T24"> </text:span>всех этапах его<text:span text:style-name="T24"> </text:span>разработки<text:span text:style-name="T24"> </text:span>и<text:span text:style-name="T2"> </text:span>реализации.</text:p>
      <text:p text:style-name="P140" loext:marker-style-name="T72"/>
      <text:h text:style-name="Heading_20_1" text:outline-level="1">Задачи:</text:h>
      <text:p text:style-name="P144" loext:marker-style-name="T73"/>
      <text:list text:style-name="WWNum11">
        <text:list-item>
          <text:p text:style-name="P26" loext:marker-style-name="T77"><text:span text:style-name="T74">Сбор</text:span><text:span text:style-name="T113"> </text:span><text:span text:style-name="T74">информации:</text:span><text:span text:style-name="T115"> </text:span><text:span text:style-name="T77">Обобщение</text:span><text:span text:style-name="T114"> </text:span><text:span text:style-name="T77">всех</text:span><text:span text:style-name="T117"> </text:span><text:span text:style-name="T77">собранных</text:span><text:span text:style-name="T117"> </text:span><text:span text:style-name="T77">требований</text:span><text:span text:style-name="T119"> </text:span><text:span text:style-name="T77">и</text:span><text:span text:style-name="T117"> </text:span><text:span text:style-name="T77">их</text:span><text:span text:style-name="T96"> </text:span><text:span text:style-name="T77">структурирование</text:span><text:span text:style-name="T80"> </text:span><text:span text:style-name="T77">в</text:span><text:span text:style-name="T88"> </text:span><text:span text:style-name="T77">техническое задание.</text:span></text:p>
        </text:list-item>
        <text:list-item>
          <text:p text:style-name="P33" loext:marker-style-name="T77"><text:span text:style-name="T74">Разработка<text:tab/>структуры:<text:tab/></text:span><text:span text:style-name="T77">Определение<text:tab/>логической<text:tab/></text:span><text:span text:style-name="T78">структуры</text:span><text:span text:style-name="T96"> </text:span><text:span text:style-name="T77">документа,</text:span><text:span text:style-name="T90"> </text:span><text:span text:style-name="T77">включающей</text:span><text:span text:style-name="T78"> </text:span><text:span text:style-name="T77">все</text:span><text:span text:style-name="T80"> </text:span><text:span text:style-name="T77">необходимые</text:span><text:span text:style-name="T78"> </text:span><text:span text:style-name="T77">разделы.</text:span></text:p>
        </text:list-item>
        <text:list-item>
          <text:p text:style-name="P27" loext:marker-style-name="T77"><text:span text:style-name="T74">Оформление</text:span><text:span text:style-name="T120"> </text:span><text:span text:style-name="T74">документа:</text:span><text:span text:style-name="T122"> </text:span><text:span text:style-name="T77">Написание</text:span><text:span text:style-name="T121"> </text:span><text:span text:style-name="T77">текста</text:span><text:span text:style-name="T123"> </text:span><text:span text:style-name="T77">технического</text:span><text:span text:style-name="T76"> </text:span><text:span text:style-name="T77">задания</text:span><text:span text:style-name="T123"> </text:span><text:span text:style-name="T77">с</text:span><text:span text:style-name="T96"> </text:span><text:span text:style-name="T77">использованием</text:span><text:span text:style-name="T78"> </text:span><text:span text:style-name="T77">стандартных шаблонов</text:span><text:span text:style-name="T79"> </text:span><text:span text:style-name="T77">и</text:span><text:span text:style-name="T78"> </text:span><text:span text:style-name="T77">форматов.</text:span></text:p>
        </text:list-item>
      </text:list>
      <text:h text:style-name="P77" text:outline-level="1">Методы<text:span text:style-name="T5"> </text:span>и<text:span text:style-name="T6"> </text:span>инструменты:</text:h>
      <text:p text:style-name="P145" loext:marker-style-name="T73"/>
      <text:list xml:id="list85156582365115" text:continue-list="list85155023138262" text:style-name="WWNum13">
        <text:list-item>
          <text:p text:style-name="P22" loext:marker-style-name="T77"><text:span text:style-name="T74">Шаблоны</text:span><text:span text:style-name="T124"> </text:span><text:span text:style-name="T74">документации:</text:span><text:span text:style-name="T126"> </text:span><text:span text:style-name="T77">Использование</text:span><text:span text:style-name="T127"> </text:span><text:span text:style-name="T77">стандартных</text:span><text:span text:style-name="T127"> </text:span><text:span text:style-name="T77">шаблонов</text:span><text:span text:style-name="T127"> </text:span><text:span text:style-name="T77">для</text:span><text:span text:style-name="T96"> </text:span><text:span text:style-name="T77">оформления</text:span><text:span text:style-name="T80"> </text:span><text:span text:style-name="T77">технического задания.</text:span></text:p>
        </text:list-item>
        <text:list-item>
          <text:p text:style-name="P23" loext:marker-style-name="T77"><text:span text:style-name="T74">Системы</text:span><text:span text:style-name="T129"> </text:span><text:span text:style-name="T74">управления</text:span><text:span text:style-name="T97"> </text:span><text:span text:style-name="T74">требованиями:</text:span><text:span text:style-name="T97"> </text:span><text:span text:style-name="T77">Применение</text:span><text:span text:style-name="T130"> </text:span><text:span text:style-name="T77">инструментов</text:span><text:span text:style-name="T130"> </text:span><text:span text:style-name="T77">для</text:span><text:span text:style-name="T96"> </text:span><text:span text:style-name="T77">отслеживания</text:span><text:span text:style-name="T80"> </text:span><text:span text:style-name="T77">и</text:span><text:span text:style-name="T90"> </text:span><text:span text:style-name="T77">управления</text:span><text:span text:style-name="T80"> </text:span><text:span text:style-name="T77">требованиями.</text:span></text:p>
        </text:list-item>
        <text:list-item>
          <text:p text:style-name="P16" loext:marker-style-name="T77"><text:span text:style-name="T74">Рецензирование:</text:span><text:span text:style-name="T131"> </text:span><text:span text:style-name="T77">Проведение</text:span><text:span text:style-name="T108"> </text:span><text:span text:style-name="T77">рецензий</text:span><text:span text:style-name="T108"> </text:span><text:span text:style-name="T77">документа</text:span><text:span text:style-name="T108"> </text:span><text:span text:style-name="T77">с</text:span><text:span text:style-name="T112"> </text:span><text:span text:style-name="T77">целью</text:span><text:span text:style-name="T132"> </text:span><text:span text:style-name="T77">выявления</text:span><text:span text:style-name="T96"> </text:span><text:span text:style-name="T77">и</text:span><text:span text:style-name="T80"> </text:span><text:span text:style-name="T77">устранения ошибок и неточностей.</text:span></text:p>
        </text:list-item>
      </text:list>
      <text:p text:style-name="P138" loext:marker-style-name="T72"/>
      <text:p text:style-name="P107"><text:span text:style-name="T71">Результат:</text:span><text:span text:style-name="T171"> </text:span>Создание<text:span text:style-name="T172"> </text:span>технического<text:span text:style-name="T173"> </text:span>задания,<text:span text:style-name="T174"> </text:span>которое<text:span text:style-name="T173"> </text:span>будет<text:span text:style-name="T174"> </text:span>служить<text:span text:style-name="T175"> </text:span>основой<text:span text:style-name="T25"> </text:span>для<text:span text:style-name="T52"> </text:span>разработки,<text:span text:style-name="T52"> </text:span>тестирования<text:span text:style-name="T49"> </text:span>и<text:span text:style-name="T49"> </text:span>внедрения<text:span text:style-name="T49"> </text:span>программного<text:span text:style-name="T24"> </text:span>продукта.</text:p>
      <text:p text:style-name="P109" loext:marker-style-name="T69"/>
      <text:p text:style-name="P151" loext:marker-style-name="T177"/>
      <text:h text:style-name="P68" text:outline-level="1">Разработка<text:span text:style-name="T8"> </text:span>структуры<text:span text:style-name="T8"> </text:span>проекта</text:h>
      <text:p text:style-name="P115" loext:marker-style-name="T71"/>
      <text:p text:style-name="P106"><text:span text:style-name="T71">Цель:</text:span><text:span text:style-name="T4"> </text:span>Определение<text:span text:style-name="T5"> </text:span>и<text:span text:style-name="T2"> </text:span>документирование<text:span text:style-name="T8"> </text:span>логической<text:span text:style-name="T2"> </text:span>и<text:span text:style-name="T3"> </text:span>физической<text:span text:style-name="T3"> </text:span>структуры<text:span text:style-name="T25"> </text:span>программного<text:span text:style-name="T2"> </text:span>проекта.</text:p>
      <text:p text:style-name="P139" loext:marker-style-name="T72"/>
      <text:h text:style-name="Heading_20_1" text:outline-level="1">Задачи:</text:h>
      <text:p text:style-name="P144" loext:marker-style-name="T73"/>
      <text:list text:style-name="WWNum10">
        <text:list-item>
          <text:p text:style-name="P28" loext:marker-style-name="T77"><text:span text:style-name="T74">Определение</text:span><text:span text:style-name="T128"> </text:span><text:span text:style-name="T74">компонентов:</text:span><text:span text:style-name="T128"> </text:span><text:span text:style-name="T77">Разработка</text:span><text:span text:style-name="T127"> </text:span><text:span text:style-name="T77">перечня</text:span><text:span text:style-name="T133"> </text:span><text:span text:style-name="T77">всех</text:span><text:span text:style-name="T125"> </text:span><text:span text:style-name="T77">компонентов</text:span><text:span text:style-name="T96"> </text:span><text:span text:style-name="T77">системы и</text:span><text:span text:style-name="T90"> </text:span><text:span text:style-name="T77">их</text:span><text:span text:style-name="T76"> </text:span><text:span text:style-name="T77">взаимосвязей.</text:span></text:p>
        </text:list-item>
        <text:list-item>
          <text:p text:style-name="P29" loext:marker-style-name="T77"><text:span text:style-name="T74">Создание</text:span><text:span text:style-name="T109"> </text:span><text:span text:style-name="T74">архитектуры:</text:span><text:span text:style-name="T134"> </text:span><text:span text:style-name="T77">Разработка</text:span><text:span text:style-name="T110"> </text:span><text:span text:style-name="T77">архитектурной</text:span><text:span text:style-name="T110"> </text:span><text:span text:style-name="T77">схемы</text:span><text:span text:style-name="T135"> </text:span><text:span text:style-name="T77">проекта,</text:span><text:span text:style-name="T96"> </text:span><text:span text:style-name="T77">описывающей</text:span><text:span text:style-name="T90"> </text:span><text:span text:style-name="T77">основные</text:span><text:span text:style-name="T80"> </text:span><text:span text:style-name="T77">модули</text:span><text:span text:style-name="T80"> </text:span><text:span text:style-name="T77">и</text:span><text:span text:style-name="T79"> </text:span><text:span text:style-name="T77">их взаимодействия.</text:span></text:p>
        </text:list-item>
        <text:list-item>
          <text:p text:style-name="P34" loext:marker-style-name="T77"><text:span text:style-name="T74">Документирование<text:tab/>структуры:<text:tab/></text:span><text:span text:style-name="T77">Создание<text:tab/></text:span><text:span text:style-name="T80">документации,</text:span><text:span text:style-name="T96"> </text:span><text:span text:style-name="T77">описывающей</text:span><text:span text:style-name="T80"> </text:span><text:span text:style-name="T77">структуру проекта</text:span><text:span text:style-name="T80"> </text:span><text:span text:style-name="T77">и</text:span><text:span text:style-name="T80"> </text:span><text:span text:style-name="T77">ее</text:span><text:span text:style-name="T80"> </text:span><text:span text:style-name="T77">компоненты.</text:span></text:p>
        </text:list-item>
      </text:list>
      <text:p text:style-name="P139" loext:marker-style-name="T72"/>
      <text:h text:style-name="Heading_20_1" text:outline-level="1">Методы<text:span text:style-name="T5"> </text:span>и<text:span text:style-name="T6"> </text:span>инструменты:</text:h>
      <text:p text:style-name="P143" loext:marker-style-name="T73"/>
      <text:list xml:id="list85154831193276" text:continue-list="list85156582365115" text:style-name="WWNum13">
        <text:list-item>
          <text:p text:style-name="P35" loext:marker-style-name="T77"><text:span text:style-name="T74">Диаграммы:<text:tab/></text:span><text:span text:style-name="T77">Использование<text:tab/>UML-диаграмм<text:tab/>для<text:tab/></text:span><text:span text:style-name="T80">визуализации</text:span><text:span text:style-name="T96"> </text:span><text:span text:style-name="T77">структуры</text:span><text:span text:style-name="T80"> </text:span><text:span text:style-name="T77">проекта.</text:span></text:p>
        </text:list-item>
        <text:list-item>
          <text:p text:style-name="P17" loext:marker-style-name="T77"><text:span text:style-name="T74">Архитектурные</text:span><text:span text:style-name="T136"> </text:span><text:span text:style-name="T74">шаблоны:</text:span><text:span text:style-name="T136"> </text:span><text:span text:style-name="T77">Применение</text:span><text:span text:style-name="T104"> </text:span><text:span text:style-name="T77">стандартных</text:span><text:span text:style-name="T137"> </text:span><text:span text:style-name="T77">архитектурных</text:span><text:span text:style-name="T96"> </text:span><text:span text:style-name="T77">шаблонов</text:span><text:span text:style-name="T90"> </text:span><text:span text:style-name="T77">для</text:span><text:span text:style-name="T79"> </text:span><text:span text:style-name="T77">разработки структуры</text:span><text:span text:style-name="T80"> </text:span><text:span text:style-name="T77">системы.</text:span></text:p>
        </text:list-item>
        <text:list-item>
          <text:p text:style-name="P19" loext:marker-style-name="T77"><text:span text:style-name="T74">Документирование:</text:span><text:span text:style-name="T138"> </text:span><text:span text:style-name="T77">Создание</text:span><text:span text:style-name="T140"> </text:span><text:span text:style-name="T77">подробной</text:span><text:span text:style-name="T140"> </text:span><text:span text:style-name="T77">документации</text:span><text:span text:style-name="T114"> </text:span><text:span text:style-name="T77">с</text:span><text:span text:style-name="T140"> </text:span><text:span text:style-name="T77">описанием</text:span><text:span text:style-name="T96"> </text:span><text:span text:style-name="T77">всех компонентов</text:span><text:span text:style-name="T90"> </text:span><text:span text:style-name="T77">и</text:span><text:span text:style-name="T79"> </text:span><text:span text:style-name="T77">их взаимодействий.</text:span></text:p>
        </text:list-item>
      </text:list>
      <text:p text:style-name="P138" loext:marker-style-name="T72"/>
      <text:p text:style-name="P119"><text:span text:style-name="T71">Результат:</text:span><text:span text:style-name="T23"> </text:span>Разработка<text:span text:style-name="T22"> </text:span>и<text:span text:style-name="T22"> </text:span>документирование<text:span text:style-name="T22"> </text:span>структуры<text:span text:style-name="T22"> </text:span>проекта,<text:span text:style-name="T22"> </text:span>что<text:span text:style-name="T22"> </text:span>обеспечивает четкое понимание архитектуры системы для всех участников<text:span text:style-name="T22"> </text:span>проекта.</text:p>
      <text:h text:style-name="P70" text:outline-level="1">Работы<text:span text:style-name="T3"> </text:span>в<text:span text:style-name="T1"> </text:span>системе<text:span text:style-name="T1"> </text:span>контроля<text:span text:style-name="T3"> </text:span>версий</text:h>
      <text:p text:style-name="P153" loext:marker-style-name="T178"/>
      <text:p text:style-name="P104"><text:span text:style-name="T71">Цель:</text:span><text:span text:style-name="T179"> </text:span>Обеспечение<text:span text:style-name="T33"> </text:span>эффективного<text:span text:style-name="T30"> </text:span>управления<text:span text:style-name="T30"> </text:span>изменениями<text:span text:style-name="T30"> </text:span>в<text:span text:style-name="T33"> </text:span>исходном<text:span text:style-name="T31"> </text:span>коде<text:span text:style-name="T25"> </text:span>проекта.</text:p>
      <text:p text:style-name="P148" loext:marker-style-name="T168"/>
      <text:h text:style-name="Heading_20_1" text:outline-level="1">Задачи:</text:h>
      <text:p text:style-name="P114" loext:marker-style-name="T71"/>
      <text:list text:style-name="WWNum9">
        <text:list-item>
          <text:p text:style-name="P30" loext:marker-style-name="T77"><text:span text:style-name="T74">Настройка</text:span><text:span text:style-name="T95"> </text:span><text:span text:style-name="T74">системы</text:span><text:span text:style-name="T95"> </text:span><text:span text:style-name="T74">контроля</text:span><text:span text:style-name="T95"> </text:span><text:span text:style-name="T74">версий:</text:span><text:span text:style-name="T141"> </text:span><text:span text:style-name="T77">Установка</text:span><text:span text:style-name="T143"> </text:span><text:span text:style-name="T77">и</text:span><text:span text:style-name="T92"> </text:span><text:span text:style-name="T77">конфигурация</text:span><text:span text:style-name="T96"> </text:span><text:span text:style-name="T77">системы</text:span><text:span text:style-name="T80"> </text:span><text:span text:style-name="T77">контроля</text:span><text:span text:style-name="T80"> </text:span><text:span text:style-name="T77">версий (например,</text:span><text:span text:style-name="T86"> </text:span><text:span text:style-name="T77">Git).</text:span></text:p>
        </text:list-item>
        <text:list-item>
          <text:p text:style-name="P31" loext:marker-style-name="T77"><text:span text:style-name="T74">Управление</text:span><text:span text:style-name="T144"> </text:span><text:span text:style-name="T74">версиями:</text:span><text:span text:style-name="T146"> </text:span><text:span text:style-name="T77">Ведение</text:span><text:span text:style-name="T147"> </text:span><text:span text:style-name="T77">истории</text:span><text:span text:style-name="T147"> </text:span><text:span text:style-name="T77">изменений</text:span><text:span text:style-name="T148"> </text:span><text:span text:style-name="T77">кода,</text:span><text:span text:style-name="T145"> </text:span><text:span text:style-name="T77">создание</text:span><text:span text:style-name="T96"> </text:span><text:span text:style-name="T77">веток</text:span><text:span text:style-name="T78"> </text:span><text:span text:style-name="T77">для</text:span><text:span text:style-name="T78"> </text:span><text:span text:style-name="T77">разработки</text:span><text:span text:style-name="T80"> </text:span><text:span text:style-name="T77">новых</text:span><text:span text:style-name="T80"> </text:span><text:span text:style-name="T77">функций</text:span><text:span text:style-name="T79"> </text:span><text:span text:style-name="T77">и</text:span><text:span text:style-name="T78"> </text:span><text:span text:style-name="T77">исправления</text:span><text:span text:style-name="T79"> </text:span><text:span text:style-name="T77">ошибок.</text:span></text:p>
        </text:list-item>
        <text:list-item>
          <text:p text:style-name="P32" loext:marker-style-name="T77"><text:span text:style-name="T74">Совместная</text:span><text:span text:style-name="T149"> </text:span><text:span text:style-name="T74">работа:</text:span><text:span text:style-name="T151"> </text:span><text:span text:style-name="T77">Обеспечение</text:span><text:span text:style-name="T152"> </text:span><text:span text:style-name="T77">возможности</text:span><text:span text:style-name="T154"> </text:span><text:span text:style-name="T77">совместной</text:span><text:span text:style-name="T154"> </text:span><text:span text:style-name="T77">работы</text:span><text:span text:style-name="T96"> </text:span><text:span text:style-name="T77">команды</text:span><text:span text:style-name="T79"> </text:span><text:span text:style-name="T77">разработчиков</text:span><text:span text:style-name="T90"> </text:span><text:span text:style-name="T77">над проектом.</text:span></text:p>
        </text:list-item>
      </text:list>
      <text:p text:style-name="P138" loext:marker-style-name="T72"/>
      <text:h text:style-name="P76" text:outline-level="1">Методы<text:span text:style-name="T5"> </text:span>и<text:span text:style-name="T6"> </text:span>инструменты:</text:h>
      <text:p text:style-name="P114" loext:marker-style-name="T71"/>
      <text:list xml:id="list85154601597307" text:continue-list="list85154831193276" text:style-name="WWNum13">
        <text:list-item>
          <text:p text:style-name="P16" loext:marker-style-name="T77"><text:span text:style-name="T74">Git:</text:span><text:span text:style-name="T118"> </text:span><text:span text:style-name="T77">Использование</text:span><text:span text:style-name="T139"> </text:span><text:span text:style-name="T77">системы</text:span><text:span text:style-name="T117"> </text:span><text:span text:style-name="T77">контроля</text:span><text:span text:style-name="T155"> </text:span><text:span text:style-name="T77">версий</text:span><text:span text:style-name="T117"> </text:span><text:span text:style-name="T77">Git</text:span><text:span text:style-name="T116"> </text:span><text:span text:style-name="T77">для</text:span><text:span text:style-name="T117"> </text:span><text:span text:style-name="T77">управления</text:span><text:span text:style-name="T96"> </text:span><text:span text:style-name="T77">изменениями в</text:span><text:span text:style-name="T80"> </text:span><text:span text:style-name="T77">коде.</text:span></text:p>
        </text:list-item>
        <text:list-item>
          <text:p text:style-name="P13" loext:marker-style-name="T77"><text:span text:style-name="T74">Репозитории:</text:span><text:span text:style-name="T156"> </text:span><text:span text:style-name="T77">Создание</text:span><text:span text:style-name="T142"> </text:span><text:span text:style-name="T77">и</text:span><text:span text:style-name="T157"> </text:span><text:span text:style-name="T77">управление</text:span><text:span text:style-name="T93"> </text:span><text:span text:style-name="T77">репозиториями</text:span><text:span text:style-name="T157"> </text:span><text:span text:style-name="T77">для</text:span><text:span text:style-name="T157"> </text:span><text:span text:style-name="T77">хранения</text:span><text:span text:style-name="T96"> </text:span><text:span text:style-name="T77">исходного кода.</text:span></text:p>
        </text:list-item>
        <text:list-item>
          <text:p text:style-name="P24" loext:marker-style-name="T77"><text:span text:style-name="T74">Pull</text:span><text:span text:style-name="T105"> </text:span><text:span text:style-name="T74">Requests:</text:span><text:span text:style-name="T158"> </text:span><text:span text:style-name="T77">Использование</text:span><text:span text:style-name="T159"> </text:span><text:span text:style-name="T77">pull</text:span><text:span text:style-name="T104"> </text:span><text:span text:style-name="T77">requests</text:span><text:span text:style-name="T159"> </text:span><text:span text:style-name="T77">для</text:span><text:span text:style-name="T159"> </text:span><text:span text:style-name="T77">рецензирования</text:span><text:span text:style-name="T104"> </text:span><text:span text:style-name="T77">и</text:span><text:span text:style-name="T96"> </text:span><text:span text:style-name="T77">интеграции</text:span><text:span text:style-name="T80"> </text:span><text:span text:style-name="T77">изменений.</text:span></text:p>
        </text:list-item>
      </text:list>
      <text:p text:style-name="P147" loext:marker-style-name="T168"/>
      <text:p text:style-name="P104"><text:span text:style-name="T71">Результат:</text:span><text:span text:style-name="T176"> </text:span>Эффективное<text:span text:style-name="T42"> </text:span>управление<text:span text:style-name="T174"> </text:span>изменениями<text:span text:style-name="T174"> </text:span>в<text:span text:style-name="T180"> </text:span>коде,<text:span text:style-name="T42"> </text:span>что<text:span text:style-name="T174"> </text:span>обеспечивает<text:span text:style-name="T25"> </text:span>контроль<text:span text:style-name="T2"> </text:span>версий<text:span text:style-name="T1"> </text:span>и<text:span text:style-name="T52"> </text:span>совместную<text:span text:style-name="T3"> </text:span>работу<text:span text:style-name="T49"> </text:span>команды<text:span text:style-name="T49"> </text:span>разработчиков.</text:p>
      <text:p text:style-name="P109" loext:marker-style-name="T69"/>
      <text:p text:style-name="P109" loext:marker-style-name="T69"/>
      <text:h text:style-name="P69" text:outline-level="1">Внешнее<text:span text:style-name="T6"> </text:span>проектирование<text:span text:style-name="T8"> </text:span>(разработка<text:span text:style-name="T6"> </text:span>внешней<text:span text:style-name="T6"> </text:span>спецификации)</text:h>
      <text:p text:style-name="P154" loext:marker-style-name="T178"/>
      <text:p text:style-name="P104"><text:span text:style-name="T71">Цель:</text:span><text:span text:style-name="T182"> </text:span>Создание<text:span text:style-name="T183"> </text:span>внешней<text:span text:style-name="T181"> </text:span>спецификации,<text:span text:style-name="T183"> </text:span>описывающей<text:span text:style-name="T181"> </text:span>пользовательский<text:span text:style-name="T25"> </text:span>интерфейс<text:span text:style-name="T2"> </text:span>и<text:span text:style-name="T24"> </text:span>взаимодействие<text:span text:style-name="T2"> </text:span>пользователя с<text:span text:style-name="T24"> </text:span>системой.</text:p>
      <text:p text:style-name="P138" loext:marker-style-name="T72"/>
      <text:h text:style-name="P76" text:outline-level="1">Задачи:</text:h>
      <text:p text:style-name="P114" loext:marker-style-name="T71"/>
      <text:list text:style-name="WWNum8">
        <text:list-item>
          <text:p text:style-name="P36" loext:marker-style-name="T77"><text:span text:style-name="T74">Определение<text:tab/>пользовательских<text:tab/>требований:<text:tab/></text:span><text:span text:style-name="T77">Изучение<text:tab/></text:span><text:span text:style-name="T80">и</text:span><text:span text:style-name="T96"> </text:span><text:span text:style-name="T77">документирование</text:span><text:span text:style-name="T88"> </text:span><text:span text:style-name="T77">требований</text:span><text:span text:style-name="T86"> </text:span><text:span text:style-name="T77">пользователей</text:span><text:span text:style-name="T86"> </text:span><text:span text:style-name="T77">к</text:span><text:span text:style-name="T88"> </text:span><text:span text:style-name="T77">интерфейсу</text:span><text:span text:style-name="T160"> </text:span><text:span text:style-name="T77">системы.</text:span></text:p>
        </text:list-item>
        <text:list-item>
          <text:p text:style-name="P14" loext:marker-style-name="T77"><text:span text:style-name="T74">Разработка макетов: </text:span><text:span text:style-name="T77">Создание макетов пользовательского интерфейса</text:span><text:span text:style-name="T96"> </text:span><text:span text:style-name="T77">для</text:span><text:span text:style-name="T78"> </text:span><text:span text:style-name="T77">визуализации</text:span><text:span text:style-name="T79"> </text:span><text:span text:style-name="T77">основных</text:span><text:span text:style-name="T80"> </text:span><text:span text:style-name="T77">экранов</text:span><text:span text:style-name="T90"> </text:span><text:span text:style-name="T77">и</text:span><text:span text:style-name="T80"> </text:span><text:span text:style-name="T77">элементов</text:span><text:span text:style-name="T88"> </text:span><text:span text:style-name="T77">управления.</text:span></text:p>
        </text:list-item>
        <text:list-item>
          <text:p text:style-name="P37" loext:marker-style-name="T77"><text:span text:style-name="T74">Описание<text:tab/>взаимодействий:<text:tab/></text:span><text:span text:style-name="T77">Документирование<text:tab/>сценариев</text:span><text:span text:style-name="T96"> </text:span><text:span text:style-name="T77">взаимодействия</text:span><text:span text:style-name="T79"> </text:span><text:span text:style-name="T77">пользователя</text:span><text:span text:style-name="T80"> </text:span><text:span text:style-name="T77">с системой.</text:span></text:p>
        </text:list-item>
      </text:list>
      <text:p text:style-name="P81" loext:marker-style-name="T19"/>
      <text:p text:style-name="P155" loext:marker-style-name="T184"/>
      <text:h text:style-name="P78" text:outline-level="1">Методы<text:span text:style-name="T5"> </text:span>и<text:span text:style-name="T6"> </text:span>инструменты:</text:h>
      <text:p text:style-name="P115" loext:marker-style-name="T71"/>
      <text:list xml:id="list85156276961647" text:continue-list="list85154601597307" text:style-name="WWNum13">
        <text:list-item>
          <text:p text:style-name="P38" loext:marker-style-name="T77"><text:span text:style-name="T74">Прототипирование:</text:span><text:span text:style-name="T161"> </text:span><text:span text:style-name="T77">Создание</text:span><text:span text:style-name="T85"> </text:span><text:span text:style-name="T77">интерактивных</text:span><text:span text:style-name="T81"> </text:span><text:span text:style-name="T77">прототипов</text:span><text:span text:style-name="T82"> </text:span><text:span text:style-name="T77">интерфейса.</text:span></text:p>
        </text:list-item>
        <text:list-item>
          <text:p text:style-name="P38" loext:marker-style-name="T77"><text:span text:style-name="T74">Wireframes:</text:span><text:span text:style-name="T89"> </text:span><text:span text:style-name="T77">Разработка</text:span><text:span text:style-name="T88"> </text:span><text:span text:style-name="T77">wireframes</text:span><text:span text:style-name="T86"> </text:span><text:span text:style-name="T77">для</text:span><text:span text:style-name="T84"> </text:span><text:span text:style-name="T77">описания</text:span><text:span text:style-name="T88"> </text:span><text:span text:style-name="T77">структуры</text:span><text:span text:style-name="T160"> </text:span><text:span text:style-name="T77">экранов.</text:span></text:p>
        </text:list-item>
        <text:list-item>
          <text:p text:style-name="P39" loext:marker-style-name="T77"><text:span text:style-name="T74">User<text:tab/>Stories:<text:tab/></text:span><text:span text:style-name="T77">Создание<text:tab/>user<text:tab/>stories<text:tab/>для<text:tab/></text:span><text:span text:style-name="T80">документирования</text:span><text:span text:style-name="T96"> </text:span><text:span text:style-name="T77">пользовательских сценариев.</text:span></text:p>
        </text:list-item>
      </text:list>
      <text:p text:style-name="P139" loext:marker-style-name="T72"/>
      <text:p text:style-name="P93"><text:span text:style-name="T71">Результат: </text:span>Разработка внешней спецификации, которая обеспечивает четкое<text:span text:style-name="T22"> </text:span>понимание<text:span text:style-name="T1"> </text:span>пользовательского<text:span text:style-name="T52"> </text:span>интерфейса<text:span text:style-name="T2"> </text:span>и<text:span text:style-name="T2"> </text:span>взаимодействия<text:span text:style-name="T3"> </text:span>с<text:span text:style-name="T2"> </text:span>системой.</text:p>
      <text:p text:style-name="P109" loext:marker-style-name="T69"/>
      <text:p text:style-name="P109" loext:marker-style-name="T69"/>
      <text:h text:style-name="P79" text:outline-level="1">Внутреннее<text:span text:style-name="T8"> </text:span>проектирование<text:span text:style-name="T3"> </text:span>(разработка<text:span text:style-name="T1"> </text:span>схем<text:span text:style-name="T8"> </text:span>и<text:span text:style-name="T6"> </text:span>диаграмм<text:span text:style-name="T3"> </text:span>проекта)</text:h>
      <text:p text:style-name="P154" loext:marker-style-name="T178"/>
      <text:p text:style-name="P84"><text:span text:style-name="T71">Цель:</text:span><text:span text:style-name="T23"> </text:span>Создание<text:span text:style-name="T22"> </text:span>внутренней<text:span text:style-name="T22"> </text:span>спецификации,<text:span text:style-name="T22"> </text:span>описывающей<text:span text:style-name="T22"> </text:span>архитектуру<text:span text:style-name="T22"> </text:span>и<text:span text:style-name="T22"> </text:span>внутреннюю<text:span text:style-name="T49"> </text:span>логику<text:span text:style-name="T24"> </text:span>системы.</text:p>
      <text:p text:style-name="P138" loext:marker-style-name="T72"/>
      <text:h text:style-name="Heading_20_1" text:outline-level="1">Задачи:</text:h>
      <text:p text:style-name="P115" loext:marker-style-name="T71"/>
      <text:list text:style-name="WWNum7">
        <text:list-item>
          <text:p text:style-name="P7" loext:marker-style-name="T77"><text:span text:style-name="T74">Разработка</text:span><text:span text:style-name="T75"> </text:span><text:span text:style-name="T74">схем:</text:span><text:span text:style-name="T75"> </text:span><text:span text:style-name="T77">Создание</text:span><text:span text:style-name="T76"> </text:span><text:span text:style-name="T77">схем</text:span><text:span text:style-name="T76"> </text:span><text:span text:style-name="T77">баз</text:span><text:span text:style-name="T76"> </text:span><text:span text:style-name="T77">данных,</text:span><text:span text:style-name="T76"> </text:span><text:span text:style-name="T77">классов</text:span><text:span text:style-name="T76"> </text:span><text:span text:style-name="T77">и</text:span><text:span text:style-name="T76"> </text:span><text:span text:style-name="T77">модулей</text:span><text:span text:style-name="T76"> </text:span><text:span text:style-name="T77">системы.</text:span></text:p>
        </text:list-item>
        <text:list-item>
          <text:p text:style-name="P8" loext:marker-style-name="T77"><text:span text:style-name="T74">Описание</text:span><text:span text:style-name="T75"> </text:span><text:span text:style-name="T74">логики:</text:span><text:span text:style-name="T75"> </text:span><text:span text:style-name="T77">Документирование</text:span><text:span text:style-name="T76"> </text:span><text:span text:style-name="T77">логики</text:span><text:span text:style-name="T76"> </text:span><text:span text:style-name="T77">работы</text:span><text:span text:style-name="T76"> </text:span><text:span text:style-name="T77">системы,</text:span><text:span text:style-name="T76"> </text:span><text:span text:style-name="T77">включая</text:span><text:span text:style-name="T80"> </text:span><text:span text:style-name="T77">алгоритмы и процессы.</text:span></text:p>
        </text:list-item>
        <text:list-item>
          <text:p text:style-name="P9" loext:marker-style-name="T77"><text:span text:style-name="T74">Оптимизация</text:span><text:span text:style-name="T75"> </text:span><text:span text:style-name="T74">архитектуры:</text:span><text:span text:style-name="T75"> </text:span><text:span text:style-name="T77">Анализ</text:span><text:span text:style-name="T76"> </text:span><text:span text:style-name="T77">и</text:span><text:span text:style-name="T76"> </text:span><text:span text:style-name="T77">оптимизация</text:span><text:span text:style-name="T76"> </text:span><text:span text:style-name="T77">архитектурных</text:span><text:span text:style-name="T96"> </text:span><text:span text:style-name="T77">решений</text:span><text:span text:style-name="T76"> </text:span><text:span text:style-name="T77">для</text:span><text:span text:style-name="T76"> </text:span><text:span text:style-name="T77">обеспечения</text:span><text:span text:style-name="T76"> </text:span><text:span text:style-name="T77">эффективности</text:span><text:span text:style-name="T76"> </text:span><text:span text:style-name="T77">и</text:span><text:span text:style-name="T76"> </text:span><text:span text:style-name="T77">масштабируемости</text:span><text:span text:style-name="T76"> </text:span><text:span text:style-name="T77">системы.</text:span></text:p>
        </text:list-item>
      </text:list>
      <text:p text:style-name="P138" loext:marker-style-name="T72"/>
      <text:h text:style-name="Heading_20_1" text:outline-level="1">Методы<text:span text:style-name="T5"> </text:span>и<text:span text:style-name="T6"> </text:span>инструменты:</text:h>
      <text:p text:style-name="P114" loext:marker-style-name="T71"/>
      <text:list text:continue-list="list85156276961647" text:style-name="WWNum13">
        <text:list-item>
          <text:p text:style-name="P40" loext:marker-style-name="T77"><text:span text:style-name="T74">UML:<text:tab/></text:span><text:span text:style-name="T77">Использование<text:tab/>UML<text:tab/>для<text:tab/>создания<text:tab/>диаграмм<text:tab/>классов,</text:span><text:span text:style-name="T96"> </text:span><text:span text:style-name="T77">последовательностей</text:span><text:span text:style-name="T80"> </text:span><text:span text:style-name="T77">и</text:span><text:span text:style-name="T80"> </text:span><text:span text:style-name="T77">компонентов.</text:span></text:p>
        </text:list-item>
        <text:list-item>
          <text:p text:style-name="P24" loext:marker-style-name="T77"><text:span text:style-name="T74">ER-диаграммы:</text:span><text:span text:style-name="T153"> </text:span><text:span text:style-name="T77">Разработка</text:span><text:span text:style-name="T150"> </text:span><text:span text:style-name="T77">ER-диаграмм</text:span><text:span text:style-name="T150"> </text:span><text:span text:style-name="T77">для</text:span><text:span text:style-name="T150"> </text:span><text:span text:style-name="T77">описания</text:span><text:span text:style-name="T150"> </text:span><text:span text:style-name="T77">структуры</text:span><text:span text:style-name="T150"> </text:span><text:span text:style-name="T77">баз</text:span><text:span text:style-name="T96"> </text:span><text:span text:style-name="T77">данных.</text:span></text:p>
        </text:list-item>
        <text:list-item>
          <text:p text:style-name="P25" loext:marker-style-name="T77"><text:span text:style-name="T74">Архитектурные паттерны: </text:span><text:span text:style-name="T77">Применение архитектурных паттернов для</text:span><text:span text:style-name="T96"> </text:span><text:span text:style-name="T77">оптимизации</text:span><text:span text:style-name="T80"> </text:span><text:span text:style-name="T77">структуры системы.</text:span></text:p>
        </text:list-item>
      </text:list>
      <text:p text:style-name="P141" loext:marker-style-name="T72"/>
      <text:p text:style-name="P97"><text:span text:style-name="T71">Результат:</text:span><text:span text:style-name="T23"> </text:span>Создание<text:span text:style-name="T22"> </text:span>внутренней<text:span text:style-name="T22"> </text:span>спецификации,<text:span text:style-name="T22"> </text:span>которая<text:span text:style-name="T22"> </text:span>описывает<text:span text:style-name="T22"> </text:span>архитектуру<text:span text:style-name="T22"> </text:span>и<text:span text:style-name="T22"> </text:span>внутреннюю<text:span text:style-name="T22"> </text:span>логику<text:span text:style-name="T22"> </text:span>системы,<text:span text:style-name="T22"> </text:span>что<text:span text:style-name="T22"> </text:span>обеспечивает<text:span text:style-name="T22"> </text:span>ее<text:span text:style-name="T22"> </text:span>эффективное<text:span text:style-name="T24"> </text:span>и<text:span text:style-name="T24"> </text:span>масштабируемое<text:span text:style-name="T52"> </text:span>функционирование.</text:p>
      <text:h text:style-name="P71" text:outline-level="1">Разработка<text:span text:style-name="T6"> </text:span>модулей<text:span text:style-name="T7"> </text:span>проекта<text:span text:style-name="T6"> </text:span>и<text:span text:style-name="T7"> </text:span>их<text:span text:style-name="T6"> </text:span>элементов</text:h>
      <text:p text:style-name="P153" loext:marker-style-name="T178"/>
      <text:p text:style-name="P121">Ревьюирование кода на соответствие стандартам и конвенциям кодирования</text:p>
      <text:p text:style-name="P121"/>
      <text:p text:style-name="P121" loext:marker-style-name="T185"><text:span text:style-name="T71">Цель:</text:span> Обеспечение высокого качества кода путем проверки его соответствия установленным стандартам и конвенциям кодирования. Это способствует поддерживаемости, читаемости и надежности программного обеспечения.</text:p>
      <text:p text:style-name="P121"/>
      <text:p text:style-name="P121" loext:marker-style-name="T186"><text:span text:style-name="T71">Задачи</text:span><text:span text:style-name="T186"/></text:p>
      <text:p text:style-name="P121"/>
      <text:list text:style-name="WWNum15">
        <text:list-item>
          <text:p text:style-name="P122">Анализ кода: Проводить систематический обзор кода для выявления несоответствий с принятыми стандартами и конвенциями. </text:p>
        </text:list-item>
        <text:list-item>
          <text:p text:style-name="P122">Рекомендации по улучшению: Предоставлять конструктивные предложения по улучшению кода, включая оптимизацию и устранение ошибок. </text:p>
        </text:list-item>
        <text:list-item>
          <text:p text:style-name="P122">Обучение команды: Повышать квалификацию разработчиков, обучая их следовать лучшим практикам и стандартам кодирования.</text:p>
        </text:list-item>
      </text:list>
      <text:p text:style-name="P121"/>
      <text:p text:style-name="P156" loext:marker-style-name="T71"><text:span text:style-name="T71">Методы и инструменты</text:span><text:span text:style-name="T71"/></text:p>
      <text:p text:style-name="P121"/>
      <text:p text:style-name="P121" loext:marker-style-name="T186"><text:span text:style-name="T71">Автоматизированные инструменты</text:span><text:span text:style-name="T186"/></text:p>
      <text:p text:style-name="P121"/>
      <text:list text:style-name="WWNum16">
        <text:list-item>
          <text:p text:style-name="P123">Статический анализ кода: Использование инструментов для автоматического анализа кода на предмет соответствия стандартам. Примеры: SonarQube, ESLint, Pylint. </text:p>
        </text:list-item>
        <text:list-item>
          <text:p text:style-name="P123">Форматирование кода: Инструменты для автоматического форматирования кода согласно установленным правилам. Примеры: Prettier, Black для Python.</text:p>
        </text:list-item>
      </text:list>
      <text:p text:style-name="P121"/>
      <text:p text:style-name="P121" loext:marker-style-name="T186"><text:span text:style-name="T71">Процедуры</text:span><text:span text:style-name="T186"/></text:p>
      <text:p text:style-name="P121"/>
      <text:list text:style-name="WWNum17">
        <text:list-item>
          <text:p text:style-name="P124">Code Review: Проведение ревизий кода с участием других разработчиков для оценки его качества и соответствия стандартам. </text:p>
        </text:list-item>
        <text:list-item>
          <text:p text:style-name="P124">Checklists: Использование чек-листов для проверки соответствия кода стандартам и лучшим практикам.</text:p>
        </text:list-item>
      </text:list>
      <text:p text:style-name="P121"/>
      <text:p text:style-name="P121" loext:marker-style-name="T71"><text:span text:style-name="T71">Встроенные проверки в CI/CD</text:span><text:span text:style-name="T71"/></text:p>
      <text:p text:style-name="P121"/>
      <text:list text:style-name="WWNum18">
        <text:list-item>
          <text:p text:style-name="P125">CI/CD системы: Автоматизация проверки кода на этапе непрерывной интеграции и доставки (Continuous Integration/Continuous Delivery). Примеры: Jenkins, GitHub Actions. </text:p>
        </text:list-item>
        <text:list-item>
          <text:p text:style-name="P125">Автоматические тесты: Включение статических анализаторов и тестов на соответствие стандартам в пайплайны CI/CD.</text:p>
        </text:list-item>
      </text:list>
      <text:p text:style-name="P121"/>
      <text:p text:style-name="P121" loext:marker-style-name="T71"><text:soft-page-break/><text:span text:style-name="T71">Результат: </text:span>Создание и поддержка высококачественного, поддерживаемого и читаемого кода, который соответствует установленным стандартам и конвенциям кодирования.</text:p>
      <text:p text:style-name="P121"/>
      <text:p text:style-name="P156" loext:marker-style-name="T71"><text:span text:style-name="T71">Интеграция модулей в программное обеспечение</text:span><text:span text:style-name="T71"/></text:p>
      <text:p text:style-name="P121"/>
      <text:p text:style-name="P121" loext:marker-style-name="T71"><text:span text:style-name="T71">Цель: </text:span>Обеспечение корректной работы системы через интеграцию всех разработанных модулей и компонентов.</text:p>
      <text:p text:style-name="P121"/>
      <text:p text:style-name="P121" loext:marker-style-name="T186"><text:span text:style-name="T71">Задачи</text:span><text:span text:style-name="T186">:</text:span></text:p>
      <text:p text:style-name="P121"/>
      <text:list text:style-name="WWNum19">
        <text:list-item>
          <text:p text:style-name="P126">Планирование интеграции: Разработка плана интеграции модулей с учетом их зависимостей и приоритетов. </text:p>
        </text:list-item>
        <text:list-item>
          <text:p text:style-name="P126">Интеграция компонентов: Последовательное объединение модулей в единое программное обеспечение. </text:p>
        </text:list-item>
        <text:list-item>
          <text:p text:style-name="P126">Проверка совместимости: Тестирование интегрированной системы для выявления и устранения проблем совместимости.</text:p>
        </text:list-item>
      </text:list>
      <text:p text:style-name="P121"/>
      <text:p text:style-name="P121" loext:marker-style-name="T185"><text:span text:style-name="T71">Методы и инструменты</text:span><text:bookmark text:name="_GoBack"/><text:span text:style-name="T186"/></text:p>
      <text:p text:style-name="P121"/>
      <text:list text:style-name="WWNum20">
        <text:list-item>
          <text:p text:style-name="P127">Continuous Integration (CI): Использование CI/CD систем для автоматизации процесса интеграции и тестирования. </text:p>
        </text:list-item>
        <text:list-item>
          <text:p text:style-name="P127">Тестирование интеграции: Проведение интеграционного тестирования для проверки корректности взаимодействия модулей. </text:p>
        </text:list-item>
        <text:list-item>
          <text:p text:style-name="P127">Репозитории кода: Использование систем контроля версий для управления кодом и автоматизации интеграционных процессов.</text:p>
        </text:list-item>
      </text:list>
      <text:p text:style-name="P121"/>
      <text:p text:style-name="P121" loext:marker-style-name="T71"><text:span text:style-name="T71">Результат: </text:span>Успешная интеграция всех модулей системы, что обеспечивает их корректное взаимодействие и функционирование в составе единого программного обеспечения.</text:p>
      <text:p text:style-name="P121"/>
      <text:p text:style-name="P156" loext:marker-style-name="T71"><text:span text:style-name="T71">Модификация модулей проекта</text:span><text:span text:style-name="T71"/></text:p>
      <text:p text:style-name="P121"/>
      <text:p text:style-name="P121" loext:marker-style-name="T71"><text:span text:style-name="T71">Цель: </text:span>Внесение изменений в существующие модули системы для улучшения их функциональности или исправления ошибок.</text:p>
      <text:p text:style-name="P121"/>
      <text:p text:style-name="P121" loext:marker-style-name="T186"><text:span text:style-name="T71">Задачи</text:span><text:span text:style-name="T186">:</text:span></text:p>
      <text:p text:style-name="P121"/>
      <text:list text:style-name="WWNum21">
        <text:list-item>
          <text:p text:style-name="P128">Анализ изменений: Определение необходимых изменений на основе новых требований или выявленных дефектов. </text:p>
        </text:list-item>
        <text:list-item>
          <text:p text:style-name="P128">Разработка и тестирование изменений: Внесение изменений в код модулей и проведение соответствующего тестирования. </text:p>
        </text:list-item>
        <text:list-item>
          <text:p text:style-name="P128">Обновление документации: Обновление технической документации в соответствии с внесенными изменениями.</text:p>
        </text:list-item>
      </text:list>
      <text:p text:style-name="P121"/>
      <text:p text:style-name="P121" loext:marker-style-name="T186"><text:soft-page-break/><text:span text:style-name="T71">Методы и инструменты</text:span><text:span text:style-name="T186">:</text:span></text:p>
      <text:p text:style-name="P121"/>
      <text:list text:style-name="WWNum22">
        <text:list-item>
          <text:p text:style-name="P129">Код-ревью: Проведение ревизии кода для обеспечения качества и корректности изменений. </text:p>
        </text:list-item>
        <text:list-item>
          <text:p text:style-name="P129">Regression Testing: Использование регрессионного тестирования для проверки влияния изменений на работу системы. </text:p>
        </text:list-item>
        <text:list-item>
          <text:p text:style-name="P129">Issue Tracking Systems: Применение систем отслеживания проблем для управления изменениями и дефектами.</text:p>
        </text:list-item>
      </text:list>
      <text:p text:style-name="P121"/>
      <text:p text:style-name="P121"><text:span text:style-name="T71">Результат:</text:span> Модифицированные модули, которые соответствуют новым требованиям и не содержат выявленных ошибок.</text:p>
      <text:p text:style-name="P121"/>
      <text:p text:style-name="P156" loext:marker-style-name="T71"><text:span text:style-name="T71">Отладка модулей программного проекта. Организация обработки исключений</text:span><text:span text:style-name="T71"/></text:p>
      <text:p text:style-name="P121"/>
      <text:p text:style-name="P121"><text:span text:style-name="T71">Цель:</text:span> Обеспечение надежности и стабильности работы модулей через их отладку и организацию обработки исключений.</text:p>
      <text:p text:style-name="P121"/>
      <text:p text:style-name="P121" loext:marker-style-name="T186"><text:span text:style-name="T71">Задачи</text:span><text:span text:style-name="T186">:</text:span></text:p>
      <text:p text:style-name="P121"/>
      <text:list text:style-name="WWNum23">
        <text:list-item>
          <text:p text:style-name="P130">Поиск ошибок: Выявление и исправление ошибок в коде модулей. </text:p>
        </text:list-item>
        <text:list-item>
          <text:p text:style-name="P130">Организация обработки исключений: Разработка механизмов для обработки исключений и предотвращения сбоев. </text:p>
        </text:list-item>
        <text:list-item>
          <text:p text:style-name="P130">Тестирование надежности: Проведение тестов для проверки устойчивости системы к ошибкам и исключительным ситуациям.</text:p>
        </text:list-item>
      </text:list>
      <text:p text:style-name="P121"/>
      <text:p text:style-name="P121" loext:marker-style-name="T186"><text:span text:style-name="T71">Методы и инструменты</text:span><text:span text:style-name="T186">:</text:span></text:p>
      <text:p text:style-name="P121"/>
      <text:list text:style-name="WWNum24">
        <text:list-item>
          <text:p text:style-name="P131">Отладчики: Использование инструментов для пошагового выполнения и анализа кода. </text:p>
        </text:list-item>
        <text:list-item>
          <text:p text:style-name="P131">Логирование: Внедрение систем логирования для отслеживания ошибок и исключений. </text:p>
        </text:list-item>
        <text:list-item>
          <text:p text:style-name="P131">Exception Handling: Разработка стратегий обработки исключений для повышения надежности системы.</text:p>
        </text:list-item>
      </text:list>
      <text:p text:style-name="P121"/>
      <text:p text:style-name="P121" loext:marker-style-name="T71"><text:span text:style-name="T71">Результат: </text:span>Модули с минимальным количеством ошибок и надежными механизмами обработки исключений, что обеспечивает их стабильную работу.</text:p>
      <text:p text:style-name="P121"/>
      <text:p text:style-name="P156" loext:marker-style-name="T71"><text:span text:style-name="T71">Отладка проекта. Инспекция кода модулей проекта</text:span><text:span text:style-name="T71"/></text:p>
      <text:p text:style-name="P121"/>
      <text:p text:style-name="P121" loext:marker-style-name="T71"><text:span text:style-name="T71">Цель: </text:span>Обеспечение качества и производительности системы через отладку и инспекцию кода всех модулей проекта.</text:p>
      <text:p text:style-name="P121"/>
      <text:p text:style-name="P121" loext:marker-style-name="T186"><text:span text:style-name="T71">Задачи</text:span><text:span text:style-name="T186">:</text:span></text:p>
      <text:p text:style-name="P121"/>
      <text:list text:style-name="WWNum25">
        <text:list-item>
          <text:p text:style-name="P132"><text:soft-page-break/>Отладка системы: Выявление и устранение ошибок и дефектов в интегрированной системе. </text:p>
        </text:list-item>
        <text:list-item>
          <text:p text:style-name="P132">Код-ревью: Проведение инспекции кода для обеспечения его качества и соответствия стандартам. </text:p>
        </text:list-item>
        <text:list-item>
          <text:p text:style-name="P132">Оптимизация производительности: Анализ и оптимизация производительности системы.</text:p>
        </text:list-item>
      </text:list>
      <text:p text:style-name="P121"/>
      <text:p text:style-name="P121" loext:marker-style-name="T186"><text:span text:style-name="T71">Методы и инструменты</text:span><text:span text:style-name="T186">:</text:span></text:p>
      <text:p text:style-name="P121"/>
      <text:list text:style-name="WWNum26">
        <text:list-item>
          <text:p text:style-name="P133">Code Review: Проведение ревизий кода с участием команды разработчиков. </text:p>
        </text:list-item>
        <text:list-item>
          <text:p text:style-name="P133">Performance Profiling: Использование инструментов профилирования для анализа производительности системы. </text:p>
        </text:list-item>
        <text:list-item>
          <text:p text:style-name="P133">Static Analysis: Применение инструментов статического анализа кода для выявления потенциальных проблем.</text:p>
        </text:list-item>
      </text:list>
      <text:p text:style-name="P121"/>
      <text:p text:style-name="P121"><text:span text:style-name="T71">Результат: </text:span>Система с высоким качеством кода, оптимальной производительностью и минимальным количеством ошибок.</text:p>
      <text:p text:style-name="P121"/>
      <text:p text:style-name="P156" loext:marker-style-name="T71"><text:span text:style-name="T71">Тестирование интерфейса пользователя средствами инструментальной среды разработки. Выполнение функционального тестирования</text:span><text:span text:style-name="T71"/></text:p>
      <text:p text:style-name="P121"/>
      <text:p text:style-name="P121"><text:span text:style-name="T71">Цель:</text:span> Обеспечение высокого качества пользовательского интерфейса и функциональности системы через всестороннее тестирование.</text:p>
      <text:p text:style-name="P121"/>
      <text:p text:style-name="P121" loext:marker-style-name="T186"><text:span text:style-name="T71">Задачи</text:span><text:span text:style-name="T186">:</text:span></text:p>
      <text:p text:style-name="P121"/>
      <text:list text:style-name="WWNum27">
        <text:list-item>
          <text:p text:style-name="P134">Тестирование UI: Проверка корректности работы и удобства пользовательского интерфейса. </text:p>
        </text:list-item>
        <text:list-item>
          <text:p text:style-name="P134">Функциональное тестирование: Проверка выполнения всех функциональных требований системы. </text:p>
        </text:list-item>
        <text:list-item>
          <text:p text:style-name="P134">Автоматизация тестирования: Разработка автоматических тестов для регулярного и быстрого тестирования системы.</text:p>
        </text:list-item>
      </text:list>
      <text:p text:style-name="P121"/>
      <text:p text:style-name="P121" loext:marker-style-name="T186"><text:span text:style-name="T71">Методы и инструменты</text:span><text:span text:style-name="T186">:</text:span></text:p>
      <text:p text:style-name="P121"/>
      <text:list text:style-name="WWNum28">
        <text:list-item>
          <text:p text:style-name="P135">UI Testing Tools: Использование инструментов для автоматизированного тестирования пользовательского интерфейса (например, Selenium). </text:p>
        </text:list-item>
        <text:list-item>
          <text:p text:style-name="P135">Functional Testing Frameworks: Применение фреймворков для функционального тестирования (например, JUnit, TestNG). </text:p>
        </text:list-item>
        <text:list-item>
          <text:p text:style-name="P135">Continuous Testing: Внедрение непрерывного тестирования в процессе разработки для своевременного выявления проблем.</text:p>
        </text:list-item>
      </text:list>
      <text:p text:style-name="P121"/>
      <text:p text:style-name="P121"><text:span text:style-name="T71">Результат:</text:span> Высококачественный пользовательский интерфейс и система, полностью соответствующая функциональным требованиям и готовая к <text:soft-page-break/>эксплуатации.</text:p>
      <text:p text:style-name="P152" loext:marker-style-name="T177"/>
      <text:h text:style-name="P75" text:outline-level="1"><text:bookmark text:name="_TOC_250001"/>Заключение</text:h>
      <text:p text:style-name="P110" loext:marker-style-name="T70"/>
      <text:p text:style-name="P111" loext:marker-style-name="T70"/>
      <text:p text:style-name="P117">В<text:span text:style-name="T1"> </text:span>процессе<text:span text:style-name="T2"> </text:span>изучения<text:span text:style-name="T2"> </text:span>и<text:span text:style-name="T2"> </text:span>анализа<text:span text:style-name="T1"> </text:span>различных<text:span text:style-name="T52"> </text:span>аспектов<text:span text:style-name="T6"> </text:span>разработки<text:span text:style-name="T52"> </text:span>программного<text:span text:style-name="T25"> </text:span>обеспечения мы рассмотрели ключевые этапы этого процесса. Обеспечение<text:span text:style-name="T22"> </text:span>безопасности<text:span text:style-name="T22"> </text:span>данных<text:span text:style-name="T22"> </text:span>и<text:span text:style-name="T22"> </text:span>эффективное<text:span text:style-name="T22"> </text:span>управление<text:span text:style-name="T22"> </text:span>проектами<text:span text:style-name="T22"> </text:span>являются<text:span text:style-name="T22"> </text:span>критически<text:span text:style-name="T2"> </text:span>важными<text:span text:style-name="T52"> </text:span>задачами<text:span text:style-name="T52"> </text:span>в<text:span text:style-name="T1"> </text:span>современном<text:span text:style-name="T3"> </text:span>информационном<text:span text:style-name="T52"> </text:span>обществе.</text:p>
      <text:p text:style-name="P137" loext:marker-style-name="T72"/>
      <text:p text:style-name="P116">На<text:span text:style-name="T22"> </text:span>этапе<text:span text:style-name="T22"> </text:span>анализа предметной<text:span text:style-name="T22"> </text:span>области<text:span text:style-name="T22"> </text:span>и<text:span text:style-name="T22"> </text:span>определения<text:span text:style-name="T22"> </text:span>требований<text:span text:style-name="T22"> </text:span>проекта<text:span text:style-name="T22"> </text:span>были выявлены основные аспекты и особенности, что позволило более четко<text:span text:style-name="T22"> </text:span>сформулировать<text:span text:style-name="T22"> </text:span>требования<text:span text:style-name="T22"> </text:span>к<text:span text:style-name="T22"> </text:span>разрабатываемой<text:span text:style-name="T22"> </text:span>системе.<text:span text:style-name="T22"> </text:span>Этот<text:span text:style-name="T22"> </text:span>этап<text:span text:style-name="T22"> </text:span>стал<text:span text:style-name="T22"> </text:span>фундаментом для дальнейшего проектирования и разработки программного<text:span text:style-name="T22"> </text:span>обеспечения,<text:span text:style-name="T22"> </text:span>обеспечивая<text:span text:style-name="T22"> </text:span>понимание<text:span text:style-name="T22"> </text:span>всех<text:span text:style-name="T22"> </text:span>ключевых<text:span text:style-name="T22"> </text:span>элементов<text:span text:style-name="T22"> </text:span>и<text:span text:style-name="T22"> </text:span>задач<text:span text:style-name="T22"> </text:span>проекта.</text:p>
      <text:p text:style-name="P142" loext:marker-style-name="T72"/>
      <text:p text:style-name="P118">Во<text:span text:style-name="T22"> </text:span>второй<text:span text:style-name="T22"> </text:span>части<text:span text:style-name="T22"> </text:span>отчета<text:span text:style-name="T22"> </text:span>внимание<text:span text:style-name="T22"> </text:span>было<text:span text:style-name="T22"> </text:span>сосредоточено<text:span text:style-name="T22"> </text:span>на<text:span text:style-name="T22"> </text:span>разработке<text:span text:style-name="T22"> </text:span>технического<text:span text:style-name="T183"> </text:span>задания,<text:span text:style-name="T183"> </text:span>структуре<text:span text:style-name="T183"> </text:span>проекта,<text:span text:style-name="T183"> </text:span>работе<text:span text:style-name="T181"> </text:span>в<text:span text:style-name="T183"> </text:span>системе<text:span text:style-name="T183"> </text:span>контроля<text:span text:style-name="T187"> </text:span>версий,<text:span text:style-name="T68"> </text:span>а также на внешнем и внутреннем проектировании. Мы подробно описали<text:span text:style-name="T22"> </text:span>процесс создания технического задания, начиная с формулировки требований<text:span text:style-name="T25"> </text:span>и заканчивая согласованием документации, а также рассмотрели методы и<text:span text:style-name="T22"> </text:span>инструменты, используемые для структурирования проекта и обеспечения<text:span text:style-name="T22"> </text:span>контроля<text:span text:style-name="T24"> </text:span>версий.</text:p>
      <text:p text:style-name="P139" loext:marker-style-name="T72"/>
      <text:p text:style-name="P117">На<text:span text:style-name="T8"> </text:span>заключительном<text:span text:style-name="T6"> </text:span>этапе<text:span text:style-name="T8"> </text:span>были<text:span text:style-name="T6"> </text:span>изучены<text:span text:style-name="T6"> </text:span>разработка<text:span text:style-name="T8"> </text:span>и<text:span text:style-name="T6"> </text:span>интеграция<text:span text:style-name="T5"> </text:span>модулей,<text:span text:style-name="T8"> </text:span>их<text:span text:style-name="T25"> </text:span>модификация<text:span text:style-name="T22"> </text:span>и<text:span text:style-name="T22"> </text:span>отладка.<text:span text:style-name="T22"> </text:span>Мы<text:span text:style-name="T22"> </text:span>рассмотрели<text:span text:style-name="T22"> </text:span>процесс<text:span text:style-name="T22"> </text:span>создания<text:span text:style-name="T22"> </text:span>отдельных<text:span text:style-name="T22"> </text:span>компонентов системы, способы их объединения в единую функциональную<text:span text:style-name="T22"> </text:span>структуру,<text:span text:style-name="T22"> </text:span>а<text:span text:style-name="T22"> </text:span>также<text:span text:style-name="T22"> </text:span>методы<text:span text:style-name="T22"> </text:span>модификации<text:span text:style-name="T22"> </text:span>и<text:span text:style-name="T22"> </text:span>отладки,<text:span text:style-name="T22"> </text:span>направленные<text:span text:style-name="T22"> </text:span>на<text:span text:style-name="T22"> </text:span>улучшение<text:span text:style-name="T2"> </text:span>качества<text:span text:style-name="T1"> </text:span>и<text:span text:style-name="T2"> </text:span>производительности<text:span text:style-name="T52"> </text:span>программного<text:span text:style-name="T52"> </text:span>обеспечения.</text:p>
      <text:p text:style-name="P140" loext:marker-style-name="T72"/>
      <text:p text:style-name="P120">Все<text:span text:style-name="T22"> </text:span>описанные<text:span text:style-name="T22"> </text:span>методы<text:span text:style-name="T22"> </text:span>и<text:span text:style-name="T22"> </text:span>инструменты<text:span text:style-name="T22"> </text:span>в<text:span text:style-name="T22"> </text:span>совокупности<text:span text:style-name="T22"> </text:span>способствуют<text:span text:style-name="T25"> </text:span>созданию надежной, устойчивой и качественной программной системы. Их<text:span text:style-name="T22"> </text:span>комплексное<text:span text:style-name="T22"> </text:span>применение<text:span text:style-name="T22"> </text:span>позволяет<text:span text:style-name="T22"> </text:span>минимизировать<text:span text:style-name="T22"> </text:span>риски,<text:span text:style-name="T22"> </text:span>обеспечивать<text:span text:style-name="T22"> </text:span>целостность,<text:span text:style-name="T22"> </text:span>конфиденциальность<text:span text:style-name="T22"> </text:span>и<text:span text:style-name="T22"> </text:span>высокую<text:span text:style-name="T22"> </text:span>производительность<text:span text:style-name="T22"> </text:span>программного обеспечения, что является основой успешной работы в сфере<text:span text:style-name="T22"> </text:span>информационных технологий.</text:p>
      <text:h text:style-name="P66" text:outline-level="1"><text:bookmark-start text:name="_TOC_250000"/>Список<text:span text:style-name="T6"> </text:span><text:bookmark-end text:name="_TOC_250000"/>литературы</text:h>
      <text:p text:style-name="P157" loext:marker-style-name="T188"/>
      <text:list text:style-name="WWNum1">
        <text:list-item>
          <text:list>
            <text:list-item>
              <text:p text:style-name="P41" loext:marker-style-name="T16"><text:span text:style-name="T77">Рудаков</text:span><text:span text:style-name="T76"> </text:span><text:span text:style-name="T77">А.В.</text:span><text:span text:style-name="T76"> </text:span><text:span text:style-name="T77">Технология</text:span><text:span text:style-name="T76"> </text:span><text:span text:style-name="T77">разработки</text:span><text:span text:style-name="T76"> </text:span><text:span text:style-name="T77">программных</text:span><text:span text:style-name="T76"> </text:span><text:span text:style-name="T77">продуктов</text:span><text:span text:style-name="T76"> </text:span><text:span text:style-name="T77">(12-е</text:span><text:span text:style-name="T76"> </text:span><text:span text:style-name="T77">изд.),</text:span><text:span text:style-name="T76"> </text:span><text:span text:style-name="T77">М.</text:span><text:span text:style-name="T76"> </text:span><text:span text:style-name="T77">Академия,</text:span><text:span text:style-name="T76"> </text:span><text:span text:style-name="T77">2018</text:span><text:span text:style-name="T189"> </text:span><text:a xlink:type="simple" xlink:href="https://academia-library.ru/catalogue/4831/401005/" text:style-name="Default_20_Style" text:visited-style-name="Default_20_Style"><text:span text:style-name="T190">https://academia-</text:span></text:a><text:span text:style-name="T191"> </text:span><text:a xlink:type="simple" xlink:href="https://academia-library.ru/catalogue/4831/401005/" text:style-name="Default_20_Style" text:visited-style-name="Default_20_Style"><text:span text:style-name="T190">library.ru/catalogue/4831/401005/</text:span></text:a></text:p>
            </text:list-item>
            <text:list-item>
              <text:p text:style-name="P42" loext:marker-style-name="T16"><text:span text:style-name="T77">Гагарина, Л. Г. Разработка и эксплуатация автоматизированных</text:span><text:span text:style-name="T96"> </text:span><text:span text:style-name="T77">информационных</text:span><text:span text:style-name="T76"> </text:span><text:span text:style-name="T77">систем:</text:span><text:span text:style-name="T76"> </text:span><text:span text:style-name="T77">учебное</text:span><text:span text:style-name="T76"> </text:span><text:span text:style-name="T77">пособие</text:span><text:span text:style-name="T76"> </text:span><text:span text:style-name="T77">/</text:span><text:span text:style-name="T76"> </text:span><text:span text:style-name="T77">Л.</text:span><text:span text:style-name="T76"> </text:span><text:span text:style-name="T77">Г.</text:span><text:span text:style-name="T76"> </text:span><text:span text:style-name="T77">Гагарина.</text:span><text:span text:style-name="T76"> </text:span><text:span text:style-name="T77">—</text:span><text:span text:style-name="T76"> </text:span><text:span text:style-name="T77">Москва:</text:span><text:span text:style-name="T76"> </text:span><text:span text:style-name="T77">ФОРУМ:</text:span><text:span text:style-name="T76"> </text:span><text:span text:style-name="T77">ИНФРА-М,</text:span><text:span text:style-name="T76"> </text:span><text:span text:style-name="T77">2021.</text:span><text:span text:style-name="T76"> </text:span><text:span text:style-name="T77">—</text:span><text:span text:style-name="T76"> </text:span><text:span text:style-name="T77">384</text:span><text:span text:style-name="T76"> </text:span><text:span text:style-name="T77">с.</text:span><text:span text:style-name="T76"> </text:span><text:span text:style-name="T77">—</text:span><text:span text:style-name="T76"> </text:span><text:span text:style-name="T77">(Среднее</text:span><text:span text:style-name="T76"> </text:span><text:span text:style-name="T77">профессиональное образование). - ISBN 978-5-8199-0735-1. - Текст:</text:span><text:span text:style-name="T76"> </text:span><text:span text:style-name="T77">электронный.</text:span><text:span text:style-name="T86"> </text:span><text:span text:style-name="T77">URL:</text:span><text:a xlink:type="simple" xlink:href="https://znanium.com/catalog/product/1214882" text:style-name="Default_20_Style" text:visited-style-name="Default_20_Style"><text:span text:style-name="T190">https://znanium.com/catalog/product/1214882</text:span></text:a></text:p>
            </text:list-item>
            <text:list-item>
              <text:p text:style-name="P10" loext:marker-style-name="T15"><text:span text:style-name="T77">Афонин,</text:span><text:span text:style-name="T160"> </text:span><text:span text:style-name="T77">А.</text:span><text:span text:style-name="T85"> </text:span><text:span text:style-name="T77">М.</text:span><text:span text:style-name="T85"> </text:span><text:span text:style-name="T77">Управление</text:span><text:span text:style-name="T84"> </text:span><text:span text:style-name="T77">проектами:</text:span><text:span text:style-name="T160"> </text:span><text:span text:style-name="T77">учебное</text:span><text:span text:style-name="T84"> </text:span><text:span text:style-name="T77">пособие</text:span><text:span text:style-name="T162"> </text:span><text:span text:style-name="T77">/</text:span><text:span text:style-name="T163"> </text:span><text:span text:style-name="T77">А.М. Афонин, Ю.Н. Царегородцев, С.А. Петрова. - Москва:</text:span><text:span text:style-name="T76"> </text:span><text:span text:style-name="T77">Форум,</text:span><text:span text:style-name="T76"> </text:span><text:span text:style-name="T77">2020.</text:span><text:span text:style-name="T76"> </text:span><text:span text:style-name="T77">-</text:span><text:span text:style-name="T76"> </text:span><text:span text:style-name="T77">184</text:span><text:span text:style-name="T76"> </text:span><text:span text:style-name="T77">с.</text:span><text:span text:style-name="T76"> </text:span><text:span text:style-name="T77">-</text:span><text:span text:style-name="T76"> </text:span><text:span text:style-name="T77">(Профессиональное</text:span><text:span text:style-name="T76"> </text:span><text:span text:style-name="T77">образование).</text:span><text:span text:style-name="T76"> </text:span><text:span text:style-name="T77">-</text:span><text:span text:style-name="T96"> </text:span><text:span text:style-name="T77">ISBN</text:span><text:span text:style-name="T76"> </text:span><text:span text:style-name="T77">978-5-91134-372-9.</text:span><text:span text:style-name="T76"> </text:span><text:span text:style-name="T77">-</text:span><text:span text:style-name="T76"> </text:span><text:span text:style-name="T77">Текст:</text:span><text:span text:style-name="T76"> </text:span><text:span text:style-name="T77">электронный.</text:span><text:span text:style-name="T76"> </text:span><text:span text:style-name="T77">-</text:span><text:span text:style-name="T76"> </text:span><text:span text:style-name="T77">URL:</text:span><text:span text:style-name="T194"> </text:span><text:a xlink:type="simple" xlink:href="https://znanium.com/catalog/product/1054558" text:style-name="Default_20_Style" text:visited-style-name="Default_20_Style"><text:span text:style-name="T195">https://znanium.com/catalog/product/1054558</text:span></text:a></text:p>
            </text:list-item>
            <text:list-item>
              <text:p text:style-name="P43" loext:marker-style-name="T16"><text:span text:style-name="T77">Гагарина,</text:span><text:span text:style-name="T76"> </text:span><text:span text:style-name="T77">Л.</text:span><text:span text:style-name="T76"> </text:span><text:span text:style-name="T77">Г.</text:span><text:span text:style-name="T76"> </text:span><text:span text:style-name="T77">Технология</text:span><text:span text:style-name="T76"> </text:span><text:span text:style-name="T77">разработки</text:span><text:span text:style-name="T76"> </text:span><text:span text:style-name="T77">программного</text:span><text:span text:style-name="T76"> </text:span><text:span text:style-name="T77">обеспечения: учебное пособие / Л.Г. Гагарина, Е.В. Кокорева, Б.Д.</text:span><text:span text:style-name="T76"> </text:span><text:span text:style-name="T77">Сидорова-Виснадул ; под ред. Л.Г. Гагариной. — Москва: ФОРУМ:</text:span><text:span text:style-name="T76"> </text:span><text:span text:style-name="T77">ИНФРА-М, 2022. — 400 с. — (Высшее образование: Бакалавриат). -</text:span><text:span text:style-name="T76"> </text:span><text:span text:style-name="T77">ISBN</text:span><text:span text:style-name="T164"> </text:span><text:span text:style-name="T77">978-5-</text:span><text:span text:style-name="T165"> </text:span><text:span text:style-name="T77">8199-0707-8.</text:span><text:span text:style-name="T165"> </text:span><text:span text:style-name="T77">-</text:span><text:span text:style-name="T166"> </text:span><text:span text:style-name="T77">Текст:</text:span><text:span text:style-name="T164"> </text:span><text:span text:style-name="T77">электронный.</text:span><text:span text:style-name="T167"> </text:span><text:span text:style-name="T77">-</text:span></text:p>
            </text:list-item>
          </text:list>
        </text:list-item>
      </text:list>
      <text:p text:style-name="P158">URL:<text:a xlink:type="simple" xlink:href="https://znanium.com/catalog/product/1699927" text:style-name="Default_20_Style" text:visited-style-name="Default_20_Style"><text:span text:style-name="T192">https://znanium.com/catalog/product/1699927</text:span></text:a></text:p>
      <text:p text:style-name="P136"><text:span text:style-name="T17">a.</text:span><text:span text:style-name="T18"> </text:span>Мартишин, С. А. Базы данных. Практическое применение СУБД<text:span text:style-name="T22"> </text:span>SQL и NoSQL-типа для проектирования информационных систем :<text:span text:style-name="T22"> </text:span>учебное пособие / С.А. Мартишин, В.Л. Симонов, М.В. Храпченко. —<text:span text:style-name="T22"> </text:span>Москва<text:span text:style-name="T22"> </text:span>:<text:span text:style-name="T22"> </text:span>ФОРУМ<text:span text:style-name="T22"> </text:span>:<text:span text:style-name="T22"> </text:span>ИНФРА-М,<text:span text:style-name="T22"> </text:span>2021.<text:span text:style-name="T22"> </text:span>—<text:span text:style-name="T22"> </text:span>368<text:span text:style-name="T22"> </text:span>с.<text:span text:style-name="T22"> </text:span>—<text:span text:style-name="T22"> </text:span>(Высшее<text:span text:style-name="T25"> </text:span>образование:<text:span text:style-name="T22"> </text:span>Бакалавриат).<text:span text:style-name="T22"> </text:span>-<text:span text:style-name="T22"> </text:span>ISBN<text:span text:style-name="T22"> </text:span>978-5-8199-0718-4.<text:span text:style-name="T22"> </text:span>-<text:span text:style-name="T22"> </text:span>Текст<text:span text:style-name="T22"> </text:span>:<text:span text:style-name="T22"> </text:span>электронный.<text:span text:style-name="T8"> </text:span>-<text:span text:style-name="T196"> </text:span>URL:<text:span text:style-name="T193"> </text:span><text:a xlink:type="simple" xlink:href="https://znanium.com/catalog/product/1215513" text:style-name="Default_20_Style" text:visited-style-name="Default_20_Style"><text:span text:style-name="T192">https://znanium.com/catalog/product/1215513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8cm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class="index">
      <style:paragraph-properties fo:margin-left="1.042cm" fo:margin-right="0.034cm" fo:margin-top="0.436cm" fo:margin-bottom="0cm" style:contextual-spacing="false" fo:text-indent="-1.044cm" style:auto-text-indent="false"/>
      <style:text-properties fo:font-size="14pt" style:font-size-asian="14pt" style:font-size-complex="14pt"/>
    </style:style>
    <style:style style:name="Contents_20_2" style:display-name="Contents 2" style:family="paragraph" style:parent-style-name="Standard" style:class="index">
      <style:paragraph-properties fo:margin-left="0.18cm" fo:margin-top="0.439cm" fo:margin-bottom="0cm" style:contextual-spacing="false" fo:text-indent="-0.864cm" style:auto-text-indent="false"/>
      <style:text-properties fo:font-size="14pt" style:font-size-asian="14pt" style:font-size-complex="14pt"/>
    </style:style>
    <style:style style:name="List_20_Paragraph" style:display-name="List Paragraph" style:family="paragraph" style:parent-style-name="Standard">
      <style:paragraph-properties fo:margin-left="1.448cm" fo:margin-right="0.191cm" fo:text-indent="-0.635cm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etter-spacing="-0.002cm" fo:language="ru" fo:country="RU" style:language-asian="en" style:country-asian="US" style:language-complex="ar" style:country-complex="SA" style:text-scale="100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29" style:display-name="ListLabel 29" style:family="text">
      <style:text-properties fo:language="ru" fo:country="RU" style:language-asian="en" style:country-asian="US" style:language-complex="ar" style:country-complex="SA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47" style:display-name="ListLabel 47" style:family="text">
      <style:text-properties fo:language="ru" fo:country="RU" style:language-asian="en" style:country-asian="US" style:language-complex="ar" style:country-complex="SA"/>
    </style:style>
    <style:style style:name="ListLabel_20_48" style:display-name="ListLabel 48" style:family="text">
      <style:text-properties fo:language="ru" fo:country="RU" style:language-asian="en" style:country-asian="US" style:language-complex="ar" style:country-complex="SA"/>
    </style:style>
    <style:style style:name="ListLabel_20_49" style:display-name="ListLabel 49" style:family="text">
      <style:text-properties fo:language="ru" fo:country="RU" style:language-asian="en" style:country-asian="US" style:language-complex="ar" style:country-complex="SA"/>
    </style:style>
    <style:style style:name="ListLabel_20_50" style:display-name="ListLabel 50" style:family="text">
      <style:text-properties fo:language="ru" fo:country="RU" style:language-asian="en" style:country-asian="US" style:language-complex="ar" style:country-complex="SA"/>
    </style:style>
    <style:style style:name="ListLabel_20_51" style:display-name="ListLabel 51" style:family="text">
      <style:text-properties fo:language="ru" fo:country="RU" style:language-asian="en" style:country-asian="US" style:language-complex="ar" style:country-complex="SA"/>
    </style:style>
    <style:style style:name="ListLabel_20_52" style:display-name="ListLabel 52" style:family="text">
      <style:text-properties fo:language="ru" fo:country="RU" style:language-asian="en" style:country-asian="US" style:language-complex="ar" style:country-complex="SA"/>
    </style:style>
    <style:style style:name="ListLabel_20_53" style:display-name="ListLabel 53" style:family="text">
      <style:text-properties fo:language="ru" fo:country="RU" style:language-asian="en" style:country-asian="US" style:language-complex="ar" style:country-complex="SA"/>
    </style:style>
    <style:style style:name="ListLabel_20_54" style:display-name="ListLabel 54" style:family="text">
      <style:text-properties fo:language="ru" fo:country="RU" style:language-asian="en" style:country-asian="US" style:language-complex="ar" style:country-complex="SA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65" style:display-name="ListLabel 65" style:family="text">
      <style:text-properties fo:language="ru" fo:country="RU" style:language-asian="en" style:country-asian="US" style:language-complex="ar" style:country-complex="SA"/>
    </style:style>
    <style:style style:name="ListLabel_20_66" style:display-name="ListLabel 66" style:family="text">
      <style:text-properties fo:language="ru" fo:country="RU" style:language-asian="en" style:country-asian="US" style:language-complex="ar" style:country-complex="SA"/>
    </style:style>
    <style:style style:name="ListLabel_20_67" style:display-name="ListLabel 67" style:family="text">
      <style:text-properties fo:language="ru" fo:country="RU" style:language-asian="en" style:country-asian="US" style:language-complex="ar" style:country-complex="SA"/>
    </style:style>
    <style:style style:name="ListLabel_20_68" style:display-name="ListLabel 68" style:family="text">
      <style:text-properties fo:language="ru" fo:country="RU" style:language-asian="en" style:country-asian="US" style:language-complex="ar" style:country-complex="SA"/>
    </style:style>
    <style:style style:name="ListLabel_20_69" style:display-name="ListLabel 69" style:family="text">
      <style:text-properties fo:language="ru" fo:country="RU" style:language-asian="en" style:country-asian="US" style:language-complex="ar" style:country-complex="SA"/>
    </style:style>
    <style:style style:name="ListLabel_20_70" style:display-name="ListLabel 70" style:family="text">
      <style:text-properties fo:language="ru" fo:country="RU" style:language-asian="en" style:country-asian="US" style:language-complex="ar" style:country-complex="SA"/>
    </style:style>
    <style:style style:name="ListLabel_20_71" style:display-name="ListLabel 71" style:family="text">
      <style:text-properties fo:language="ru" fo:country="RU" style:language-asian="en" style:country-asian="US" style:language-complex="ar" style:country-complex="SA"/>
    </style:style>
    <style:style style:name="ListLabel_20_72" style:display-name="ListLabel 72" style:family="text">
      <style:text-properties fo:language="ru" fo:country="RU" style:language-asian="en" style:country-asian="US" style:language-complex="ar" style:country-complex="SA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74" style:display-name="ListLabel 74" style:family="text">
      <style:text-properties fo:language="ru" fo:country="RU" style:language-asian="en" style:country-asian="US" style:language-complex="ar" style:country-complex="SA"/>
    </style:style>
    <style:style style:name="ListLabel_20_75" style:display-name="ListLabel 75" style:family="text">
      <style:text-properties fo:language="ru" fo:country="RU" style:language-asian="en" style:country-asian="US" style:language-complex="ar" style:country-complex="SA"/>
    </style:style>
    <style:style style:name="ListLabel_20_76" style:display-name="ListLabel 76" style:family="text">
      <style:text-properties fo:language="ru" fo:country="RU" style:language-asian="en" style:country-asian="US" style:language-complex="ar" style:country-complex="SA"/>
    </style:style>
    <style:style style:name="ListLabel_20_77" style:display-name="ListLabel 77" style:family="text">
      <style:text-properties fo:language="ru" fo:country="RU" style:language-asian="en" style:country-asian="US" style:language-complex="ar" style:country-complex="SA"/>
    </style:style>
    <style:style style:name="ListLabel_20_78" style:display-name="ListLabel 78" style:family="text">
      <style:text-properties fo:language="ru" fo:country="RU" style:language-asian="en" style:country-asian="US" style:language-complex="ar" style:country-complex="SA"/>
    </style:style>
    <style:style style:name="ListLabel_20_79" style:display-name="ListLabel 79" style:family="text">
      <style:text-properties fo:language="ru" fo:country="RU" style:language-asian="en" style:country-asian="US" style:language-complex="ar" style:country-complex="SA"/>
    </style:style>
    <style:style style:name="ListLabel_20_80" style:display-name="ListLabel 80" style:family="text">
      <style:text-properties fo:language="ru" fo:country="RU" style:language-asian="en" style:country-asian="US" style:language-complex="ar" style:country-complex="SA"/>
    </style:style>
    <style:style style:name="ListLabel_20_81" style:display-name="ListLabel 81" style:family="text">
      <style:text-properties fo:language="ru" fo:country="RU" style:language-asian="en" style:country-asian="US" style:language-complex="ar" style:country-complex="SA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83" style:display-name="ListLabel 83" style:family="text">
      <style:text-properties fo:language="ru" fo:country="RU" style:language-asian="en" style:country-asian="US" style:language-complex="ar" style:country-complex="SA"/>
    </style:style>
    <style:style style:name="ListLabel_20_84" style:display-name="ListLabel 84" style:family="text">
      <style:text-properties fo:language="ru" fo:country="RU" style:language-asian="en" style:country-asian="US" style:language-complex="ar" style:country-complex="SA"/>
    </style:style>
    <style:style style:name="ListLabel_20_85" style:display-name="ListLabel 85" style:family="text">
      <style:text-properties fo:language="ru" fo:country="RU" style:language-asian="en" style:country-asian="US" style:language-complex="ar" style:country-complex="SA"/>
    </style:style>
    <style:style style:name="ListLabel_20_86" style:display-name="ListLabel 86" style:family="text">
      <style:text-properties fo:language="ru" fo:country="RU" style:language-asian="en" style:country-asian="US" style:language-complex="ar" style:country-complex="SA"/>
    </style:style>
    <style:style style:name="ListLabel_20_87" style:display-name="ListLabel 87" style:family="text">
      <style:text-properties fo:language="ru" fo:country="RU" style:language-asian="en" style:country-asian="US" style:language-complex="ar" style:country-complex="SA"/>
    </style:style>
    <style:style style:name="ListLabel_20_88" style:display-name="ListLabel 88" style:family="text">
      <style:text-properties fo:language="ru" fo:country="RU" style:language-asian="en" style:country-asian="US" style:language-complex="ar" style:country-complex="SA"/>
    </style:style>
    <style:style style:name="ListLabel_20_89" style:display-name="ListLabel 89" style:family="text">
      <style:text-properties fo:language="ru" fo:country="RU" style:language-asian="en" style:country-asian="US" style:language-complex="ar" style:country-complex="SA"/>
    </style:style>
    <style:style style:name="ListLabel_20_90" style:display-name="ListLabel 90" style:family="text">
      <style:text-properties fo:language="ru" fo:country="RU" style:language-asian="en" style:country-asian="US" style:language-complex="ar" style:country-complex="SA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92" style:display-name="ListLabel 92" style:family="text">
      <style:text-properties fo:language="ru" fo:country="RU" style:language-asian="en" style:country-asian="US" style:language-complex="ar" style:country-complex="SA"/>
    </style:style>
    <style:style style:name="ListLabel_20_93" style:display-name="ListLabel 93" style:family="text">
      <style:text-properties fo:language="ru" fo:country="RU" style:language-asian="en" style:country-asian="US" style:language-complex="ar" style:country-complex="SA"/>
    </style:style>
    <style:style style:name="ListLabel_20_94" style:display-name="ListLabel 94" style:family="text">
      <style:text-properties fo:language="ru" fo:country="RU" style:language-asian="en" style:country-asian="US" style:language-complex="ar" style:country-complex="SA"/>
    </style:style>
    <style:style style:name="ListLabel_20_95" style:display-name="ListLabel 95" style:family="text">
      <style:text-properties fo:language="ru" fo:country="RU" style:language-asian="en" style:country-asian="US" style:language-complex="ar" style:country-complex="SA"/>
    </style:style>
    <style:style style:name="ListLabel_20_96" style:display-name="ListLabel 96" style:family="text">
      <style:text-properties fo:language="ru" fo:country="RU" style:language-asian="en" style:country-asian="US" style:language-complex="ar" style:country-complex="SA"/>
    </style:style>
    <style:style style:name="ListLabel_20_97" style:display-name="ListLabel 97" style:family="text">
      <style:text-properties fo:language="ru" fo:country="RU" style:language-asian="en" style:country-asian="US" style:language-complex="ar" style:country-complex="SA"/>
    </style:style>
    <style:style style:name="ListLabel_20_98" style:display-name="ListLabel 98" style:family="text">
      <style:text-properties fo:language="ru" fo:country="RU" style:language-asian="en" style:country-asian="US" style:language-complex="ar" style:country-complex="SA"/>
    </style:style>
    <style:style style:name="ListLabel_20_99" style:display-name="ListLabel 99" style:family="text">
      <style:text-properties fo:language="ru" fo:country="RU" style:language-asian="en" style:country-asian="US" style:language-complex="ar" style:country-complex="SA"/>
    </style:style>
    <style:style style:name="ListLabel_20_100" style:display-name="ListLabel 100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101" style:display-name="ListLabel 101" style:family="text">
      <style:text-properties fo:language="ru" fo:country="RU" style:language-asian="en" style:country-asian="US" style:language-complex="ar" style:country-complex="SA"/>
    </style:style>
    <style:style style:name="ListLabel_20_102" style:display-name="ListLabel 102" style:family="text">
      <style:text-properties fo:language="ru" fo:country="RU" style:language-asian="en" style:country-asian="US" style:language-complex="ar" style:country-complex="SA"/>
    </style:style>
    <style:style style:name="ListLabel_20_103" style:display-name="ListLabel 103" style:family="text">
      <style:text-properties fo:language="ru" fo:country="RU" style:language-asian="en" style:country-asian="US" style:language-complex="ar" style:country-complex="SA"/>
    </style:style>
    <style:style style:name="ListLabel_20_104" style:display-name="ListLabel 104" style:family="text">
      <style:text-properties fo:language="ru" fo:country="RU" style:language-asian="en" style:country-asian="US" style:language-complex="ar" style:country-complex="SA"/>
    </style:style>
    <style:style style:name="ListLabel_20_105" style:display-name="ListLabel 105" style:family="text">
      <style:text-properties fo:language="ru" fo:country="RU" style:language-asian="en" style:country-asian="US" style:language-complex="ar" style:country-complex="SA"/>
    </style:style>
    <style:style style:name="ListLabel_20_106" style:display-name="ListLabel 106" style:family="text">
      <style:text-properties fo:language="ru" fo:country="RU" style:language-asian="en" style:country-asian="US" style:language-complex="ar" style:country-complex="SA"/>
    </style:style>
    <style:style style:name="ListLabel_20_107" style:display-name="ListLabel 107" style:family="text">
      <style:text-properties fo:language="ru" fo:country="RU" style:language-asian="en" style:country-asian="US" style:language-complex="ar" style:country-complex="SA"/>
    </style:style>
    <style:style style:name="ListLabel_20_108" style:display-name="ListLabel 108" style:family="text">
      <style:text-properties fo:language="ru" fo:country="RU" style:language-asian="en" style:country-asian="US" style:language-complex="ar" style:country-complex="SA"/>
    </style:style>
    <style:style style:name="ListLabel_20_109" style:display-name="ListLabel 109" style:family="text">
      <style:text-properties fo:font-size="10pt" fo:language="ru" fo:country="RU" style:font-name-asian="Symbol1" style:font-family-asian="Symbol" style:font-family-generic-asian="system" style:font-pitch-asian="variable" style:font-size-asian="10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99%"/>
    </style:style>
    <style:style style:name="ListLabel_20_110" style:display-name="ListLabel 110" style:family="text">
      <style:text-properties fo:language="ru" fo:country="RU" style:language-asian="en" style:country-asian="US" style:language-complex="ar" style:country-complex="SA"/>
    </style:style>
    <style:style style:name="ListLabel_20_111" style:display-name="ListLabel 111" style:family="text">
      <style:text-properties fo:language="ru" fo:country="RU" style:language-asian="en" style:country-asian="US" style:language-complex="ar" style:country-complex="SA"/>
    </style:style>
    <style:style style:name="ListLabel_20_112" style:display-name="ListLabel 112" style:family="text">
      <style:text-properties fo:language="ru" fo:country="RU" style:language-asian="en" style:country-asian="US" style:language-complex="ar" style:country-complex="SA"/>
    </style:style>
    <style:style style:name="ListLabel_20_113" style:display-name="ListLabel 113" style:family="text">
      <style:text-properties fo:language="ru" fo:country="RU" style:language-asian="en" style:country-asian="US" style:language-complex="ar" style:country-complex="SA"/>
    </style:style>
    <style:style style:name="ListLabel_20_114" style:display-name="ListLabel 114" style:family="text">
      <style:text-properties fo:language="ru" fo:country="RU" style:language-asian="en" style:country-asian="US" style:language-complex="ar" style:country-complex="SA"/>
    </style:style>
    <style:style style:name="ListLabel_20_115" style:display-name="ListLabel 115" style:family="text">
      <style:text-properties fo:language="ru" fo:country="RU" style:language-asian="en" style:country-asian="US" style:language-complex="ar" style:country-complex="SA"/>
    </style:style>
    <style:style style:name="ListLabel_20_116" style:display-name="ListLabel 116" style:family="text">
      <style:text-properties fo:language="ru" fo:country="RU" style:language-asian="en" style:country-asian="US" style:language-complex="ar" style:country-complex="SA"/>
    </style:style>
    <style:style style:name="ListLabel_20_117" style:display-name="ListLabel 117" style:family="text">
      <style:text-properties fo:language="ru" fo:country="RU" style:language-asian="en" style:country-asian="US" style:language-complex="ar" style:country-complex="SA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19" style:display-name="ListLabel 119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0" style:display-name="ListLabel 120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121" style:display-name="ListLabel 121" style:family="text">
      <style:text-properties fo:language="ru" fo:country="RU" style:language-asian="en" style:country-asian="US" style:language-complex="ar" style:country-complex="SA"/>
    </style:style>
    <style:style style:name="ListLabel_20_122" style:display-name="ListLabel 122" style:family="text">
      <style:text-properties fo:language="ru" fo:country="RU" style:language-asian="en" style:country-asian="US" style:language-complex="ar" style:country-complex="SA"/>
    </style:style>
    <style:style style:name="ListLabel_20_123" style:display-name="ListLabel 123" style:family="text">
      <style:text-properties fo:language="ru" fo:country="RU" style:language-asian="en" style:country-asian="US" style:language-complex="ar" style:country-complex="SA"/>
    </style:style>
    <style:style style:name="ListLabel_20_124" style:display-name="ListLabel 124" style:family="text">
      <style:text-properties fo:language="ru" fo:country="RU" style:language-asian="en" style:country-asian="US" style:language-complex="ar" style:country-complex="SA"/>
    </style:style>
    <style:style style:name="ListLabel_20_125" style:display-name="ListLabel 125" style:family="text">
      <style:text-properties fo:language="ru" fo:country="RU" style:language-asian="en" style:country-asian="US" style:language-complex="ar" style:country-complex="SA"/>
    </style:style>
    <style:style style:name="ListLabel_20_126" style:display-name="ListLabel 126" style:family="text">
      <style:text-properties fo:language="ru" fo:country="RU" style:language-asian="en" style:country-asian="US" style:language-complex="ar" style:country-complex="SA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1.254cm" fo:margin-left="1.09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1.254cm" fo:margin-left="3.15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1.254cm" fo:margin-left="4.87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1.254cm" fo:margin-left="6.58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1.254cm" fo:margin-left="8.30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1.254cm" fo:margin-left="10.01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1.254cm" fo:margin-left="11.7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1.254cm" fo:margin-left="13.4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8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31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7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1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02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4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88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31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73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1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02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45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88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31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73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1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02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45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8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31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73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16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02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4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88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31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73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16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02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45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88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31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73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16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02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45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88cm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31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73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16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02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45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88cm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31cm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73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16cm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02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45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88cm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31cm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73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16cm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02cm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45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88cm"/>
        </style:list-level-properties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31cm"/>
        </style:list-level-properties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73cm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16cm"/>
        </style:list-level-properties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02cm"/>
        </style:list-level-properties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45cm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88cm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31cm"/>
        </style:list-level-properties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73cm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16cm"/>
        </style:list-level-properties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02cm"/>
        </style:list-level-properties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45cm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5cm"/>
        </style:list-level-properties>
        <style:text-properties style:font-name="Symbol"/>
      </text:list-level-style-bullet>
      <text:list-level-style-bullet text:level="2" text:style-name="ListLabel_20_1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88cm"/>
        </style:list-level-properties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31cm"/>
        </style:list-level-properties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73cm"/>
        </style:list-level-properties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16cm"/>
        </style:list-level-properties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02cm"/>
        </style:list-level-properties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45cm"/>
        </style:list-level-properties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496cm" fo:margin-left="0.674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64cm" fo:margin-left="1.042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74cm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02cm"/>
        </style:list-level-properties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23cm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8cm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0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106cm" fo:line-height="0.432cm"/>
    </style:style>
    <style:style style:name="MT1" style:family="text">
      <style:text-properties fo:font-size="10pt" style:font-size-asian="10pt"/>
    </style:style>
    <style:style style:name="MT2" style:family="text">
      <style:text-properties style:font-name="Calibri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.505cm" fo:margin-bottom="1.715cm" fo:margin-left="2.822cm" fo:margin-right="1.3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5cm" fo:margin-bottom="2.046cm" fo:margin-left="2.822cm" fo:margin-right="1.3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34cm" fo:margin-bottom="1.715cm" fo:margin-left="2.822cm" fo:margin-right="1.305cm" style:writing-mode="lr-tb" style:layout-grid-color="#c0c0c0" style:layout-grid-lines="258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787cm" fo:margin-bottom="1.715cm" fo:margin-left="2.822cm" fo:margin-right="1.305cm" style:writing-mode="lr-tb" style:layout-grid-color="#c0c0c0" style:layout-grid-lines="2486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frame draw:style-name="Mfr1" draw:name="Врезка1" text:anchor-type="char" svg:x="2.896cm" svg:y="27.6cm" svg:width="0.61cm" svg:height="0.46cm" draw:z-index="0"><draw:text-box><text:p text:style-name="MP2" loext:marker-style-name="MT2"><text:page-number text:select-page="current">1</text:page-number></text:p></draw:text-box></draw:fram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 loext:marker-style-name="MT1"><draw:frame draw:style-name="Mfr1" draw:name="Врезка2" text:anchor-type="char" svg:x="2.896cm" svg:y="27.6cm" svg:width="0.61cm" svg:height="0.46cm" draw:z-index="1"><draw:text-box><text:p text:style-name="MP2" loext:marker-style-name="MT2"><text:page-number text:select-page="current">2</text:page-number></text:p></draw:text-box></draw:frame></text:p>
      </style:footer>
    </style:master-page>
    <style:master-page style:name="Converted2" style:page-layout-name="Mpm3" draw:style-name="Mdp1">
      <style:footer>
        <text:p text:style-name="MP1" loext:marker-style-name="MT1"><draw:frame draw:style-name="Mfr1" draw:name="Врезка3" text:anchor-type="char" svg:x="2.896cm" svg:y="27.6cm" svg:width="0.61cm" svg:height="0.46cm" draw:z-index="2"><draw:text-box><text:p text:style-name="MP2" loext:marker-style-name="MT2"><text:page-number text:select-page="current">3</text:page-number></text:p></draw:text-box></draw:frame></text:p>
      </style:footer>
    </style:master-page>
    <style:master-page style:name="Converted3" style:page-layout-name="Mpm3" draw:style-name="Mdp1">
      <style:footer>
        <text:p text:style-name="MP1" loext:marker-style-name="MT1"><draw:frame draw:style-name="Mfr1" draw:name="Врезка4" text:anchor-type="char" svg:x="2.896cm" svg:y="27.6cm" svg:width="0.61cm" svg:height="0.46cm" draw:z-index="3"><draw:text-box><text:p text:style-name="MP2" loext:marker-style-name="MT2"><text:page-number text:select-page="current">4</text:page-number></text:p></draw:text-box></draw:frame></text:p>
      </style:footer>
    </style:master-page>
    <style:master-page style:name="Converted4" style:page-layout-name="Mpm3" draw:style-name="Mdp1">
      <style:footer>
        <text:p text:style-name="MP1" loext:marker-style-name="MT1"><draw:frame draw:style-name="Mfr1" draw:name="Врезка5" text:anchor-type="char" svg:x="2.896cm" svg:y="27.6cm" svg:width="0.61cm" svg:height="0.46cm" draw:z-index="14"><draw:text-box><text:p text:style-name="MP2" loext:marker-style-name="MT2"><text:page-number text:select-page="current">5</text:page-number></text:p></draw:text-box></draw:frame></text:p>
      </style:footer>
    </style:master-page>
    <style:master-page style:name="Converted5" style:page-layout-name="Mpm3" draw:style-name="Mdp1">
      <style:footer>
        <text:p text:style-name="MP1" loext:marker-style-name="MT1"><draw:frame draw:style-name="Mfr1" draw:name="Врезка6" text:anchor-type="char" svg:x="2.896cm" svg:y="27.6cm" svg:width="0.61cm" svg:height="0.46cm" draw:z-index="4"><draw:text-box><text:p text:style-name="MP2" loext:marker-style-name="MT2"><text:page-number text:select-page="current">6</text:page-number></text:p></draw:text-box></draw:frame></text:p>
      </style:footer>
    </style:master-page>
    <style:master-page style:name="Converted6" style:page-layout-name="Mpm3" draw:style-name="Mdp1">
      <style:footer>
        <text:p text:style-name="MP1" loext:marker-style-name="MT1"><draw:frame draw:style-name="Mfr1" draw:name="Врезка7" text:anchor-type="char" svg:x="2.896cm" svg:y="27.6cm" svg:width="0.61cm" svg:height="0.46cm" draw:z-index="5"><draw:text-box><text:p text:style-name="MP2" loext:marker-style-name="MT2"><text:page-number text:select-page="current">7</text:page-number></text:p></draw:text-box></draw:frame></text:p>
      </style:footer>
    </style:master-page>
    <style:master-page style:name="Converted7" style:page-layout-name="Mpm3" draw:style-name="Mdp1">
      <style:footer>
        <text:p text:style-name="MP1" loext:marker-style-name="MT1"><draw:frame draw:style-name="Mfr1" draw:name="Врезка8" text:anchor-type="char" svg:x="2.896cm" svg:y="27.6cm" svg:width="0.61cm" svg:height="0.46cm" draw:z-index="6"><draw:text-box><text:p text:style-name="MP2" loext:marker-style-name="MT2"><text:page-number text:select-page="current">8</text:page-number></text:p></draw:text-box></draw:frame></text:p>
      </style:footer>
    </style:master-page>
    <style:master-page style:name="Converted8" style:page-layout-name="Mpm4" draw:style-name="Mdp1">
      <style:footer>
        <text:p text:style-name="MP1" loext:marker-style-name="MT1"><draw:frame draw:style-name="Mfr1" draw:name="Врезка9" text:anchor-type="char" svg:x="2.896cm" svg:y="27.6cm" svg:width="0.61cm" svg:height="0.46cm" draw:z-index="7"><draw:text-box><text:p text:style-name="MP2" loext:marker-style-name="MT2"><text:page-number text:select-page="current">9</text:page-number></text:p></draw:text-box></draw:frame></text:p>
      </style:footer>
    </style:master-page>
    <style:master-page style:name="Converted9" style:page-layout-name="Mpm3" draw:style-name="Mdp1">
      <style:footer>
        <text:p text:style-name="MP1" loext:marker-style-name="MT1"><draw:frame draw:style-name="Mfr1" draw:name="Врезка10" text:anchor-type="char" svg:x="2.896cm" svg:y="27.6cm" svg:width="0.61cm" svg:height="0.46cm" draw:z-index="12"><draw:text-box><text:p text:style-name="MP2" loext:marker-style-name="MT2"><text:page-number text:select-page="current">14</text:page-number></text:p></draw:text-box></draw:frame></text:p>
      </style:footer>
    </style:master-page>
    <style:master-page style:name="Converted10" style:page-layout-name="Mpm3" draw:style-name="Mdp1">
      <style:footer>
        <text:p text:style-name="MP1" loext:marker-style-name="MT1"><draw:frame draw:style-name="Mfr1" draw:name="Врезка11" text:anchor-type="char" svg:x="2.896cm" svg:y="27.6cm" svg:width="0.61cm" svg:height="0.46cm" draw:z-index="13"><draw:text-box><text:p text:style-name="MP2" loext:marker-style-name="MT2"><text:page-number text:select-page="current">15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</meta:initial-creator>
    <meta:editing-cycles>4</meta:editing-cycles>
    <meta:creation-date>2024-06-13T19:51:00</meta:creation-date>
    <dc:date>2025-06-07T08:51:54.348821933</dc:date>
    <meta:editing-duration>PT4M46S</meta:editing-duration>
    <meta:generator>LibreOffice/7.6.4.1$Linux_X86_64 LibreOffice_project/60$Build-1</meta:generator>
    <meta:document-statistic meta:table-count="0" meta:image-count="0" meta:object-count="0" meta:page-count="15" meta:paragraph-count="218" meta:word-count="2715" meta:character-count="23041" meta:non-whitespace-character-count="20599"/>
    <meta:user-defined meta:name="AppVersion">15.0000</meta:user-defined>
    <meta:user-defined meta:name="Company">HP</meta:user-defined>
    <meta:user-defined meta:name="Created" meta:value-type="date">2024-06-03T00:00:00</meta:user-defined>
    <meta:user-defined meta:name="Creator">Microsoft® Word 2019</meta:user-defined>
    <meta:user-defined meta:name="LastSaved" meta:value-type="date">2024-06-13T00:00:00</meta:user-defined>
    <meta:template xlink:type="simple" xlink:actuate="onRequest" xlink:title="Normal.dotm" xlink:href=""/>
  </office:meta>
</office:document-meta>
</file>